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-bottom="none" fo:border-left="0.99pt groove #000000" fo:border-right="0.99pt groove #000000" fo:border-top="none"/>
    </style:style>
    <style:style style:name="ce3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4" style:family="table-cell" style:parent-style-name="Default">
      <style:table-cell-properties fo:border-bottom="none" fo:border-left="0.99pt groove #000000" fo:border-right="none" fo:border-top="0.99pt groove #000000"/>
    </style:style>
    <style:style style:name="ce5" style:family="table-cell" style:parent-style-name="Default">
      <style:table-cell-properties fo:border-bottom="none" fo:border-left="0.99pt groove #000000" fo:border-right="none" fo:border-top="none"/>
    </style:style>
    <style:style style:name="ce6" style:family="table-cell" style:parent-style-name="Default">
      <style:table-cell-properties fo:border-bottom="0.99pt groove #000000" fo:border-left="0.99pt groove #000000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0.99pt groove #000000"/>
    </style:style>
    <style:style style:name="ce9" style:family="table-cell" style:parent-style-name="Default">
      <style:table-cell-properties fo:border-bottom="0.99pt groove #000000" fo:border-left="none" fo:border-right="none" fo:border-top="none"/>
    </style:style>
    <style:style style:name="ce6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7" style:family="table-cell" style:parent-style-name="Default">
      <style:table-cell-properties fo:border-bottom="none" fo:border-left="0.99pt solid #000000" fo:border-right="0.99pt solid #000000" fo:border-top="none"/>
    </style:style>
    <style:style style:name="ce68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11" style:family="table-cell" style:parent-style-name="Default">
      <style:table-cell-properties fo:border-bottom="none" fo:border-left="0.99pt ridge #000000" fo:border-right="none" fo:border-top="none"/>
    </style:style>
    <style:style style:name="ce12" style:family="table-cell" style:parent-style-name="Default">
      <style:table-cell-properties fo:border-bottom="0.99pt ridge #000000" fo:border-left="0.99pt ridge #000000" fo:border-right="none" fo:border-top="none"/>
    </style:style>
    <style:style style:name="ce13" style:family="table-cell" style:parent-style-name="Default">
      <style:table-cell-properties fo:border-bottom="none" fo:border-left="none" fo:border-right="0.99pt groove #000000" fo:border-top="0.99pt groove #000000"/>
    </style:style>
    <style:style style:name="ce14" style:family="table-cell" style:parent-style-name="Default">
      <style:table-cell-properties fo:border-bottom="none" fo:border-left="none" fo:border-right="0.99pt groove #000000" fo:border-top="none"/>
    </style:style>
    <style:style style:name="ce15" style:family="table-cell" style:parent-style-name="Default">
      <style:table-cell-properties fo:border-bottom="0.99pt groove #000000" fo:border-left="none" fo:border-right="0.99pt groove #000000" fo:border-top="none"/>
    </style:style>
    <style:style style:name="ce43" style:family="table-cell" style:parent-style-name="Default">
      <style:table-cell-properties fo:border-bottom="none" fo:border-left="0.99pt solid #000000" fo:border-right="none" fo:border-top="0.99pt solid #000000"/>
    </style:style>
    <style:style style:name="ce44" style:family="table-cell" style:parent-style-name="Default">
      <style:table-cell-properties fo:border-bottom="none" fo:border-left="0.99pt solid #000000" fo:border-right="none" fo:border-top="none"/>
    </style:style>
    <style:style style:name="ce4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0.99pt groove #000000" fo:border-left="none" fo:border-right="none" fo:border-top="0.99pt groove #000000"/>
    </style:style>
    <style:style style:name="ce17" style:family="table-cell" style:parent-style-name="Default">
      <style:table-cell-properties fo:border-bottom="0.99pt ridge #000000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end" fo:margin-left="0in"/>
    </style:style>
    <style:style style:name="ce19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0.99pt ridge #000000" fo:border-right="0.99pt ridge #000000" fo:border-top="none"/>
    </style:style>
    <style:style style:name="ce21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>
      <style:table-cell-properties fo:border-bottom="0.99pt solid #000000" fo:border-left="none" fo:border-right="none" fo:border-top="none"/>
    </style:style>
    <style:style style:name="ce22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23" style:family="table-cell" style:parent-style-name="Default">
      <style:table-cell-properties fo:border-bottom="none" fo:border-left="none" fo:border-right="0.99pt ridge #000000" fo:border-top="none"/>
    </style:style>
    <style:style style:name="ce24" style:family="table-cell" style:parent-style-name="Default">
      <style:table-cell-properties fo:border-bottom="0.99pt ridge #000000" fo:border-left="none" fo:border-right="0.99pt ridge #000000" fo:border-top="none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>
      <style:table-cell-properties fo:border-bottom="none" fo:border-left="none" fo:border-right="0.99pt solid #000000" fo:border-top="none"/>
    </style:style>
    <style:style style:name="ce50" style:family="table-cell" style:parent-style-name="Default">
      <style:table-cell-properties fo:border-bottom="0.99pt solid #000000" fo:border-left="none" fo:border-right="0.99pt solid #000000" fo:border-top="none"/>
    </style:style>
    <style:style style:name="ce92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93" style:family="table-cell" style:parent-style-name="Default">
      <style:table-cell-properties fo:border-bottom="0.99pt solid #000000" fo:border-left="none" fo:border-right="none" fo:border-top="0.99pt solid #000000"/>
    </style:style>
    <style:style style:name="ce94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25" style:family="table-cell" style:parent-style-name="Default" style:data-style-name="N1">
      <style:table-cell-properties fo:border-bottom="none" fo:border-left="0.99pt ridge #000000" fo:border-right="none" fo:border-top="0.99pt ridge #000000"/>
    </style:style>
    <style:style style:name="ce26" style:family="table-cell" style:parent-style-name="Default" style:data-style-name="N1">
      <style:table-cell-properties fo:border-bottom="none" fo:border-left="0.99pt ridge #000000" fo:border-right="none" fo:border-top="none"/>
    </style:style>
    <style:style style:name="ce27" style:family="table-cell" style:parent-style-name="Default" style:data-style-name="N1">
      <style:table-cell-properties fo:border-bottom="0.99pt ridge #000000" fo:border-left="0.99pt ridge #000000" fo:border-right="none" fo:border-top="none"/>
    </style:style>
    <style:style style:name="ce28" style:family="table-cell" style:parent-style-name="Default" style:data-style-name="N1">
      <style:table-cell-properties fo:border-bottom="none" fo:border-left="none" fo:border-right="none" fo:border-top="0.99pt ridge #000000"/>
    </style:style>
    <style:style style:name="ce29" style:family="table-cell" style:parent-style-name="Default" style:data-style-name="N1">
      <style:table-cell-properties fo:border="none"/>
    </style:style>
    <style:style style:name="ce30" style:family="table-cell" style:parent-style-name="Default" style:data-style-name="N1">
      <style:table-cell-properties fo:border-bottom="0.99pt ridge #000000" fo:border-left="none" fo:border-right="none" fo:border-top="none"/>
    </style:style>
    <style:style style:name="ce31" style:family="table-cell" style:parent-style-name="Default" style:data-style-name="N1">
      <style:table-cell-properties fo:border-bottom="none" fo:border-left="none" fo:border-right="0.99pt ridge #000000" fo:border-top="0.99pt ridge #000000"/>
    </style:style>
    <style:style style:name="ce32" style:family="table-cell" style:parent-style-name="Default" style:data-style-name="N1">
      <style:table-cell-properties fo:border-bottom="none" fo:border-left="none" fo:border-right="0.99pt ridge #000000" fo:border-top="none"/>
    </style:style>
    <style:style style:name="ce33" style:family="table-cell" style:parent-style-name="Default" style:data-style-name="N1">
      <style:table-cell-properties fo:border-bottom="0.99pt ridge #000000" fo:border-left="none" fo:border-right="0.99pt ridge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end" fo:margin-left="0in"/>
    </style:style>
    <style:style style:name="ce35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end" fo:margin-left="0in"/>
    </style:style>
    <style:style style:name="ce36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end" fo:margin-left="0in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end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end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0in"/>
    </style:style>
    <style:style style:name="ce42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end" fo:margin-left="0in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end" fo:margin-left="0in"/>
    </style:style>
    <style:style style:name="ce5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in"/>
    </style:style>
    <style:style style:name="ce53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0933in" svg:height="8.0835in" svg:x="56.878in" svg:y="0in">
            <draw:object draw:notify-on-update-of-ranges="Sheet1.C4:Sheet1.C4 Sheet1.C5:Sheet1.C36 Sheet1.M4:Sheet1.M4 Sheet1.M5:Sheet1.M36 Sheet1.N4:Sheet1.N4 Sheet1.N5:Sheet1.N36 Sheet1.O4:Sheet1.O4 Sheet1.O5:Sheet1.O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7961in" svg:height="8.1465in" svg:x="70.726in" svg:y="0in">
            <draw:object draw:notify-on-update-of-ranges="Sheet1.P4:Sheet1.P4 Sheet1.P5:Sheet1.P36 Sheet1.Q4:Sheet1.Q4 Sheet1.Q5:Sheet1.Q36 Sheet1.R4:Sheet1.R4 Sheet1.R5:Sheet1.R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7165in" svg:height="8.178in" svg:x="83.7331in" svg:y="0in">
            <draw:object draw:notify-on-update-of-ranges="Sheet1.S4:Sheet1.S4 Sheet1.S5:Sheet1.S36 Sheet1.T4:Sheet1.T4 Sheet1.T5:Sheet1.T36 Sheet1.U4:Sheet1.U4 Sheet1.U5:Sheet1.U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4972in" svg:height="8.2409in" svg:x="97.1303in" svg:y="0in">
            <draw:object draw:notify-on-update-of-ranges="Sheet1.V4:Sheet1.V4 Sheet1.V5:Sheet1.V36 Sheet1.W4:Sheet1.W4 Sheet1.W5:Sheet1.W36 Sheet1.X4:Sheet1.X4 Sheet1.X5:Sheet1.X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.0142in" svg:height="8.1256in" svg:x="56.939in" svg:y="9.3807in">
            <draw:object draw:notify-on-update-of-ranges="Sheet1.C59:Sheet1.C59 Sheet1.C60:Sheet1.C91 Sheet1.M59:Sheet1.M59 Sheet1.M60:Sheet1.M91 Sheet1.N59:Sheet1.N59 Sheet1.N60:Sheet1.N91 Sheet1.O59:Sheet1.O59 Sheet1.O60:Sheet1.O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9992in" svg:height="8.2835in" svg:x="70.8362in" svg:y="9.2744in">
            <draw:object draw:notify-on-update-of-ranges="Sheet1.P59:Sheet1.P59 Sheet1.P60:Sheet1.P91 Sheet1.Q59:Sheet1.Q59 Sheet1.Q60:Sheet1.Q91 Sheet1.R59:Sheet1.R59 Sheet1.R60:Sheet1.R9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3.0193in" svg:height="8.2421in" svg:x="84.3803in" svg:y="9.2937in">
            <draw:object draw:notify-on-update-of-ranges="Sheet1.S59:Sheet1.S59 Sheet1.S60:Sheet1.S91 Sheet1.T59:Sheet1.T59 Sheet1.T60:Sheet1.T91 Sheet1.U59:Sheet1.U59 Sheet1.U60:Sheet1.U9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2.8181in" svg:height="8.265in" svg:x="98.0598in" svg:y="9.2606in">
            <draw:object draw:notify-on-update-of-ranges="Sheet1.V59:Sheet1.V59 Sheet1.V60:Sheet1.V91 Sheet1.W59:Sheet1.W59 Sheet1.W60:Sheet1.W91 Sheet1.X59:Sheet1.X59 Sheet1.X60:Sheet1.X9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49"/>
        <table:table-column table:style-name="co2" table:default-cell-style-name="ce26"/>
        <table:table-column table:style-name="co2" table:default-cell-style-name="ce29"/>
        <table:table-column table:style-name="co2" table:default-cell-style-name="ce32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44"/>
        <table:table-column table:style-name="co2" table:default-cell-style-name="Default"/>
        <table:table-column table:style-name="co2" table:default-cell-style-name="ce49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xperiment 1</text:p>
          </table:table-cell>
          <table:table-cell/>
          <table:table-cell table:style-name="Default"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number-columns-repeated="2"/>
          <table:table-cell office:value-type="string" calcext:value-type="string">
            <text:p>Completion time attempt 3</text:p>
          </table:table-cell>
          <table:table-cell/>
          <table:table-cell table:style-name="Default"/>
          <table:table-cell table:style-name="Default" office:value-type="string" calcext:value-type="string">
            <text:p>Average Completion time</text:p>
          </table:table-cell>
          <table:table-cell table:style-name="Default" table:number-columns-repeated="2"/>
          <table:table-cell table:style-name="Default" office:value-type="string" calcext:value-type="string">
            <text:p>Speed up</text:p>
          </table:table-cell>
          <table:table-cell table:style-name="Default" table:number-columns-repeated="2"/>
          <table:table-cell table:style-name="Default" office:value-type="string" calcext:value-type="string">
            <text:p>Scalability</text:p>
          </table:table-cell>
          <table:table-cell table:style-name="Default" table:number-columns-repeated="2"/>
          <table:table-cell table:style-name="Default" office:value-type="string" calcext:value-type="string">
            <text:p>Efficency</text:p>
          </table:table-cell>
          <table:table-cell/>
          <table:table-cell table:style-name="Default"/>
          <table:table-cell office:value-type="string" calcext:value-type="string">
            <text:p>Argument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larger system</text:p>
          </table:table-cell>
          <table:table-cell table:style-name="ce7"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63687234" calcext:value-type="float">
            <text:p>163687234</text:p>
          </table:table-cell>
          <table:table-cell office:value-type="float" office:value="167388608" calcext:value-type="float">
            <text:p>167388608</text:p>
          </table:table-cell>
          <table:table-cell table:style-name="ce23" office:value-type="float" office:value="164529230" calcext:value-type="float">
            <text:p>164529230</text:p>
          </table:table-cell>
          <table:table-cell table:style-name="ce4" office:value-type="float" office:value="163831841" calcext:value-type="float">
            <text:p>163831841</text:p>
          </table:table-cell>
          <table:table-cell table:style-name="ce8" office:value-type="float" office:value="171734667" calcext:value-type="float">
            <text:p>171734667</text:p>
          </table:table-cell>
          <table:table-cell table:style-name="ce13" office:value-type="float" office:value="164260696" calcext:value-type="float">
            <text:p>164260696</text:p>
          </table:table-cell>
          <table:table-cell table:style-name="ce4" office:value-type="float" office:value="164581713" calcext:value-type="float">
            <text:p>164581713</text:p>
          </table:table-cell>
          <table:table-cell table:style-name="ce8" office:value-type="float" office:value="168366861" calcext:value-type="float">
            <text:p>168366861</text:p>
          </table:table-cell>
          <table:table-cell table:style-name="ce13" office:value-type="float" office:value="165254186" calcext:value-type="float">
            <text:p>165254186</text:p>
          </table:table-cell>
          <table:table-cell table:style-name="ce25" table:formula="of:=([.D5]+[.G5]+[.J5])/3" office:value-type="float" office:value="164033596" calcext:value-type="float">
            <text:p>164033596</text:p>
          </table:table-cell>
          <table:table-cell table:style-name="ce28" table:formula="of:=([.E5]+[.H5]+[.K5])/3" office:value-type="float" office:value="169163378.666667" calcext:value-type="float">
            <text:p>169163379</text:p>
          </table:table-cell>
          <table:table-cell table:style-name="ce31" table:formula="of:=([.F5]+[.I5]+[.L5])/3" office:value-type="float" office:value="164681370.666667" calcext:value-type="float">
            <text:p>164681371</text:p>
          </table:table-cell>
          <table:table-cell table:style-name="ce34" table:formula="of:=[.C5]/[.M5]" office:value-type="float" office:value="0.799938903369527" calcext:value-type="float">
            <text:p>0.799938903369527</text:p>
          </table:table-cell>
          <table:table-cell table:style-name="ce37" table:formula="of:=[.C5]/[.N5]" office:value-type="float" office:value="0.775681213831514" calcext:value-type="float">
            <text:p>0.775681213831514</text:p>
          </table:table-cell>
          <table:table-cell table:style-name="ce40" table:formula="of:=[.C5]/[.O5]" office:value-type="float" office:value="0.796792341287938" calcext:value-type="float">
            <text:p>0.796792341287938</text:p>
          </table:table-cell>
          <table:table-cell table:style-name="ce34" table:formula="of:=[.M5]/[.M5]" office:value-type="float" office:value="1" calcext:value-type="float">
            <text:p>1</text:p>
          </table:table-cell>
          <table:table-cell table:style-name="ce37" table:formula="of:=[.N5]/[.N5]" office:value-type="float" office:value="1" calcext:value-type="float">
            <text:p>1</text:p>
          </table:table-cell>
          <table:table-cell table:style-name="ce40" table:formula="of:=[.O5]/[.O5]" office:value-type="float" office:value="1" calcext:value-type="float">
            <text:p>1</text:p>
          </table:table-cell>
          <table:table-cell table:style-name="ce43" table:formula="of:=[.P5]/1" office:value-type="float" office:value="0.799938903369527" calcext:value-type="float">
            <text:p>0.799938903369527</text:p>
          </table:table-cell>
          <table:table-cell table:style-name="ce46" table:formula="of:=[.Q5]/1" office:value-type="float" office:value="0.775681213831514" calcext:value-type="float">
            <text:p>0.775681213831514</text:p>
          </table:table-cell>
          <table:table-cell table:style-name="ce48" table:formula="of:=[.R5]/1" office:value-type="float" office:value="0.796792341287938" calcext:value-type="float">
            <text:p>0.796792341287938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89478729" calcext:value-type="float">
            <text:p>89478729</text:p>
          </table:table-cell>
          <table:table-cell office:value-type="float" office:value="135751717" calcext:value-type="float">
            <text:p>135751717</text:p>
          </table:table-cell>
          <table:table-cell table:style-name="ce23" office:value-type="float" office:value="102115657" calcext:value-type="float">
            <text:p>102115657</text:p>
          </table:table-cell>
          <table:table-cell table:style-name="ce5" office:value-type="float" office:value="82424871" calcext:value-type="float">
            <text:p>82424871</text:p>
          </table:table-cell>
          <table:table-cell office:value-type="float" office:value="139423649" calcext:value-type="float">
            <text:p>139423649</text:p>
          </table:table-cell>
          <table:table-cell table:style-name="ce14" office:value-type="float" office:value="102091802" calcext:value-type="float">
            <text:p>102091802</text:p>
          </table:table-cell>
          <table:table-cell table:style-name="ce5" office:value-type="float" office:value="96200026" calcext:value-type="float">
            <text:p>96200026</text:p>
          </table:table-cell>
          <table:table-cell office:value-type="float" office:value="145451913" calcext:value-type="float">
            <text:p>145451913</text:p>
          </table:table-cell>
          <table:table-cell table:style-name="ce14" office:value-type="float" office:value="102062974" calcext:value-type="float">
            <text:p>102062974</text:p>
          </table:table-cell>
          <table:table-cell table:formula="of:=([.D6]+[.G6]+[.J6])/3" office:value-type="float" office:value="89367875.3333333" calcext:value-type="float">
            <text:p>89367875</text:p>
          </table:table-cell>
          <table:table-cell table:formula="of:=([.E6]+[.H6]+[.K6])/3" office:value-type="float" office:value="140209093" calcext:value-type="float">
            <text:p>140209093</text:p>
          </table:table-cell>
          <table:table-cell table:formula="of:=([.F6]+[.I6]+[.L6])/3" office:value-type="float" office:value="102090144.333333" calcext:value-type="float">
            <text:p>102090144</text:p>
          </table:table-cell>
          <table:table-cell table:formula="of:=[.C6]/[.M6]" office:value-type="float" office:value="1.46827766029543" calcext:value-type="float">
            <text:p>1.46827766029543</text:p>
          </table:table-cell>
          <table:table-cell table:formula="of:=[.C6]/[.N6]" office:value-type="float" office:value="0.935865514086166" calcext:value-type="float">
            <text:p>0.935865514086166</text:p>
          </table:table-cell>
          <table:table-cell table:formula="of:=[.C6]/[.O6]" office:value-type="float" office:value="1.28530384354797" calcext:value-type="float">
            <text:p>1.28530384354797</text:p>
          </table:table-cell>
          <table:table-cell table:formula="of:=[.M5]/[.M6]" office:value-type="float" office:value="1.83548725297733" calcext:value-type="float">
            <text:p>1.83548725297733</text:p>
          </table:table-cell>
          <table:table-cell table:formula="of:=[.N5]/[.N6]" office:value-type="float" office:value="1.20650790221335" calcext:value-type="float">
            <text:p>1.20650790221335</text:p>
          </table:table-cell>
          <table:table-cell table:formula="of:=[.O5]/[.O6]" office:value-type="float" office:value="1.61309763779908" calcext:value-type="float">
            <text:p>1.61309763779908</text:p>
          </table:table-cell>
          <table:table-cell table:formula="of:=[.P6]/2" office:value-type="float" office:value="0.734138830147713" calcext:value-type="float">
            <text:p>0.734138830147713</text:p>
          </table:table-cell>
          <table:table-cell table:formula="of:=[.Q6]/2" office:value-type="float" office:value="0.467932757043083" calcext:value-type="float">
            <text:p>0.467932757043083</text:p>
          </table:table-cell>
          <table:table-cell table:formula="of:=[.R6]/2" office:value-type="float" office:value="0.642651921773985" calcext:value-type="float">
            <text:p>0.642651921773985</text:p>
          </table:table-cell>
          <table:table-cell table:style-name="ce52" office:value-type="float" office:value="8192" calcext:value-type="float">
            <text:p>8192</text:p>
          </table:table-cell>
          <table:table-cell table:style-name="ce38" office:value-type="float" office:value="8192" calcext:value-type="float">
            <text:p>8192</text:p>
          </table:table-cell>
          <table:table-cell table:style-name="ce56" office:value-type="float" office:value="8192" calcext:value-type="float">
            <text:p>819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08182243" calcext:value-type="float">
            <text:p>108182243</text:p>
          </table:table-cell>
          <table:table-cell office:value-type="float" office:value="118922680" calcext:value-type="float">
            <text:p>118922680</text:p>
          </table:table-cell>
          <table:table-cell table:style-name="ce23" office:value-type="float" office:value="97452640" calcext:value-type="float">
            <text:p>97452640</text:p>
          </table:table-cell>
          <table:table-cell table:style-name="ce5" office:value-type="float" office:value="60102387" calcext:value-type="float">
            <text:p>60102387</text:p>
          </table:table-cell>
          <table:table-cell office:value-type="float" office:value="116359123" calcext:value-type="float">
            <text:p>116359123</text:p>
          </table:table-cell>
          <table:table-cell table:style-name="ce14" office:value-type="float" office:value="97643895" calcext:value-type="float">
            <text:p>97643895</text:p>
          </table:table-cell>
          <table:table-cell table:style-name="ce5" office:value-type="float" office:value="59780949" calcext:value-type="float">
            <text:p>59780949</text:p>
          </table:table-cell>
          <table:table-cell office:value-type="float" office:value="108007966" calcext:value-type="float">
            <text:p>108007966</text:p>
          </table:table-cell>
          <table:table-cell table:style-name="ce14" office:value-type="float" office:value="97647338" calcext:value-type="float">
            <text:p>97647338</text:p>
          </table:table-cell>
          <table:table-cell table:formula="of:=([.D7]+[.G7]+[.J7])/3" office:value-type="float" office:value="76021859.6666667" calcext:value-type="float">
            <text:p>76021860</text:p>
          </table:table-cell>
          <table:table-cell table:formula="of:=([.E7]+[.H7]+[.K7])/3" office:value-type="float" office:value="114429923" calcext:value-type="float">
            <text:p>114429923</text:p>
          </table:table-cell>
          <table:table-cell table:formula="of:=([.F7]+[.I7]+[.L7])/3" office:value-type="float" office:value="97581291" calcext:value-type="float">
            <text:p>97581291</text:p>
          </table:table-cell>
          <table:table-cell table:formula="of:=[.C7]/[.M7]" office:value-type="float" office:value="1.72604110811478" calcext:value-type="float">
            <text:p>1.72604110811478</text:p>
          </table:table-cell>
          <table:table-cell table:formula="of:=[.C7]/[.N7]" office:value-type="float" office:value="1.14670054352829" calcext:value-type="float">
            <text:p>1.14670054352829</text:p>
          </table:table-cell>
          <table:table-cell table:formula="of:=[.C7]/[.O7]" office:value-type="float" office:value="1.344692753655" calcext:value-type="float">
            <text:p>1.344692753655</text:p>
          </table:table-cell>
          <table:table-cell table:formula="of:=[.M5]/[.M7]" office:value-type="float" office:value="2.15771617162798" calcext:value-type="float">
            <text:p>2.15771617162798</text:p>
          </table:table-cell>
          <table:table-cell table:formula="of:=[.N5]/[.N7]" office:value-type="float" office:value="1.47831418768557" calcext:value-type="float">
            <text:p>1.47831418768557</text:p>
          </table:table-cell>
          <table:table-cell table:formula="of:=[.O5]/[.O7]" office:value-type="float" office:value="1.68763262895002" calcext:value-type="float">
            <text:p>1.68763262895002</text:p>
          </table:table-cell>
          <table:table-cell table:formula="of:=[.P7]/3" office:value-type="float" office:value="0.575347036038261" calcext:value-type="float">
            <text:p>0.575347036038261</text:p>
          </table:table-cell>
          <table:table-cell table:formula="of:=[.Q7]/3" office:value-type="float" office:value="0.382233514509429" calcext:value-type="float">
            <text:p>0.382233514509429</text:p>
          </table:table-cell>
          <table:table-cell table:formula="of:=[.R7]/3" office:value-type="float" office:value="0.448230917885001" calcext:value-type="float">
            <text:p>0.448230917885001</text:p>
          </table:table-cell>
          <table:table-cell table:style-name="ce52" office:value-type="float" office:value="256" calcext:value-type="float">
            <text:p>256</text:p>
          </table:table-cell>
          <table:table-cell table:style-name="ce38" office:value-type="float" office:value="256" calcext:value-type="float">
            <text:p>256</text:p>
          </table:table-cell>
          <table:table-cell table:style-name="ce56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48695999" calcext:value-type="float">
            <text:p>48695999</text:p>
          </table:table-cell>
          <table:table-cell office:value-type="float" office:value="88630792" calcext:value-type="float">
            <text:p>88630792</text:p>
          </table:table-cell>
          <table:table-cell table:style-name="ce23" office:value-type="float" office:value="61519829" calcext:value-type="float">
            <text:p>61519829</text:p>
          </table:table-cell>
          <table:table-cell table:style-name="ce5" office:value-type="float" office:value="81879830" calcext:value-type="float">
            <text:p>81879830</text:p>
          </table:table-cell>
          <table:table-cell office:value-type="float" office:value="94438181" calcext:value-type="float">
            <text:p>94438181</text:p>
          </table:table-cell>
          <table:table-cell table:style-name="ce14" office:value-type="float" office:value="61667646" calcext:value-type="float">
            <text:p>61667646</text:p>
          </table:table-cell>
          <table:table-cell table:style-name="ce5" office:value-type="float" office:value="61492756" calcext:value-type="float">
            <text:p>61492756</text:p>
          </table:table-cell>
          <table:table-cell office:value-type="float" office:value="97660379" calcext:value-type="float">
            <text:p>97660379</text:p>
          </table:table-cell>
          <table:table-cell table:style-name="ce14" office:value-type="float" office:value="70265771" calcext:value-type="float">
            <text:p>70265771</text:p>
          </table:table-cell>
          <table:table-cell table:formula="of:=([.D8]+[.G8]+[.J8])/3" office:value-type="float" office:value="64022861.6666667" calcext:value-type="float">
            <text:p>64022862</text:p>
          </table:table-cell>
          <table:table-cell table:formula="of:=([.E8]+[.H8]+[.K8])/3" office:value-type="float" office:value="93576450.6666667" calcext:value-type="float">
            <text:p>93576451</text:p>
          </table:table-cell>
          <table:table-cell table:formula="of:=([.F8]+[.I8]+[.L8])/3" office:value-type="float" office:value="64484415.3333333" calcext:value-type="float">
            <text:p>64484415</text:p>
          </table:table-cell>
          <table:table-cell table:formula="of:=[.C8]/[.M8]" office:value-type="float" office:value="2.04953123750039" calcext:value-type="float">
            <text:p>2.04953123750039</text:p>
          </table:table-cell>
          <table:table-cell table:formula="of:=[.C8]/[.N8]" office:value-type="float" office:value="1.4022422731913" calcext:value-type="float">
            <text:p>1.4022422731913</text:p>
          </table:table-cell>
          <table:table-cell table:formula="of:=[.C8]/[.O8]" office:value-type="float" office:value="2.03486151222296" calcext:value-type="float">
            <text:p>2.03486151222296</text:p>
          </table:table-cell>
          <table:table-cell table:formula="of:=[.M5]/[.M8]" office:value-type="float" office:value="2.56210971721377" calcext:value-type="float">
            <text:p>2.56210971721377</text:p>
          </table:table-cell>
          <table:table-cell table:formula="of:=[.N5]/[.N8]" office:value-type="float" office:value="1.8077558772693" calcext:value-type="float">
            <text:p>1.8077558772693</text:p>
          </table:table-cell>
          <table:table-cell table:formula="of:=[.O5]/[.O8]" office:value-type="float" office:value="2.55381660538279" calcext:value-type="float">
            <text:p>2.55381660538279</text:p>
          </table:table-cell>
          <table:table-cell table:formula="of:=[.P8]/4" office:value-type="float" office:value="0.512382809375099" calcext:value-type="float">
            <text:p>0.512382809375099</text:p>
          </table:table-cell>
          <table:table-cell table:formula="of:=[.Q8]/4" office:value-type="float" office:value="0.350560568297824" calcext:value-type="float">
            <text:p>0.350560568297824</text:p>
          </table:table-cell>
          <table:table-cell table:formula="of:=[.R8]/4" office:value-type="float" office:value="0.50871537805574" calcext:value-type="float">
            <text:p>0.50871537805574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string" calcext:value-type="string">
            <text:p>1-32</text:p>
          </table:table-cell>
          <table:table-cell table:style-name="ce56" office:value-type="string" calcext:value-type="string">
            <text:p>1-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47205093" calcext:value-type="float">
            <text:p>47205093</text:p>
          </table:table-cell>
          <table:table-cell office:value-type="float" office:value="105080249" calcext:value-type="float">
            <text:p>105080249</text:p>
          </table:table-cell>
          <table:table-cell table:style-name="ce23" office:value-type="float" office:value="61046549" calcext:value-type="float">
            <text:p>61046549</text:p>
          </table:table-cell>
          <table:table-cell table:style-name="ce5" office:value-type="float" office:value="65643698" calcext:value-type="float">
            <text:p>65643698</text:p>
          </table:table-cell>
          <table:table-cell office:value-type="float" office:value="86404080" calcext:value-type="float">
            <text:p>86404080</text:p>
          </table:table-cell>
          <table:table-cell table:style-name="ce14" office:value-type="float" office:value="59854359" calcext:value-type="float">
            <text:p>59854359</text:p>
          </table:table-cell>
          <table:table-cell table:style-name="ce5" office:value-type="float" office:value="65325515" calcext:value-type="float">
            <text:p>65325515</text:p>
          </table:table-cell>
          <table:table-cell office:value-type="float" office:value="90671594" calcext:value-type="float">
            <text:p>90671594</text:p>
          </table:table-cell>
          <table:table-cell table:style-name="ce14" office:value-type="float" office:value="59820273" calcext:value-type="float">
            <text:p>59820273</text:p>
          </table:table-cell>
          <table:table-cell table:formula="of:=([.D9]+[.G9]+[.J9])/3" office:value-type="float" office:value="59391435.3333333" calcext:value-type="float">
            <text:p>59391435</text:p>
          </table:table-cell>
          <table:table-cell table:formula="of:=([.E9]+[.H9]+[.K9])/3" office:value-type="float" office:value="94051974.3333333" calcext:value-type="float">
            <text:p>94051974</text:p>
          </table:table-cell>
          <table:table-cell table:formula="of:=([.F9]+[.I9]+[.L9])/3" office:value-type="float" office:value="60240393.6666667" calcext:value-type="float">
            <text:p>60240394</text:p>
          </table:table-cell>
          <table:table-cell table:formula="of:=[.C9]/[.M9]" office:value-type="float" office:value="2.20935652023811" calcext:value-type="float">
            <text:p>2.20935652023811</text:p>
          </table:table-cell>
          <table:table-cell table:formula="of:=[.C9]/[.N9]" office:value-type="float" office:value="1.39515258270868" calcext:value-type="float">
            <text:p>1.39515258270868</text:p>
          </table:table-cell>
          <table:table-cell table:formula="of:=[.C9]/[.O9]" office:value-type="float" office:value="2.17822040848659" calcext:value-type="float">
            <text:p>2.17822040848659</text:p>
          </table:table-cell>
          <table:table-cell table:formula="of:=[.M5]/[.M9]" office:value-type="float" office:value="2.76190657927973" calcext:value-type="float">
            <text:p>2.76190657927973</text:p>
          </table:table-cell>
          <table:table-cell table:formula="of:=[.N5]/[.N9]" office:value-type="float" office:value="1.79861592343749" calcext:value-type="float">
            <text:p>1.79861592343749</text:p>
          </table:table-cell>
          <table:table-cell table:formula="of:=[.O5]/[.O9]" office:value-type="float" office:value="2.73373662824836" calcext:value-type="float">
            <text:p>2.73373662824836</text:p>
          </table:table-cell>
          <table:table-cell table:formula="of:=[.P9]/5" office:value-type="float" office:value="0.441871304047622" calcext:value-type="float">
            <text:p>0.441871304047622</text:p>
          </table:table-cell>
          <table:table-cell table:formula="of:=[.Q9]/5" office:value-type="float" office:value="0.279030516541735" calcext:value-type="float">
            <text:p>0.279030516541735</text:p>
          </table:table-cell>
          <table:table-cell table:formula="of:=[.R9]/5" office:value-type="float" office:value="0.435644081697319" calcext:value-type="float">
            <text:p>0.435644081697319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string" calcext:value-type="string">
            <text:p>1-6*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51259723" calcext:value-type="float">
            <text:p>51259723</text:p>
          </table:table-cell>
          <table:table-cell office:value-type="float" office:value="77103286" calcext:value-type="float">
            <text:p>77103286</text:p>
          </table:table-cell>
          <table:table-cell table:style-name="ce23" office:value-type="float" office:value="44358182" calcext:value-type="float">
            <text:p>44358182</text:p>
          </table:table-cell>
          <table:table-cell table:style-name="ce5" office:value-type="float" office:value="54271408" calcext:value-type="float">
            <text:p>54271408</text:p>
          </table:table-cell>
          <table:table-cell office:value-type="float" office:value="76855988" calcext:value-type="float">
            <text:p>76855988</text:p>
          </table:table-cell>
          <table:table-cell table:style-name="ce14" office:value-type="float" office:value="44020601" calcext:value-type="float">
            <text:p>44020601</text:p>
          </table:table-cell>
          <table:table-cell table:style-name="ce5" office:value-type="float" office:value="54780175" calcext:value-type="float">
            <text:p>54780175</text:p>
          </table:table-cell>
          <table:table-cell office:value-type="float" office:value="71499104" calcext:value-type="float">
            <text:p>71499104</text:p>
          </table:table-cell>
          <table:table-cell table:style-name="ce14" office:value-type="float" office:value="43805550" calcext:value-type="float">
            <text:p>43805550</text:p>
          </table:table-cell>
          <table:table-cell table:formula="of:=([.D10]+[.G10]+[.J10])/3" office:value-type="float" office:value="53437102" calcext:value-type="float">
            <text:p>53437102</text:p>
          </table:table-cell>
          <table:table-cell table:formula="of:=([.E10]+[.H10]+[.K10])/3" office:value-type="float" office:value="75152792.6666667" calcext:value-type="float">
            <text:p>75152793</text:p>
          </table:table-cell>
          <table:table-cell table:formula="of:=([.F10]+[.I10]+[.L10])/3" office:value-type="float" office:value="44061444.3333333" calcext:value-type="float">
            <text:p>44061444</text:p>
          </table:table-cell>
          <table:table-cell table:formula="of:=[.C10]/[.M10]" office:value-type="float" office:value="2.45553838043088" calcext:value-type="float">
            <text:p>2.45553838043088</text:p>
          </table:table-cell>
          <table:table-cell table:formula="of:=[.C10]/[.N10]" office:value-type="float" office:value="1.74600104991441" calcext:value-type="float">
            <text:p>1.74600104991441</text:p>
          </table:table-cell>
          <table:table-cell table:formula="of:=[.C10]/[.O10]" office:value-type="float" office:value="2.97804252414695" calcext:value-type="float">
            <text:p>2.97804252414695</text:p>
          </table:table-cell>
          <table:table-cell table:formula="of:=[.M5]/[.M10]" office:value-type="float" office:value="3.069657407694" calcext:value-type="float">
            <text:p>3.069657407694</text:p>
          </table:table-cell>
          <table:table-cell table:formula="of:=[.N5]/[.N10]" office:value-type="float" office:value="2.25092604897566" calcext:value-type="float">
            <text:p>2.25092604897566</text:p>
          </table:table-cell>
          <table:table-cell table:formula="of:=[.O5]/[.O10]" office:value-type="float" office:value="3.73753909247325" calcext:value-type="float">
            <text:p>3.73753909247325</text:p>
          </table:table-cell>
          <table:table-cell table:formula="of:=[.P10]/6" office:value-type="float" office:value="0.409256396738481" calcext:value-type="float">
            <text:p>0.409256396738481</text:p>
          </table:table-cell>
          <table:table-cell table:formula="of:=[.Q10]/6" office:value-type="float" office:value="0.291000174985735" calcext:value-type="float">
            <text:p>0.291000174985735</text:p>
          </table:table-cell>
          <table:table-cell table:formula="of:=[.R10]/6" office:value-type="float" office:value="0.496340420691158" calcext:value-type="float">
            <text:p>0.496340420691158</text:p>
          </table:table-cell>
          <table:table-cell table:style-name="ce53" office:value-type="string" calcext:value-type="string">
            <text:p>1-32</text:p>
          </table:table-cell>
          <table:table-cell table:style-name="ce47"/>
          <table:table-cell table:style-name="ce5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40658986" calcext:value-type="float">
            <text:p>40658986</text:p>
          </table:table-cell>
          <table:table-cell office:value-type="float" office:value="55562412" calcext:value-type="float">
            <text:p>55562412</text:p>
          </table:table-cell>
          <table:table-cell table:style-name="ce23" office:value-type="float" office:value="43248658" calcext:value-type="float">
            <text:p>43248658</text:p>
          </table:table-cell>
          <table:table-cell table:style-name="ce5" office:value-type="float" office:value="47054890" calcext:value-type="float">
            <text:p>47054890</text:p>
          </table:table-cell>
          <table:table-cell office:value-type="float" office:value="64049848" calcext:value-type="float">
            <text:p>64049848</text:p>
          </table:table-cell>
          <table:table-cell table:style-name="ce14" office:value-type="float" office:value="43331771" calcext:value-type="float">
            <text:p>43331771</text:p>
          </table:table-cell>
          <table:table-cell table:style-name="ce5" office:value-type="float" office:value="47071764" calcext:value-type="float">
            <text:p>47071764</text:p>
          </table:table-cell>
          <table:table-cell office:value-type="float" office:value="49477193" calcext:value-type="float">
            <text:p>49477193</text:p>
          </table:table-cell>
          <table:table-cell table:style-name="ce14" office:value-type="float" office:value="50559501" calcext:value-type="float">
            <text:p>50559501</text:p>
          </table:table-cell>
          <table:table-cell table:formula="of:=([.D11]+[.G11]+[.J11])/3" office:value-type="float" office:value="44928546.6666667" calcext:value-type="float">
            <text:p>44928547</text:p>
          </table:table-cell>
          <table:table-cell table:formula="of:=([.E11]+[.H11]+[.K11])/3" office:value-type="float" office:value="56363151" calcext:value-type="float">
            <text:p>56363151</text:p>
          </table:table-cell>
          <table:table-cell table:formula="of:=([.F11]+[.I11]+[.L11])/3" office:value-type="float" office:value="45713310" calcext:value-type="float">
            <text:p>45713310</text:p>
          </table:table-cell>
          <table:table-cell table:formula="of:=[.C11]/[.M11]" office:value-type="float" office:value="2.9205675374617" calcext:value-type="float">
            <text:p>2.9205675374617</text:p>
          </table:table-cell>
          <table:table-cell table:formula="of:=[.C11]/[.N11]" office:value-type="float" office:value="2.3280610216416" calcext:value-type="float">
            <text:p>2.3280610216416</text:p>
          </table:table-cell>
          <table:table-cell table:formula="of:=[.C11]/[.O11]" office:value-type="float" office:value="2.8704299666771" calcext:value-type="float">
            <text:p>2.8704299666771</text:p>
          </table:table-cell>
          <table:table-cell table:formula="of:=[.M5]/[.M11]" office:value-type="float" office:value="3.65098825067715" calcext:value-type="float">
            <text:p>3.65098825067715</text:p>
          </table:table-cell>
          <table:table-cell table:formula="of:=[.N5]/[.N11]" office:value-type="float" office:value="3.00131159570314" calcext:value-type="float">
            <text:p>3.00131159570314</text:p>
          </table:table-cell>
          <table:table-cell table:formula="of:=[.O5]/[.O11]" office:value-type="float" office:value="3.60248187380583" calcext:value-type="float">
            <text:p>3.60248187380583</text:p>
          </table:table-cell>
          <table:table-cell table:formula="of:=[.P11]/7" office:value-type="float" office:value="0.417223933923101" calcext:value-type="float">
            <text:p>0.417223933923101</text:p>
          </table:table-cell>
          <table:table-cell table:formula="of:=[.Q11]/7" office:value-type="float" office:value="0.332580145948801" calcext:value-type="float">
            <text:p>0.332580145948801</text:p>
          </table:table-cell>
          <table:table-cell table:formula="of:=[.R11]/7" office:value-type="float" office:value="0.410061423811015" calcext:value-type="float">
            <text:p>0.410061423811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41115263" calcext:value-type="float">
            <text:p>41115263</text:p>
          </table:table-cell>
          <table:table-cell office:value-type="float" office:value="47708225" calcext:value-type="float">
            <text:p>47708225</text:p>
          </table:table-cell>
          <table:table-cell table:style-name="ce23" office:value-type="float" office:value="34166779" calcext:value-type="float">
            <text:p>34166779</text:p>
          </table:table-cell>
          <table:table-cell table:style-name="ce5" office:value-type="float" office:value="40871167" calcext:value-type="float">
            <text:p>40871167</text:p>
          </table:table-cell>
          <table:table-cell office:value-type="float" office:value="49532151" calcext:value-type="float">
            <text:p>49532151</text:p>
          </table:table-cell>
          <table:table-cell table:style-name="ce14" office:value-type="float" office:value="34150662" calcext:value-type="float">
            <text:p>34150662</text:p>
          </table:table-cell>
          <table:table-cell table:style-name="ce5" office:value-type="float" office:value="40936347" calcext:value-type="float">
            <text:p>40936347</text:p>
          </table:table-cell>
          <table:table-cell office:value-type="float" office:value="45646260" calcext:value-type="float">
            <text:p>45646260</text:p>
          </table:table-cell>
          <table:table-cell table:style-name="ce14" office:value-type="float" office:value="35019558" calcext:value-type="float">
            <text:p>35019558</text:p>
          </table:table-cell>
          <table:table-cell table:formula="of:=([.D12]+[.G12]+[.J12])/3" office:value-type="float" office:value="40974259" calcext:value-type="float">
            <text:p>40974259</text:p>
          </table:table-cell>
          <table:table-cell table:formula="of:=([.E12]+[.H12]+[.K12])/3" office:value-type="float" office:value="47628878.6666667" calcext:value-type="float">
            <text:p>47628879</text:p>
          </table:table-cell>
          <table:table-cell table:formula="of:=([.F12]+[.I12]+[.L12])/3" office:value-type="float" office:value="34445666.3333333" calcext:value-type="float">
            <text:p>34445666</text:p>
          </table:table-cell>
          <table:table-cell table:formula="of:=[.C12]/[.M12]" office:value-type="float" office:value="3.20242166917527" calcext:value-type="float">
            <text:p>3.20242166917527</text:p>
          </table:table-cell>
          <table:table-cell table:formula="of:=[.C12]/[.N12]" office:value-type="float" office:value="2.75498518069947" calcext:value-type="float">
            <text:p>2.75498518069947</text:p>
          </table:table-cell>
          <table:table-cell table:formula="of:=[.C12]/[.O12]" office:value-type="float" office:value="3.80938645895843" calcext:value-type="float">
            <text:p>3.80938645895843</text:p>
          </table:table-cell>
          <table:table-cell table:formula="of:=[.M5]/[.M12]" office:value-type="float" office:value="4.00333282415187" calcext:value-type="float">
            <text:p>4.00333282415187</text:p>
          </table:table-cell>
          <table:table-cell table:formula="of:=[.N5]/[.N12]" office:value-type="float" office:value="3.55169769690708" calcext:value-type="float">
            <text:p>3.55169769690708</text:p>
          </table:table-cell>
          <table:table-cell table:formula="of:=[.O5]/[.O12]" office:value-type="float" office:value="4.78090245295397" calcext:value-type="float">
            <text:p>4.78090245295397</text:p>
          </table:table-cell>
          <table:table-cell table:formula="of:=[.P12]/8" office:value-type="float" office:value="0.400302708646909" calcext:value-type="float">
            <text:p>0.400302708646909</text:p>
          </table:table-cell>
          <table:table-cell table:formula="of:=[.Q12]/8" office:value-type="float" office:value="0.344373147587434" calcext:value-type="float">
            <text:p>0.344373147587434</text:p>
          </table:table-cell>
          <table:table-cell table:formula="of:=[.R12]/8" office:value-type="float" office:value="0.476173307369803" calcext:value-type="float">
            <text:p>0.4761733073698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36440720" calcext:value-type="float">
            <text:p>36440720</text:p>
          </table:table-cell>
          <table:table-cell office:value-type="float" office:value="37097657" calcext:value-type="float">
            <text:p>37097657</text:p>
          </table:table-cell>
          <table:table-cell table:style-name="ce23" office:value-type="float" office:value="33824666" calcext:value-type="float">
            <text:p>33824666</text:p>
          </table:table-cell>
          <table:table-cell table:style-name="ce5" office:value-type="float" office:value="36561353" calcext:value-type="float">
            <text:p>36561353</text:p>
          </table:table-cell>
          <table:table-cell office:value-type="float" office:value="44739079" calcext:value-type="float">
            <text:p>44739079</text:p>
          </table:table-cell>
          <table:table-cell table:style-name="ce14" office:value-type="float" office:value="33678220" calcext:value-type="float">
            <text:p>33678220</text:p>
          </table:table-cell>
          <table:table-cell table:style-name="ce5" office:value-type="float" office:value="38765741" calcext:value-type="float">
            <text:p>38765741</text:p>
          </table:table-cell>
          <table:table-cell office:value-type="float" office:value="33850837" calcext:value-type="float">
            <text:p>33850837</text:p>
          </table:table-cell>
          <table:table-cell table:style-name="ce14" office:value-type="float" office:value="33641663" calcext:value-type="float">
            <text:p>33641663</text:p>
          </table:table-cell>
          <table:table-cell table:formula="of:=([.D13]+[.G13]+[.J13])/3" office:value-type="float" office:value="37255938" calcext:value-type="float">
            <text:p>37255938</text:p>
          </table:table-cell>
          <table:table-cell table:formula="of:=([.E13]+[.H13]+[.K13])/3" office:value-type="float" office:value="38562524.3333333" calcext:value-type="float">
            <text:p>38562524</text:p>
          </table:table-cell>
          <table:table-cell table:formula="of:=([.F13]+[.I13]+[.L13])/3" office:value-type="float" office:value="33714849.6666667" calcext:value-type="float">
            <text:p>33714850</text:p>
          </table:table-cell>
          <table:table-cell table:formula="of:=[.C13]/[.M13]" office:value-type="float" office:value="3.52203868548418" calcext:value-type="float">
            <text:p>3.52203868548418</text:p>
          </table:table-cell>
          <table:table-cell table:formula="of:=[.C13]/[.N13]" office:value-type="float" office:value="3.40270397668383" calcext:value-type="float">
            <text:p>3.40270397668383</text:p>
          </table:table-cell>
          <table:table-cell table:formula="of:=[.C13]/[.O13]" office:value-type="float" office:value="3.89196025482302" calcext:value-type="float">
            <text:p>3.89196025482302</text:p>
          </table:table-cell>
          <table:table-cell table:formula="of:=[.M5]/[.M13]" office:value-type="float" office:value="4.40288460862266" calcext:value-type="float">
            <text:p>4.40288460862266</text:p>
          </table:table-cell>
          <table:table-cell table:formula="of:=[.N5]/[.N13]" office:value-type="float" office:value="4.38672990399757" calcext:value-type="float">
            <text:p>4.38672990399757</text:p>
          </table:table-cell>
          <table:table-cell table:formula="of:=[.O5]/[.O13]" office:value-type="float" office:value="4.8845352209737" calcext:value-type="float">
            <text:p>4.8845352209737</text:p>
          </table:table-cell>
          <table:table-cell table:formula="of:=[.P13]/9" office:value-type="float" office:value="0.391337631720464" calcext:value-type="float">
            <text:p>0.391337631720464</text:p>
          </table:table-cell>
          <table:table-cell table:formula="of:=[.Q13]/9" office:value-type="float" office:value="0.378078219631536" calcext:value-type="float">
            <text:p>0.378078219631536</text:p>
          </table:table-cell>
          <table:table-cell table:formula="of:=[.R13]/9" office:value-type="float" office:value="0.432440028313669" calcext:value-type="float">
            <text:p>0.432440028313669</text:p>
          </table:table-cell>
          <table:table-cell/>
          <table:table-cell office:value-type="string" calcext:value-type="string" table:number-columns-spanned="2" table:number-rows-spanned="1">
            <text:p>*(1 from 1 to 16, 2 from 17 to 24, 4 from 25 to 28, 6 from 29 to 32)</text:p>
          </table:table-cell>
          <table:covered-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30111342" calcext:value-type="float">
            <text:p>30111342</text:p>
          </table:table-cell>
          <table:table-cell office:value-type="float" office:value="35739705" calcext:value-type="float">
            <text:p>35739705</text:p>
          </table:table-cell>
          <table:table-cell table:style-name="ce23" office:value-type="float" office:value="28118315" calcext:value-type="float">
            <text:p>28118315</text:p>
          </table:table-cell>
          <table:table-cell table:style-name="ce5" office:value-type="float" office:value="32813577" calcext:value-type="float">
            <text:p>32813577</text:p>
          </table:table-cell>
          <table:table-cell office:value-type="float" office:value="35130032" calcext:value-type="float">
            <text:p>35130032</text:p>
          </table:table-cell>
          <table:table-cell table:style-name="ce14" office:value-type="float" office:value="27915403" calcext:value-type="float">
            <text:p>27915403</text:p>
          </table:table-cell>
          <table:table-cell table:style-name="ce5" office:value-type="float" office:value="32824452" calcext:value-type="float">
            <text:p>32824452</text:p>
          </table:table-cell>
          <table:table-cell office:value-type="float" office:value="30942130" calcext:value-type="float">
            <text:p>30942130</text:p>
          </table:table-cell>
          <table:table-cell table:style-name="ce14" office:value-type="float" office:value="28267139" calcext:value-type="float">
            <text:p>28267139</text:p>
          </table:table-cell>
          <table:table-cell table:formula="of:=([.D14]+[.G14]+[.J14])/3" office:value-type="float" office:value="31916457" calcext:value-type="float">
            <text:p>31916457</text:p>
          </table:table-cell>
          <table:table-cell table:formula="of:=([.E14]+[.H14]+[.K14])/3" office:value-type="float" office:value="33937289" calcext:value-type="float">
            <text:p>33937289</text:p>
          </table:table-cell>
          <table:table-cell table:formula="of:=([.F14]+[.I14]+[.L14])/3" office:value-type="float" office:value="28100285.6666667" calcext:value-type="float">
            <text:p>28100286</text:p>
          </table:table-cell>
          <table:table-cell table:formula="of:=[.C14]/[.M14]" office:value-type="float" office:value="4.11126005934807" calcext:value-type="float">
            <text:p>4.11126005934807</text:p>
          </table:table-cell>
          <table:table-cell table:formula="of:=[.C14]/[.N14]" office:value-type="float" office:value="3.86645070264746" calcext:value-type="float">
            <text:p>3.86645070264746</text:p>
          </table:table-cell>
          <table:table-cell table:formula="of:=[.C14]/[.O14]" office:value-type="float" office:value="4.66959149300225" calcext:value-type="float">
            <text:p>4.66959149300225</text:p>
          </table:table-cell>
          <table:table-cell table:formula="of:=[.M5]/[.M14]" office:value-type="float" office:value="5.13946757937449" calcext:value-type="float">
            <text:p>5.13946757937449</text:p>
          </table:table-cell>
          <table:table-cell table:formula="of:=[.N5]/[.N14]" office:value-type="float" office:value="4.98458726820127" calcext:value-type="float">
            <text:p>4.98458726820127</text:p>
          </table:table-cell>
          <table:table-cell table:formula="of:=[.O5]/[.O14]" office:value-type="float" office:value="5.86048742066763" calcext:value-type="float">
            <text:p>5.86048742066763</text:p>
          </table:table-cell>
          <table:table-cell table:formula="of:=[.P14]/10" office:value-type="float" office:value="0.411126005934807" calcext:value-type="float">
            <text:p>0.411126005934807</text:p>
          </table:table-cell>
          <table:table-cell table:formula="of:=[.Q14]/10" office:value-type="float" office:value="0.386645070264746" calcext:value-type="float">
            <text:p>0.386645070264746</text:p>
          </table:table-cell>
          <table:table-cell table:formula="of:=[.R14]/10" office:value-type="float" office:value="0.466959149300225" calcext:value-type="float">
            <text:p>0.466959149300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9960394" calcext:value-type="float">
            <text:p>29960394</text:p>
          </table:table-cell>
          <table:table-cell office:value-type="float" office:value="29288529" calcext:value-type="float">
            <text:p>29288529</text:p>
          </table:table-cell>
          <table:table-cell table:style-name="ce23" office:value-type="float" office:value="27555110" calcext:value-type="float">
            <text:p>27555110</text:p>
          </table:table-cell>
          <table:table-cell table:style-name="ce5" office:value-type="float" office:value="29880166" calcext:value-type="float">
            <text:p>29880166</text:p>
          </table:table-cell>
          <table:table-cell office:value-type="float" office:value="30508241" calcext:value-type="float">
            <text:p>30508241</text:p>
          </table:table-cell>
          <table:table-cell table:style-name="ce14" office:value-type="float" office:value="27655979" calcext:value-type="float">
            <text:p>27655979</text:p>
          </table:table-cell>
          <table:table-cell table:style-name="ce5" office:value-type="float" office:value="29824621" calcext:value-type="float">
            <text:p>29824621</text:p>
          </table:table-cell>
          <table:table-cell office:value-type="float" office:value="26345704" calcext:value-type="float">
            <text:p>26345704</text:p>
          </table:table-cell>
          <table:table-cell table:style-name="ce14" office:value-type="float" office:value="28784539" calcext:value-type="float">
            <text:p>28784539</text:p>
          </table:table-cell>
          <table:table-cell table:formula="of:=([.D15]+[.G15]+[.J15])/3" office:value-type="float" office:value="29888393.6666667" calcext:value-type="float">
            <text:p>29888394</text:p>
          </table:table-cell>
          <table:table-cell table:formula="of:=([.E15]+[.H15]+[.K15])/3" office:value-type="float" office:value="28714158" calcext:value-type="float">
            <text:p>28714158</text:p>
          </table:table-cell>
          <table:table-cell table:formula="of:=([.F15]+[.I15]+[.L15])/3" office:value-type="float" office:value="27998542.6666667" calcext:value-type="float">
            <text:p>27998543</text:p>
          </table:table-cell>
          <table:table-cell table:formula="of:=[.C15]/[.M15]" office:value-type="float" office:value="4.3902277373421" calcext:value-type="float">
            <text:p>4.3902277373421</text:p>
          </table:table-cell>
          <table:table-cell table:formula="of:=[.C15]/[.N15]" office:value-type="float" office:value="4.56976154063093" calcext:value-type="float">
            <text:p>4.56976154063093</text:p>
          </table:table-cell>
          <table:table-cell table:formula="of:=[.C15]/[.O15]" office:value-type="float" office:value="4.68656017072698" calcext:value-type="float">
            <text:p>4.68656017072698</text:p>
          </table:table-cell>
          <table:table-cell table:formula="of:=[.M5]/[.M15]" office:value-type="float" office:value="5.48820381012781" calcext:value-type="float">
            <text:p>5.48820381012781</text:p>
          </table:table-cell>
          <table:table-cell table:formula="of:=[.N5]/[.N15]" office:value-type="float" office:value="5.89128814665807" calcext:value-type="float">
            <text:p>5.89128814665807</text:p>
          </table:table-cell>
          <table:table-cell table:formula="of:=[.O5]/[.O15]" office:value-type="float" office:value="5.88178365664461" calcext:value-type="float">
            <text:p>5.88178365664461</text:p>
          </table:table-cell>
          <table:table-cell table:formula="of:=[.P15]/11" office:value-type="float" office:value="0.399111612485645" calcext:value-type="float">
            <text:p>0.399111612485645</text:p>
          </table:table-cell>
          <table:table-cell table:formula="of:=[.Q15]/11" office:value-type="float" office:value="0.415432867330085" calcext:value-type="float">
            <text:p>0.415432867330085</text:p>
          </table:table-cell>
          <table:table-cell table:formula="of:=[.R15]/11" office:value-type="float" office:value="0.426050924611543" calcext:value-type="float">
            <text:p>0.4260509246115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7328458" calcext:value-type="float">
            <text:p>27328458</text:p>
          </table:table-cell>
          <table:table-cell office:value-type="float" office:value="29529219" calcext:value-type="float">
            <text:p>29529219</text:p>
          </table:table-cell>
          <table:table-cell table:style-name="ce23" office:value-type="float" office:value="23657428" calcext:value-type="float">
            <text:p>23657428</text:p>
          </table:table-cell>
          <table:table-cell table:style-name="ce5" office:value-type="float" office:value="27688605" calcext:value-type="float">
            <text:p>27688605</text:p>
          </table:table-cell>
          <table:table-cell office:value-type="float" office:value="35584271" calcext:value-type="float">
            <text:p>35584271</text:p>
          </table:table-cell>
          <table:table-cell table:style-name="ce14" office:value-type="float" office:value="23833765" calcext:value-type="float">
            <text:p>23833765</text:p>
          </table:table-cell>
          <table:table-cell table:style-name="ce5" office:value-type="float" office:value="27690511" calcext:value-type="float">
            <text:p>27690511</text:p>
          </table:table-cell>
          <table:table-cell office:value-type="float" office:value="25488074" calcext:value-type="float">
            <text:p>25488074</text:p>
          </table:table-cell>
          <table:table-cell table:style-name="ce14" office:value-type="float" office:value="29199993" calcext:value-type="float">
            <text:p>29199993</text:p>
          </table:table-cell>
          <table:table-cell table:formula="of:=([.D16]+[.G16]+[.J16])/3" office:value-type="float" office:value="27569191.3333333" calcext:value-type="float">
            <text:p>27569191</text:p>
          </table:table-cell>
          <table:table-cell table:formula="of:=([.E16]+[.H16]+[.K16])/3" office:value-type="float" office:value="30200521.3333333" calcext:value-type="float">
            <text:p>30200521</text:p>
          </table:table-cell>
          <table:table-cell table:formula="of:=([.F16]+[.I16]+[.L16])/3" office:value-type="float" office:value="25563728.6666667" calcext:value-type="float">
            <text:p>25563729</text:p>
          </table:table-cell>
          <table:table-cell table:formula="of:=[.C16]/[.M16]" office:value-type="float" office:value="4.75954674598484" calcext:value-type="float">
            <text:p>4.75954674598484</text:p>
          </table:table-cell>
          <table:table-cell table:formula="of:=[.C16]/[.N16]" office:value-type="float" office:value="4.34485396631785" calcext:value-type="float">
            <text:p>4.34485396631785</text:p>
          </table:table-cell>
          <table:table-cell table:formula="of:=[.C16]/[.O16]" office:value-type="float" office:value="5.13293098244692" calcext:value-type="float">
            <text:p>5.13293098244692</text:p>
          </table:table-cell>
          <table:table-cell table:formula="of:=[.M5]/[.M16]" office:value-type="float" office:value="5.94988783010369" calcext:value-type="float">
            <text:p>5.94988783010369</text:p>
          </table:table-cell>
          <table:table-cell table:formula="of:=[.N5]/[.N16]" office:value-type="float" office:value="5.60133968548271" calcext:value-type="float">
            <text:p>5.60133968548271</text:p>
          </table:table-cell>
          <table:table-cell table:formula="of:=[.O5]/[.O16]" office:value-type="float" office:value="6.44199337326718" calcext:value-type="float">
            <text:p>6.44199337326718</text:p>
          </table:table-cell>
          <table:table-cell table:formula="of:=[.P16]/12" office:value-type="float" office:value="0.396628895498737" calcext:value-type="float">
            <text:p>0.396628895498737</text:p>
          </table:table-cell>
          <table:table-cell table:formula="of:=[.Q16]/12" office:value-type="float" office:value="0.362071163859821" calcext:value-type="float">
            <text:p>0.362071163859821</text:p>
          </table:table-cell>
          <table:table-cell table:formula="of:=[.R16]/12" office:value-type="float" office:value="0.427744248537243" calcext:value-type="float">
            <text:p>0.4277442485372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6378328" calcext:value-type="float">
            <text:p>26378328</text:p>
          </table:table-cell>
          <table:table-cell office:value-type="float" office:value="22571625" calcext:value-type="float">
            <text:p>22571625</text:p>
          </table:table-cell>
          <table:table-cell table:style-name="ce23" office:value-type="float" office:value="23413648" calcext:value-type="float">
            <text:p>23413648</text:p>
          </table:table-cell>
          <table:table-cell table:style-name="ce5" office:value-type="float" office:value="25971597" calcext:value-type="float">
            <text:p>25971597</text:p>
          </table:table-cell>
          <table:table-cell office:value-type="float" office:value="23467651" calcext:value-type="float">
            <text:p>23467651</text:p>
          </table:table-cell>
          <table:table-cell table:style-name="ce14" office:value-type="float" office:value="23536391" calcext:value-type="float">
            <text:p>23536391</text:p>
          </table:table-cell>
          <table:table-cell table:style-name="ce5" office:value-type="float" office:value="26529074" calcext:value-type="float">
            <text:p>26529074</text:p>
          </table:table-cell>
          <table:table-cell office:value-type="float" office:value="24724931" calcext:value-type="float">
            <text:p>24724931</text:p>
          </table:table-cell>
          <table:table-cell table:style-name="ce14" office:value-type="float" office:value="23439078" calcext:value-type="float">
            <text:p>23439078</text:p>
          </table:table-cell>
          <table:table-cell table:formula="of:=([.D17]+[.G17]+[.J17])/3" office:value-type="float" office:value="26292999.6666667" calcext:value-type="float">
            <text:p>26293000</text:p>
          </table:table-cell>
          <table:table-cell table:formula="of:=([.E17]+[.H17]+[.K17])/3" office:value-type="float" office:value="23588069" calcext:value-type="float">
            <text:p>23588069</text:p>
          </table:table-cell>
          <table:table-cell table:formula="of:=([.F17]+[.I17]+[.L17])/3" office:value-type="float" office:value="23463039" calcext:value-type="float">
            <text:p>23463039</text:p>
          </table:table-cell>
          <table:table-cell table:formula="of:=[.C17]/[.M17]" office:value-type="float" office:value="4.99056237643177" calcext:value-type="float">
            <text:p>4.99056237643177</text:p>
          </table:table-cell>
          <table:table-cell table:formula="of:=[.C17]/[.N17]" office:value-type="float" office:value="5.56284852736356" calcext:value-type="float">
            <text:p>5.56284852736356</text:p>
          </table:table-cell>
          <table:table-cell table:formula="of:=[.C17]/[.O17]" office:value-type="float" office:value="5.59249187200345" calcext:value-type="float">
            <text:p>5.59249187200345</text:p>
          </table:table-cell>
          <table:table-cell table:formula="of:=[.M5]/[.M17]" office:value-type="float" office:value="6.23867942340393" calcext:value-type="float">
            <text:p>6.23867942340393</text:p>
          </table:table-cell>
          <table:table-cell table:formula="of:=[.N5]/[.N17]" office:value-type="float" office:value="7.17156536495917" calcext:value-type="float">
            <text:p>7.17156536495917</text:p>
          </table:table-cell>
          <table:table-cell table:formula="of:=[.O5]/[.O17]" office:value-type="float" office:value="7.01875706154974" calcext:value-type="float">
            <text:p>7.01875706154974</text:p>
          </table:table-cell>
          <table:table-cell table:formula="of:=[.P17]/13" office:value-type="float" office:value="0.383889413571675" calcext:value-type="float">
            <text:p>0.383889413571675</text:p>
          </table:table-cell>
          <table:table-cell table:formula="of:=[.Q17]/13" office:value-type="float" office:value="0.427911425181812" calcext:value-type="float">
            <text:p>0.427911425181812</text:p>
          </table:table-cell>
          <table:table-cell table:formula="of:=[.R17]/13" office:value-type="float" office:value="0.430191682461804" calcext:value-type="float">
            <text:p>0.4301916824618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4036925" calcext:value-type="float">
            <text:p>24036925</text:p>
          </table:table-cell>
          <table:table-cell office:value-type="float" office:value="19710949" calcext:value-type="float">
            <text:p>19710949</text:p>
          </table:table-cell>
          <table:table-cell table:style-name="ce23" office:value-type="float" office:value="20686225" calcext:value-type="float">
            <text:p>20686225</text:p>
          </table:table-cell>
          <table:table-cell table:style-name="ce5" office:value-type="float" office:value="23492645" calcext:value-type="float">
            <text:p>23492645</text:p>
          </table:table-cell>
          <table:table-cell office:value-type="float" office:value="21533736" calcext:value-type="float">
            <text:p>21533736</text:p>
          </table:table-cell>
          <table:table-cell table:style-name="ce14" office:value-type="float" office:value="21024136" calcext:value-type="float">
            <text:p>21024136</text:p>
          </table:table-cell>
          <table:table-cell table:style-name="ce5" office:value-type="float" office:value="24400791" calcext:value-type="float">
            <text:p>24400791</text:p>
          </table:table-cell>
          <table:table-cell office:value-type="float" office:value="23209092" calcext:value-type="float">
            <text:p>23209092</text:p>
          </table:table-cell>
          <table:table-cell table:style-name="ce14" office:value-type="float" office:value="20542892" calcext:value-type="float">
            <text:p>20542892</text:p>
          </table:table-cell>
          <table:table-cell table:formula="of:=([.D18]+[.G18]+[.J18])/3" office:value-type="float" office:value="23976787" calcext:value-type="float">
            <text:p>23976787</text:p>
          </table:table-cell>
          <table:table-cell table:formula="of:=([.E18]+[.H18]+[.K18])/3" office:value-type="float" office:value="21484592.3333333" calcext:value-type="float">
            <text:p>21484592</text:p>
          </table:table-cell>
          <table:table-cell table:formula="of:=([.F18]+[.I18]+[.L18])/3" office:value-type="float" office:value="20751084.3333333" calcext:value-type="float">
            <text:p>20751084</text:p>
          </table:table-cell>
          <table:table-cell table:formula="of:=[.C18]/[.M18]" office:value-type="float" office:value="5.47266215861199" calcext:value-type="float">
            <text:p>5.47266215861199</text:p>
          </table:table-cell>
          <table:table-cell table:formula="of:=[.C18]/[.N18]" office:value-type="float" office:value="6.10748637275362" calcext:value-type="float">
            <text:p>6.10748637275362</text:p>
          </table:table-cell>
          <table:table-cell table:formula="of:=[.C18]/[.O18]" office:value-type="float" office:value="6.32337340990037" calcext:value-type="float">
            <text:p>6.32337340990037</text:p>
          </table:table-cell>
          <table:table-cell table:formula="of:=[.M5]/[.M18]" office:value-type="float" office:value="6.84135017756966" calcext:value-type="float">
            <text:p>6.84135017756966</text:p>
          </table:table-cell>
          <table:table-cell table:formula="of:=[.N5]/[.N18]" office:value-type="float" office:value="7.87370670302226" calcext:value-type="float">
            <text:p>7.87370670302226</text:p>
          </table:table-cell>
          <table:table-cell table:formula="of:=[.O5]/[.O18]" office:value-type="float" office:value="7.93603688469102" calcext:value-type="float">
            <text:p>7.93603688469102</text:p>
          </table:table-cell>
          <table:table-cell table:formula="of:=[.P18]/14" office:value-type="float" office:value="0.390904439900857" calcext:value-type="float">
            <text:p>0.390904439900857</text:p>
          </table:table-cell>
          <table:table-cell table:formula="of:=[.Q18]/14" office:value-type="float" office:value="0.436249026625259" calcext:value-type="float">
            <text:p>0.436249026625259</text:p>
          </table:table-cell>
          <table:table-cell table:formula="of:=[.R18]/14" office:value-type="float" office:value="0.451669529278598" calcext:value-type="float">
            <text:p>0.4516695292785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1896473" calcext:value-type="float">
            <text:p>21896473</text:p>
          </table:table-cell>
          <table:table-cell office:value-type="float" office:value="21807168" calcext:value-type="float">
            <text:p>21807168</text:p>
          </table:table-cell>
          <table:table-cell table:style-name="ce23" office:value-type="float" office:value="20352488" calcext:value-type="float">
            <text:p>20352488</text:p>
          </table:table-cell>
          <table:table-cell table:style-name="ce5" office:value-type="float" office:value="22007721" calcext:value-type="float">
            <text:p>22007721</text:p>
          </table:table-cell>
          <table:table-cell office:value-type="float" office:value="20550244" calcext:value-type="float">
            <text:p>20550244</text:p>
          </table:table-cell>
          <table:table-cell table:style-name="ce14" office:value-type="float" office:value="20359676" calcext:value-type="float">
            <text:p>20359676</text:p>
          </table:table-cell>
          <table:table-cell table:style-name="ce5" office:value-type="float" office:value="22376034" calcext:value-type="float">
            <text:p>22376034</text:p>
          </table:table-cell>
          <table:table-cell office:value-type="float" office:value="21424596" calcext:value-type="float">
            <text:p>21424596</text:p>
          </table:table-cell>
          <table:table-cell table:style-name="ce14" office:value-type="float" office:value="20470957" calcext:value-type="float">
            <text:p>20470957</text:p>
          </table:table-cell>
          <table:table-cell table:formula="of:=([.D19]+[.G19]+[.J19])/3" office:value-type="float" office:value="22093409.3333333" calcext:value-type="float">
            <text:p>22093409</text:p>
          </table:table-cell>
          <table:table-cell table:formula="of:=([.E19]+[.H19]+[.K19])/3" office:value-type="float" office:value="21260669.3333333" calcext:value-type="float">
            <text:p>21260669</text:p>
          </table:table-cell>
          <table:table-cell table:formula="of:=([.F19]+[.I19]+[.L19])/3" office:value-type="float" office:value="20394373.6666667" calcext:value-type="float">
            <text:p>20394374</text:p>
          </table:table-cell>
          <table:table-cell table:formula="of:=[.C19]/[.M19]" office:value-type="float" office:value="5.93918543400304" calcext:value-type="float">
            <text:p>5.93918543400304</text:p>
          </table:table-cell>
          <table:table-cell table:formula="of:=[.C19]/[.N19]" office:value-type="float" office:value="6.17181203671105" calcext:value-type="float">
            <text:p>6.17181203671105</text:p>
          </table:table-cell>
          <table:table-cell table:formula="of:=[.C19]/[.O19]" office:value-type="float" office:value="6.43397326363916" calcext:value-type="float">
            <text:p>6.43397326363916</text:p>
          </table:table-cell>
          <table:table-cell table:formula="of:=[.M5]/[.M19]" office:value-type="float" office:value="7.42454881114773" calcext:value-type="float">
            <text:p>7.42454881114773</text:p>
          </table:table-cell>
          <table:table-cell table:formula="of:=[.N5]/[.N19]" office:value-type="float" office:value="7.95663466725604" calcext:value-type="float">
            <text:p>7.95663466725604</text:p>
          </table:table-cell>
          <table:table-cell table:formula="of:=[.O5]/[.O19]" office:value-type="float" office:value="8.07484325619807" calcext:value-type="float">
            <text:p>8.07484325619807</text:p>
          </table:table-cell>
          <table:table-cell table:formula="of:=[.P19]/15" office:value-type="float" office:value="0.395945695600203" calcext:value-type="float">
            <text:p>0.395945695600203</text:p>
          </table:table-cell>
          <table:table-cell table:formula="of:=[.Q19]/15" office:value-type="float" office:value="0.411454135780737" calcext:value-type="float">
            <text:p>0.411454135780737</text:p>
          </table:table-cell>
          <table:table-cell table:formula="of:=[.R19]/15" office:value-type="float" office:value="0.428931550909277" calcext:value-type="float">
            <text:p>0.4289315509092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20769171" calcext:value-type="float">
            <text:p>20769171</text:p>
          </table:table-cell>
          <table:table-cell office:value-type="float" office:value="21093684" calcext:value-type="float">
            <text:p>21093684</text:p>
          </table:table-cell>
          <table:table-cell table:style-name="ce23" office:value-type="float" office:value="18179362" calcext:value-type="float">
            <text:p>18179362</text:p>
          </table:table-cell>
          <table:table-cell table:style-name="ce5" office:value-type="float" office:value="20764005" calcext:value-type="float">
            <text:p>20764005</text:p>
          </table:table-cell>
          <table:table-cell office:value-type="float" office:value="20248303" calcext:value-type="float">
            <text:p>20248303</text:p>
          </table:table-cell>
          <table:table-cell table:style-name="ce14" office:value-type="float" office:value="18160587" calcext:value-type="float">
            <text:p>18160587</text:p>
          </table:table-cell>
          <table:table-cell table:style-name="ce5" office:value-type="float" office:value="21127110" calcext:value-type="float">
            <text:p>21127110</text:p>
          </table:table-cell>
          <table:table-cell office:value-type="float" office:value="19255511" calcext:value-type="float">
            <text:p>19255511</text:p>
          </table:table-cell>
          <table:table-cell table:style-name="ce14" office:value-type="float" office:value="18453357" calcext:value-type="float">
            <text:p>18453357</text:p>
          </table:table-cell>
          <table:table-cell table:formula="of:=([.D20]+[.G20]+[.J20])/3" office:value-type="float" office:value="20886762" calcext:value-type="float">
            <text:p>20886762</text:p>
          </table:table-cell>
          <table:table-cell table:formula="of:=([.E20]+[.H20]+[.K20])/3" office:value-type="float" office:value="20199166" calcext:value-type="float">
            <text:p>20199166</text:p>
          </table:table-cell>
          <table:table-cell table:formula="of:=([.F20]+[.I20]+[.L20])/3" office:value-type="float" office:value="18264435.3333333" calcext:value-type="float">
            <text:p>18264435</text:p>
          </table:table-cell>
          <table:table-cell table:formula="of:=[.C20]/[.M20]" office:value-type="float" office:value="6.28229760553599" calcext:value-type="float">
            <text:p>6.28229760553599</text:p>
          </table:table-cell>
          <table:table-cell table:formula="of:=[.C20]/[.N20]" office:value-type="float" office:value="6.49615211340904" calcext:value-type="float">
            <text:p>6.49615211340904</text:p>
          </table:table-cell>
          <table:table-cell table:formula="of:=[.C20]/[.O20]" office:value-type="float" office:value="7.18428204897877" calcext:value-type="float">
            <text:p>7.18428204897877</text:p>
          </table:table-cell>
          <table:table-cell table:formula="of:=[.M5]/[.M20]" office:value-type="float" office:value="7.85347178274928" calcext:value-type="float">
            <text:p>7.85347178274928</text:p>
          </table:table-cell>
          <table:table-cell table:formula="of:=[.N5]/[.N20]" office:value-type="float" office:value="8.37477045669445" calcext:value-type="float">
            <text:p>8.37477045669445</text:p>
          </table:table-cell>
          <table:table-cell table:formula="of:=[.O5]/[.O20]" office:value-type="float" office:value="9.01650489933938" calcext:value-type="float">
            <text:p>9.01650489933938</text:p>
          </table:table-cell>
          <table:table-cell table:formula="of:=[.P20]/16" office:value-type="float" office:value="0.392643600345999" calcext:value-type="float">
            <text:p>0.392643600345999</text:p>
          </table:table-cell>
          <table:table-cell table:formula="of:=[.Q20]/16" office:value-type="float" office:value="0.406009507088065" calcext:value-type="float">
            <text:p>0.406009507088065</text:p>
          </table:table-cell>
          <table:table-cell table:formula="of:=[.R20]/16" office:value-type="float" office:value="0.449017628061173" calcext:value-type="float">
            <text:p>0.449017628061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9541755" calcext:value-type="float">
            <text:p>19541755</text:p>
          </table:table-cell>
          <table:table-cell office:value-type="float" office:value="18379290" calcext:value-type="float">
            <text:p>18379290</text:p>
          </table:table-cell>
          <table:table-cell table:style-name="ce23" office:value-type="float" office:value="17973005" calcext:value-type="float">
            <text:p>17973005</text:p>
          </table:table-cell>
          <table:table-cell table:style-name="ce5" office:value-type="float" office:value="19542188" calcext:value-type="float">
            <text:p>19542188</text:p>
          </table:table-cell>
          <table:table-cell office:value-type="float" office:value="20881824" calcext:value-type="float">
            <text:p>20881824</text:p>
          </table:table-cell>
          <table:table-cell table:style-name="ce14" office:value-type="float" office:value="17981496" calcext:value-type="float">
            <text:p>17981496</text:p>
          </table:table-cell>
          <table:table-cell table:style-name="ce5" office:value-type="float" office:value="19913302" calcext:value-type="float">
            <text:p>19913302</text:p>
          </table:table-cell>
          <table:table-cell office:value-type="float" office:value="18402538" calcext:value-type="float">
            <text:p>18402538</text:p>
          </table:table-cell>
          <table:table-cell table:style-name="ce14" office:value-type="float" office:value="18046016" calcext:value-type="float">
            <text:p>18046016</text:p>
          </table:table-cell>
          <table:table-cell table:formula="of:=([.D21]+[.G21]+[.J21])/3" office:value-type="float" office:value="19665748.3333333" calcext:value-type="float">
            <text:p>19665748</text:p>
          </table:table-cell>
          <table:table-cell table:formula="of:=([.E21]+[.H21]+[.K21])/3" office:value-type="float" office:value="19221217.3333333" calcext:value-type="float">
            <text:p>19221217</text:p>
          </table:table-cell>
          <table:table-cell table:formula="of:=([.F21]+[.I21]+[.L21])/3" office:value-type="float" office:value="18000172.3333333" calcext:value-type="float">
            <text:p>18000172</text:p>
          </table:table-cell>
          <table:table-cell table:formula="of:=[.C21]/[.M21]" office:value-type="float" office:value="6.67235503454442" calcext:value-type="float">
            <text:p>6.67235503454442</text:p>
          </table:table-cell>
          <table:table-cell table:formula="of:=[.C21]/[.N21]" office:value-type="float" office:value="6.82666725132152" calcext:value-type="float">
            <text:p>6.82666725132152</text:p>
          </table:table-cell>
          <table:table-cell table:formula="of:=[.C21]/[.O21]" office:value-type="float" office:value="7.28975547956329" calcext:value-type="float">
            <text:p>7.28975547956329</text:p>
          </table:table-cell>
          <table:table-cell table:formula="of:=[.M5]/[.M21]" office:value-type="float" office:value="8.34108080809538" calcext:value-type="float">
            <text:p>8.34108080809538</text:p>
          </table:table-cell>
          <table:table-cell table:formula="of:=[.N5]/[.N21]" office:value-type="float" office:value="8.80086706960569" calcext:value-type="float">
            <text:p>8.80086706960569</text:p>
          </table:table-cell>
          <table:table-cell table:formula="of:=[.O5]/[.O21]" office:value-type="float" office:value="9.14887744500672" calcext:value-type="float">
            <text:p>9.14887744500672</text:p>
          </table:table-cell>
          <table:table-cell table:formula="of:=[.P21]/17" office:value-type="float" office:value="0.39249147262026" calcext:value-type="float">
            <text:p>0.39249147262026</text:p>
          </table:table-cell>
          <table:table-cell table:formula="of:=[.Q21]/17" office:value-type="float" office:value="0.401568661842442" calcext:value-type="float">
            <text:p>0.401568661842442</text:p>
          </table:table-cell>
          <table:table-cell table:formula="of:=[.R21]/17" office:value-type="float" office:value="0.428809145856664" calcext:value-type="float">
            <text:p>0.428809145856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8507775" calcext:value-type="float">
            <text:p>18507775</text:p>
          </table:table-cell>
          <table:table-cell office:value-type="float" office:value="16871315" calcext:value-type="float">
            <text:p>16871315</text:p>
          </table:table-cell>
          <table:table-cell table:style-name="ce23" office:value-type="float" office:value="16780717" calcext:value-type="float">
            <text:p>16780717</text:p>
          </table:table-cell>
          <table:table-cell table:style-name="ce5" office:value-type="float" office:value="18485703" calcext:value-type="float">
            <text:p>18485703</text:p>
          </table:table-cell>
          <table:table-cell office:value-type="float" office:value="18672543" calcext:value-type="float">
            <text:p>18672543</text:p>
          </table:table-cell>
          <table:table-cell table:style-name="ce14" office:value-type="float" office:value="16240376" calcext:value-type="float">
            <text:p>16240376</text:p>
          </table:table-cell>
          <table:table-cell table:style-name="ce5" office:value-type="float" office:value="18969576" calcext:value-type="float">
            <text:p>18969576</text:p>
          </table:table-cell>
          <table:table-cell office:value-type="float" office:value="20156827" calcext:value-type="float">
            <text:p>20156827</text:p>
          </table:table-cell>
          <table:table-cell table:style-name="ce14" office:value-type="float" office:value="18105800" calcext:value-type="float">
            <text:p>18105800</text:p>
          </table:table-cell>
          <table:table-cell table:formula="of:=([.D22]+[.G22]+[.J22])/3" office:value-type="float" office:value="18654351.3333333" calcext:value-type="float">
            <text:p>18654351</text:p>
          </table:table-cell>
          <table:table-cell table:formula="of:=([.E22]+[.H22]+[.K22])/3" office:value-type="float" office:value="18566895" calcext:value-type="float">
            <text:p>18566895</text:p>
          </table:table-cell>
          <table:table-cell table:formula="of:=([.F22]+[.I22]+[.L22])/3" office:value-type="float" office:value="17042297.6666667" calcext:value-type="float">
            <text:p>17042298</text:p>
          </table:table-cell>
          <table:table-cell table:formula="of:=[.C22]/[.M22]" office:value-type="float" office:value="7.03411512709797" calcext:value-type="float">
            <text:p>7.03411512709797</text:p>
          </table:table-cell>
          <table:table-cell table:formula="of:=[.C22]/[.N22]" office:value-type="float" office:value="7.06724818016152" calcext:value-type="float">
            <text:p>7.06724818016152</text:p>
          </table:table-cell>
          <table:table-cell table:formula="of:=[.C22]/[.O22]" office:value-type="float" office:value="7.69948145880876" calcext:value-type="float">
            <text:p>7.69948145880876</text:p>
          </table:table-cell>
          <table:table-cell table:formula="of:=[.M5]/[.M22]" office:value-type="float" office:value="8.79331546130418" calcext:value-type="float">
            <text:p>8.79331546130418</text:p>
          </table:table-cell>
          <table:table-cell table:formula="of:=[.N5]/[.N22]" office:value-type="float" office:value="9.11102145332685" calcext:value-type="float">
            <text:p>9.11102145332685</text:p>
          </table:table-cell>
          <table:table-cell table:formula="of:=[.O5]/[.O22]" office:value-type="float" office:value="9.66309671898114" calcext:value-type="float">
            <text:p>9.66309671898114</text:p>
          </table:table-cell>
          <table:table-cell table:formula="of:=[.P22]/18" office:value-type="float" office:value="0.390784173727665" calcext:value-type="float">
            <text:p>0.390784173727665</text:p>
          </table:table-cell>
          <table:table-cell table:formula="of:=[.Q22]/18" office:value-type="float" office:value="0.392624898897862" calcext:value-type="float">
            <text:p>0.392624898897862</text:p>
          </table:table-cell>
          <table:table-cell table:formula="of:=[.R22]/18" office:value-type="float" office:value="0.42774896993382" calcext:value-type="float">
            <text:p>0.42774896993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7579796" calcext:value-type="float">
            <text:p>17579796</text:p>
          </table:table-cell>
          <table:table-cell office:value-type="float" office:value="15483514" calcext:value-type="float">
            <text:p>15483514</text:p>
          </table:table-cell>
          <table:table-cell table:style-name="ce23" office:value-type="float" office:value="16130946" calcext:value-type="float">
            <text:p>16130946</text:p>
          </table:table-cell>
          <table:table-cell table:style-name="ce5" office:value-type="float" office:value="17600068" calcext:value-type="float">
            <text:p>17600068</text:p>
          </table:table-cell>
          <table:table-cell office:value-type="float" office:value="16430255" calcext:value-type="float">
            <text:p>16430255</text:p>
          </table:table-cell>
          <table:table-cell table:style-name="ce14" office:value-type="float" office:value="16155258" calcext:value-type="float">
            <text:p>16155258</text:p>
          </table:table-cell>
          <table:table-cell table:style-name="ce5" office:value-type="float" office:value="17474653" calcext:value-type="float">
            <text:p>17474653</text:p>
          </table:table-cell>
          <table:table-cell office:value-type="float" office:value="19765582" calcext:value-type="float">
            <text:p>19765582</text:p>
          </table:table-cell>
          <table:table-cell table:style-name="ce14" office:value-type="float" office:value="23370286" calcext:value-type="float">
            <text:p>23370286</text:p>
          </table:table-cell>
          <table:table-cell table:formula="of:=([.D23]+[.G23]+[.J23])/3" office:value-type="float" office:value="17551505.6666667" calcext:value-type="float">
            <text:p>17551506</text:p>
          </table:table-cell>
          <table:table-cell table:formula="of:=([.E23]+[.H23]+[.K23])/3" office:value-type="float" office:value="17226450.3333333" calcext:value-type="float">
            <text:p>17226450</text:p>
          </table:table-cell>
          <table:table-cell table:formula="of:=([.F23]+[.I23]+[.L23])/3" office:value-type="float" office:value="18552163.3333333" calcext:value-type="float">
            <text:p>18552163</text:p>
          </table:table-cell>
          <table:table-cell table:formula="of:=[.C23]/[.M23]" office:value-type="float" office:value="7.47610247189238" calcext:value-type="float">
            <text:p>7.47610247189238</text:p>
          </table:table-cell>
          <table:table-cell table:formula="of:=[.C23]/[.N23]" office:value-type="float" office:value="7.6171731471628" calcext:value-type="float">
            <text:p>7.6171731471628</text:p>
          </table:table-cell>
          <table:table-cell table:formula="of:=[.C23]/[.O23]" office:value-type="float" office:value="7.07286005100215" calcext:value-type="float">
            <text:p>7.07286005100215</text:p>
          </table:table-cell>
          <table:table-cell table:formula="of:=[.M5]/[.M23]" office:value-type="float" office:value="9.34584183917211" calcext:value-type="float">
            <text:p>9.34584183917211</text:p>
          </table:table-cell>
          <table:table-cell table:formula="of:=[.N5]/[.N23]" office:value-type="float" office:value="9.81997889253683" calcext:value-type="float">
            <text:p>9.81997889253683</text:p>
          </table:table-cell>
          <table:table-cell table:formula="of:=[.O5]/[.O23]" office:value-type="float" office:value="8.87666671038727" calcext:value-type="float">
            <text:p>8.87666671038727</text:p>
          </table:table-cell>
          <table:table-cell table:formula="of:=[.P23]/19" office:value-type="float" office:value="0.39347907746802" calcext:value-type="float">
            <text:p>0.39347907746802</text:p>
          </table:table-cell>
          <table:table-cell table:formula="of:=[.Q23]/19" office:value-type="float" office:value="0.400903849850674" calcext:value-type="float">
            <text:p>0.400903849850674</text:p>
          </table:table-cell>
          <table:table-cell table:formula="of:=[.R23]/19" office:value-type="float" office:value="0.372255792158008" calcext:value-type="float">
            <text:p>0.3722557921580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6813147" calcext:value-type="float">
            <text:p>16813147</text:p>
          </table:table-cell>
          <table:table-cell office:value-type="float" office:value="14667646" calcext:value-type="float">
            <text:p>14667646</text:p>
          </table:table-cell>
          <table:table-cell table:style-name="ce23" office:value-type="float" office:value="14697230" calcext:value-type="float">
            <text:p>14697230</text:p>
          </table:table-cell>
          <table:table-cell table:style-name="ce5" office:value-type="float" office:value="16766609" calcext:value-type="float">
            <text:p>16766609</text:p>
          </table:table-cell>
          <table:table-cell office:value-type="float" office:value="16746856" calcext:value-type="float">
            <text:p>16746856</text:p>
          </table:table-cell>
          <table:table-cell table:style-name="ce14" office:value-type="float" office:value="14710048" calcext:value-type="float">
            <text:p>14710048</text:p>
          </table:table-cell>
          <table:table-cell table:style-name="ce5" office:value-type="float" office:value="18177827" calcext:value-type="float">
            <text:p>18177827</text:p>
          </table:table-cell>
          <table:table-cell office:value-type="float" office:value="16009448" calcext:value-type="float">
            <text:p>16009448</text:p>
          </table:table-cell>
          <table:table-cell table:style-name="ce14" office:value-type="float" office:value="15096783" calcext:value-type="float">
            <text:p>15096783</text:p>
          </table:table-cell>
          <table:table-cell table:formula="of:=([.D24]+[.G24]+[.J24])/3" office:value-type="float" office:value="17252527.6666667" calcext:value-type="float">
            <text:p>17252528</text:p>
          </table:table-cell>
          <table:table-cell table:formula="of:=([.E24]+[.H24]+[.K24])/3" office:value-type="float" office:value="15807983.3333333" calcext:value-type="float">
            <text:p>15807983</text:p>
          </table:table-cell>
          <table:table-cell table:formula="of:=([.F24]+[.I24]+[.L24])/3" office:value-type="float" office:value="14834687" calcext:value-type="float">
            <text:p>14834687</text:p>
          </table:table-cell>
          <table:table-cell table:formula="of:=[.C24]/[.M24]" office:value-type="float" office:value="7.60565972912605" calcext:value-type="float">
            <text:p>7.60565972912605</text:p>
          </table:table-cell>
          <table:table-cell table:formula="of:=[.C24]/[.N24]" office:value-type="float" office:value="8.30067011921194" calcext:value-type="float">
            <text:p>8.30067011921194</text:p>
          </table:table-cell>
          <table:table-cell table:formula="of:=[.C24]/[.O24]" office:value-type="float" office:value="8.84527289992704" calcext:value-type="float">
            <text:p>8.84527289992704</text:p>
          </table:table-cell>
          <table:table-cell table:formula="of:=[.M5]/[.M24]" office:value-type="float" office:value="9.50780077964613" calcext:value-type="float">
            <text:p>9.50780077964613</text:p>
          </table:table-cell>
          <table:table-cell table:formula="of:=[.N5]/[.N24]" office:value-type="float" office:value="10.7011359450236" calcext:value-type="float">
            <text:p>10.7011359450236</text:p>
          </table:table-cell>
          <table:table-cell table:formula="of:=[.O5]/[.O24]" office:value-type="float" office:value="11.101101807316" calcext:value-type="float">
            <text:p>11.101101807316</text:p>
          </table:table-cell>
          <table:table-cell table:formula="of:=[.P24]/20" office:value-type="float" office:value="0.380282986456303" calcext:value-type="float">
            <text:p>0.380282986456303</text:p>
          </table:table-cell>
          <table:table-cell table:formula="of:=[.Q24]/20" office:value-type="float" office:value="0.415033505960597" calcext:value-type="float">
            <text:p>0.415033505960597</text:p>
          </table:table-cell>
          <table:table-cell table:formula="of:=[.R24]/20" office:value-type="float" office:value="0.442263644996352" calcext:value-type="float">
            <text:p>0.4422636449963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5853021" calcext:value-type="float">
            <text:p>15853021</text:p>
          </table:table-cell>
          <table:table-cell office:value-type="float" office:value="14659705" calcext:value-type="float">
            <text:p>14659705</text:p>
          </table:table-cell>
          <table:table-cell table:style-name="ce23" office:value-type="float" office:value="14651638" calcext:value-type="float">
            <text:p>14651638</text:p>
          </table:table-cell>
          <table:table-cell table:style-name="ce5" office:value-type="float" office:value="15976506" calcext:value-type="float">
            <text:p>15976506</text:p>
          </table:table-cell>
          <table:table-cell office:value-type="float" office:value="15000651" calcext:value-type="float">
            <text:p>15000651</text:p>
          </table:table-cell>
          <table:table-cell table:style-name="ce14" office:value-type="float" office:value="14568499" calcext:value-type="float">
            <text:p>14568499</text:p>
          </table:table-cell>
          <table:table-cell table:style-name="ce5" office:value-type="float" office:value="16889940" calcext:value-type="float">
            <text:p>16889940</text:p>
          </table:table-cell>
          <table:table-cell office:value-type="float" office:value="15565783" calcext:value-type="float">
            <text:p>15565783</text:p>
          </table:table-cell>
          <table:table-cell table:style-name="ce14" office:value-type="float" office:value="14666697" calcext:value-type="float">
            <text:p>14666697</text:p>
          </table:table-cell>
          <table:table-cell table:formula="of:=([.D25]+[.G25]+[.J25])/3" office:value-type="float" office:value="16239822.3333333" calcext:value-type="float">
            <text:p>16239822</text:p>
          </table:table-cell>
          <table:table-cell table:formula="of:=([.E25]+[.H25]+[.K25])/3" office:value-type="float" office:value="15075379.6666667" calcext:value-type="float">
            <text:p>15075380</text:p>
          </table:table-cell>
          <table:table-cell table:formula="of:=([.F25]+[.I25]+[.L25])/3" office:value-type="float" office:value="14628944.6666667" calcext:value-type="float">
            <text:p>14628945</text:p>
          </table:table-cell>
          <table:table-cell table:formula="of:=[.C25]/[.M25]" office:value-type="float" office:value="8.07994399240864" calcext:value-type="float">
            <text:p>8.07994399240864</text:p>
          </table:table-cell>
          <table:table-cell table:formula="of:=[.C25]/[.N25]" office:value-type="float" office:value="8.70404976865257" calcext:value-type="float">
            <text:p>8.70404976865257</text:p>
          </table:table-cell>
          <table:table-cell table:formula="of:=[.C25]/[.O25]" office:value-type="float" office:value="8.96967333528773" calcext:value-type="float">
            <text:p>8.96967333528773</text:p>
          </table:table-cell>
          <table:table-cell table:formula="of:=[.M5]/[.M25]" office:value-type="float" office:value="10.1007013890362" calcext:value-type="float">
            <text:p>10.1007013890362</text:p>
          </table:table-cell>
          <table:table-cell table:formula="of:=[.N5]/[.N25]" office:value-type="float" office:value="11.2211687139599" calcext:value-type="float">
            <text:p>11.2211687139599</text:p>
          </table:table-cell>
          <table:table-cell table:formula="of:=[.O5]/[.O25]" office:value-type="float" office:value="11.2572283523573" calcext:value-type="float">
            <text:p>11.2572283523573</text:p>
          </table:table-cell>
          <table:table-cell table:formula="of:=[.P25]/21" office:value-type="float" office:value="0.384759237733745" calcext:value-type="float">
            <text:p>0.384759237733745</text:p>
          </table:table-cell>
          <table:table-cell table:formula="of:=[.Q25]/21" office:value-type="float" office:value="0.414478560412027" calcext:value-type="float">
            <text:p>0.414478560412027</text:p>
          </table:table-cell>
          <table:table-cell table:formula="of:=[.R25]/21" office:value-type="float" office:value="0.427127301680368" calcext:value-type="float">
            <text:p>0.4271273016803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5693974" calcext:value-type="float">
            <text:p>15693974</text:p>
          </table:table-cell>
          <table:table-cell office:value-type="float" office:value="14692481" calcext:value-type="float">
            <text:p>14692481</text:p>
          </table:table-cell>
          <table:table-cell table:style-name="ce23" office:value-type="float" office:value="13558574" calcext:value-type="float">
            <text:p>13558574</text:p>
          </table:table-cell>
          <table:table-cell table:style-name="ce5" office:value-type="float" office:value="15598486" calcext:value-type="float">
            <text:p>15598486</text:p>
          </table:table-cell>
          <table:table-cell office:value-type="float" office:value="15554848" calcext:value-type="float">
            <text:p>15554848</text:p>
          </table:table-cell>
          <table:table-cell table:style-name="ce14" office:value-type="float" office:value="13470999" calcext:value-type="float">
            <text:p>13470999</text:p>
          </table:table-cell>
          <table:table-cell table:style-name="ce5" office:value-type="float" office:value="17780916" calcext:value-type="float">
            <text:p>17780916</text:p>
          </table:table-cell>
          <table:table-cell office:value-type="float" office:value="15020430" calcext:value-type="float">
            <text:p>15020430</text:p>
          </table:table-cell>
          <table:table-cell table:style-name="ce14" office:value-type="float" office:value="13516735" calcext:value-type="float">
            <text:p>13516735</text:p>
          </table:table-cell>
          <table:table-cell table:formula="of:=([.D26]+[.G26]+[.J26])/3" office:value-type="float" office:value="16357792" calcext:value-type="float">
            <text:p>16357792</text:p>
          </table:table-cell>
          <table:table-cell table:formula="of:=([.E26]+[.H26]+[.K26])/3" office:value-type="float" office:value="15089253" calcext:value-type="float">
            <text:p>15089253</text:p>
          </table:table-cell>
          <table:table-cell table:formula="of:=([.F26]+[.I26]+[.L26])/3" office:value-type="float" office:value="13515436" calcext:value-type="float">
            <text:p>13515436</text:p>
          </table:table-cell>
          <table:table-cell table:formula="of:=[.C26]/[.M26]" office:value-type="float" office:value="8.02167278444426" calcext:value-type="float">
            <text:p>8.02167278444426</text:p>
          </table:table-cell>
          <table:table-cell table:formula="of:=[.C26]/[.N26]" office:value-type="float" office:value="8.69604710716959" calcext:value-type="float">
            <text:p>8.69604710716959</text:p>
          </table:table-cell>
          <table:table-cell table:formula="of:=[.C26]/[.O26]" office:value-type="float" office:value="9.70866606893037" calcext:value-type="float">
            <text:p>9.70866606893037</text:p>
          </table:table-cell>
          <table:table-cell table:formula="of:=[.M5]/[.M26]" office:value-type="float" office:value="10.0278568158832" calcext:value-type="float">
            <text:p>10.0278568158832</text:p>
          </table:table-cell>
          <table:table-cell table:formula="of:=[.N5]/[.N26]" office:value-type="float" office:value="11.2108517675903" calcext:value-type="float">
            <text:p>11.2108517675903</text:p>
          </table:table-cell>
          <table:table-cell table:formula="of:=[.O5]/[.O26]" office:value-type="float" office:value="12.1846879868816" calcext:value-type="float">
            <text:p>12.1846879868816</text:p>
          </table:table-cell>
          <table:table-cell table:formula="of:=[.P26]/22" office:value-type="float" office:value="0.364621490202012" calcext:value-type="float">
            <text:p>0.364621490202012</text:p>
          </table:table-cell>
          <table:table-cell table:formula="of:=[.Q26]/22" office:value-type="float" office:value="0.395274868507708" calcext:value-type="float">
            <text:p>0.395274868507708</text:p>
          </table:table-cell>
          <table:table-cell table:formula="of:=[.R26]/22" office:value-type="float" office:value="0.441303003133199" calcext:value-type="float">
            <text:p>0.4413030031331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5065708" calcext:value-type="float">
            <text:p>15065708</text:p>
          </table:table-cell>
          <table:table-cell office:value-type="float" office:value="13909431" calcext:value-type="float">
            <text:p>13909431</text:p>
          </table:table-cell>
          <table:table-cell table:style-name="ce23" office:value-type="float" office:value="13427693" calcext:value-type="float">
            <text:p>13427693</text:p>
          </table:table-cell>
          <table:table-cell table:style-name="ce5" office:value-type="float" office:value="15767823" calcext:value-type="float">
            <text:p>15767823</text:p>
          </table:table-cell>
          <table:table-cell office:value-type="float" office:value="14679460" calcext:value-type="float">
            <text:p>14679460</text:p>
          </table:table-cell>
          <table:table-cell table:style-name="ce14" office:value-type="float" office:value="13621930" calcext:value-type="float">
            <text:p>13621930</text:p>
          </table:table-cell>
          <table:table-cell table:style-name="ce5" office:value-type="float" office:value="16734321" calcext:value-type="float">
            <text:p>16734321</text:p>
          </table:table-cell>
          <table:table-cell office:value-type="float" office:value="15361720" calcext:value-type="float">
            <text:p>15361720</text:p>
          </table:table-cell>
          <table:table-cell table:style-name="ce14" office:value-type="float" office:value="13414051" calcext:value-type="float">
            <text:p>13414051</text:p>
          </table:table-cell>
          <table:table-cell table:formula="of:=([.D27]+[.G27]+[.J27])/3" office:value-type="float" office:value="15855950.6666667" calcext:value-type="float">
            <text:p>15855951</text:p>
          </table:table-cell>
          <table:table-cell table:formula="of:=([.E27]+[.H27]+[.K27])/3" office:value-type="float" office:value="14650203.6666667" calcext:value-type="float">
            <text:p>14650204</text:p>
          </table:table-cell>
          <table:table-cell table:formula="of:=([.F27]+[.I27]+[.L27])/3" office:value-type="float" office:value="13487891.3333333" calcext:value-type="float">
            <text:p>13487891</text:p>
          </table:table-cell>
          <table:table-cell table:formula="of:=[.C27]/[.M27]" office:value-type="float" office:value="8.27555897836209" calcext:value-type="float">
            <text:p>8.27555897836209</text:p>
          </table:table-cell>
          <table:table-cell table:formula="of:=[.C27]/[.N27]" office:value-type="float" office:value="8.95665738753892" calcext:value-type="float">
            <text:p>8.95665738753892</text:p>
          </table:table-cell>
          <table:table-cell table:formula="of:=[.C27]/[.O27]" office:value-type="float" office:value="9.72849288722524" calcext:value-type="float">
            <text:p>9.72849288722524</text:p>
          </table:table-cell>
          <table:table-cell table:formula="of:=[.M5]/[.M27]" office:value-type="float" office:value="10.3452387969925" calcext:value-type="float">
            <text:p>10.3452387969925</text:p>
          </table:table-cell>
          <table:table-cell table:formula="of:=[.N5]/[.N27]" office:value-type="float" office:value="11.5468277790268" calcext:value-type="float">
            <text:p>11.5468277790268</text:p>
          </table:table-cell>
          <table:table-cell table:formula="of:=[.O5]/[.O27]" office:value-type="float" office:value="12.2095712811447" calcext:value-type="float">
            <text:p>12.2095712811447</text:p>
          </table:table-cell>
          <table:table-cell table:formula="of:=[.P27]/23" office:value-type="float" office:value="0.3598069121027" calcext:value-type="float">
            <text:p>0.3598069121027</text:p>
          </table:table-cell>
          <table:table-cell table:formula="of:=[.Q27]/23" office:value-type="float" office:value="0.389419886414735" calcext:value-type="float">
            <text:p>0.389419886414735</text:p>
          </table:table-cell>
          <table:table-cell table:formula="of:=[.R27]/23" office:value-type="float" office:value="0.422977951618489" calcext:value-type="float">
            <text:p>0.4229779516184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4464758" calcext:value-type="float">
            <text:p>14464758</text:p>
          </table:table-cell>
          <table:table-cell office:value-type="float" office:value="14112803" calcext:value-type="float">
            <text:p>14112803</text:p>
          </table:table-cell>
          <table:table-cell table:style-name="ce23" office:value-type="float" office:value="12489630" calcext:value-type="float">
            <text:p>12489630</text:p>
          </table:table-cell>
          <table:table-cell table:style-name="ce5" office:value-type="float" office:value="14251618" calcext:value-type="float">
            <text:p>14251618</text:p>
          </table:table-cell>
          <table:table-cell office:value-type="float" office:value="14753695" calcext:value-type="float">
            <text:p>14753695</text:p>
          </table:table-cell>
          <table:table-cell table:style-name="ce14" office:value-type="float" office:value="12505227" calcext:value-type="float">
            <text:p>12505227</text:p>
          </table:table-cell>
          <table:table-cell table:style-name="ce5" office:value-type="float" office:value="15089387" calcext:value-type="float">
            <text:p>15089387</text:p>
          </table:table-cell>
          <table:table-cell office:value-type="float" office:value="14057614" calcext:value-type="float">
            <text:p>14057614</text:p>
          </table:table-cell>
          <table:table-cell table:style-name="ce14" office:value-type="float" office:value="12821135" calcext:value-type="float">
            <text:p>12821135</text:p>
          </table:table-cell>
          <table:table-cell table:formula="of:=([.D28]+[.G28]+[.J28])/3" office:value-type="float" office:value="14601921" calcext:value-type="float">
            <text:p>14601921</text:p>
          </table:table-cell>
          <table:table-cell table:formula="of:=([.E28]+[.H28]+[.K28])/3" office:value-type="float" office:value="14308037.3333333" calcext:value-type="float">
            <text:p>14308037</text:p>
          </table:table-cell>
          <table:table-cell table:formula="of:=([.F28]+[.I28]+[.L28])/3" office:value-type="float" office:value="12605330.6666667" calcext:value-type="float">
            <text:p>12605331</text:p>
          </table:table-cell>
          <table:table-cell table:formula="of:=[.C28]/[.M28]" office:value-type="float" office:value="8.98627344306273" calcext:value-type="float">
            <text:p>8.98627344306273</text:p>
          </table:table-cell>
          <table:table-cell table:formula="of:=[.C28]/[.N28]" office:value-type="float" office:value="9.17084935152534" calcext:value-type="float">
            <text:p>9.17084935152534</text:p>
          </table:table-cell>
          <table:table-cell table:formula="of:=[.C28]/[.O28]" office:value-type="float" office:value="10.4096321127844" calcext:value-type="float">
            <text:p>10.4096321127844</text:p>
          </table:table-cell>
          <table:table-cell table:formula="of:=[.M5]/[.M28]" office:value-type="float" office:value="11.23369973033" calcext:value-type="float">
            <text:p>11.23369973033</text:p>
          </table:table-cell>
          <table:table-cell table:formula="of:=[.N5]/[.N28]" office:value-type="float" office:value="11.8229617889358" calcext:value-type="float">
            <text:p>11.8229617889358</text:p>
          </table:table-cell>
          <table:table-cell table:formula="of:=[.O5]/[.O28]" office:value-type="float" office:value="13.0644229034108" calcext:value-type="float">
            <text:p>13.0644229034108</text:p>
          </table:table-cell>
          <table:table-cell table:formula="of:=[.P28]/24" office:value-type="float" office:value="0.374428060127614" calcext:value-type="float">
            <text:p>0.374428060127614</text:p>
          </table:table-cell>
          <table:table-cell table:formula="of:=[.Q28]/24" office:value-type="float" office:value="0.382118722980222" calcext:value-type="float">
            <text:p>0.382118722980222</text:p>
          </table:table-cell>
          <table:table-cell table:formula="of:=[.R28]/24" office:value-type="float" office:value="0.433734671366018" calcext:value-type="float">
            <text:p>0.433734671366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3757616" calcext:value-type="float">
            <text:p>13757616</text:p>
          </table:table-cell>
          <table:table-cell office:value-type="float" office:value="12837460" calcext:value-type="float">
            <text:p>12837460</text:p>
          </table:table-cell>
          <table:table-cell table:style-name="ce23" office:value-type="float" office:value="12428474" calcext:value-type="float">
            <text:p>12428474</text:p>
          </table:table-cell>
          <table:table-cell table:style-name="ce5" office:value-type="float" office:value="13771886" calcext:value-type="float">
            <text:p>13771886</text:p>
          </table:table-cell>
          <table:table-cell office:value-type="float" office:value="13416200" calcext:value-type="float">
            <text:p>13416200</text:p>
          </table:table-cell>
          <table:table-cell table:style-name="ce14" office:value-type="float" office:value="12307045" calcext:value-type="float">
            <text:p>12307045</text:p>
          </table:table-cell>
          <table:table-cell table:style-name="ce5" office:value-type="float" office:value="13905332" calcext:value-type="float">
            <text:p>13905332</text:p>
          </table:table-cell>
          <table:table-cell office:value-type="float" office:value="14040533" calcext:value-type="float">
            <text:p>14040533</text:p>
          </table:table-cell>
          <table:table-cell table:style-name="ce14" office:value-type="float" office:value="12425719" calcext:value-type="float">
            <text:p>12425719</text:p>
          </table:table-cell>
          <table:table-cell table:formula="of:=([.D29]+[.G29]+[.J29])/3" office:value-type="float" office:value="13811611.3333333" calcext:value-type="float">
            <text:p>13811611</text:p>
          </table:table-cell>
          <table:table-cell table:formula="of:=([.E29]+[.H29]+[.K29])/3" office:value-type="float" office:value="13431397.6666667" calcext:value-type="float">
            <text:p>13431398</text:p>
          </table:table-cell>
          <table:table-cell table:formula="of:=([.F29]+[.I29]+[.L29])/3" office:value-type="float" office:value="12387079.3333333" calcext:value-type="float">
            <text:p>12387079</text:p>
          </table:table-cell>
          <table:table-cell table:formula="of:=[.C29]/[.M29]" office:value-type="float" office:value="9.50047403834177" calcext:value-type="float">
            <text:p>9.50047403834177</text:p>
          </table:table-cell>
          <table:table-cell table:formula="of:=[.C29]/[.N29]" office:value-type="float" office:value="9.76941180333352" calcext:value-type="float">
            <text:p>9.76941180333352</text:p>
          </table:table-cell>
          <table:table-cell table:formula="of:=[.C29]/[.O29]" office:value-type="float" office:value="10.5930422635543" calcext:value-type="float">
            <text:p>10.5930422635543</text:p>
          </table:table-cell>
          <table:table-cell table:formula="of:=[.M5]/[.M29]" office:value-type="float" office:value="11.8764995655588" calcext:value-type="float">
            <text:p>11.8764995655588</text:p>
          </table:table-cell>
          <table:table-cell table:formula="of:=[.N5]/[.N29]" office:value-type="float" office:value="12.5946221580862" calcext:value-type="float">
            <text:p>12.5946221580862</text:p>
          </table:table-cell>
          <table:table-cell table:formula="of:=[.O5]/[.O29]" office:value-type="float" office:value="13.2946085380687" calcext:value-type="float">
            <text:p>13.2946085380687</text:p>
          </table:table-cell>
          <table:table-cell table:formula="of:=[.P29]/25" office:value-type="float" office:value="0.380018961533671" calcext:value-type="float">
            <text:p>0.380018961533671</text:p>
          </table:table-cell>
          <table:table-cell table:formula="of:=[.Q29]/25" office:value-type="float" office:value="0.390776472133341" calcext:value-type="float">
            <text:p>0.390776472133341</text:p>
          </table:table-cell>
          <table:table-cell table:formula="of:=[.R29]/25" office:value-type="float" office:value="0.423721690542173" calcext:value-type="float">
            <text:p>0.423721690542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3118739" calcext:value-type="float">
            <text:p>13118739</text:p>
          </table:table-cell>
          <table:table-cell office:value-type="float" office:value="11894389" calcext:value-type="float">
            <text:p>11894389</text:p>
          </table:table-cell>
          <table:table-cell table:style-name="ce23" office:value-type="float" office:value="11586125" calcext:value-type="float">
            <text:p>11586125</text:p>
          </table:table-cell>
          <table:table-cell table:style-name="ce5" office:value-type="float" office:value="13408021" calcext:value-type="float">
            <text:p>13408021</text:p>
          </table:table-cell>
          <table:table-cell office:value-type="float" office:value="13524555" calcext:value-type="float">
            <text:p>13524555</text:p>
          </table:table-cell>
          <table:table-cell table:style-name="ce14" office:value-type="float" office:value="11548757" calcext:value-type="float">
            <text:p>11548757</text:p>
          </table:table-cell>
          <table:table-cell table:style-name="ce5" office:value-type="float" office:value="13782738" calcext:value-type="float">
            <text:p>13782738</text:p>
          </table:table-cell>
          <table:table-cell office:value-type="float" office:value="14336323" calcext:value-type="float">
            <text:p>14336323</text:p>
          </table:table-cell>
          <table:table-cell table:style-name="ce14" office:value-type="float" office:value="12265856" calcext:value-type="float">
            <text:p>12265856</text:p>
          </table:table-cell>
          <table:table-cell table:formula="of:=([.D30]+[.G30]+[.J30])/3" office:value-type="float" office:value="13436499.3333333" calcext:value-type="float">
            <text:p>13436499</text:p>
          </table:table-cell>
          <table:table-cell table:formula="of:=([.E30]+[.H30]+[.K30])/3" office:value-type="float" office:value="13251755.6666667" calcext:value-type="float">
            <text:p>13251756</text:p>
          </table:table-cell>
          <table:table-cell table:formula="of:=([.F30]+[.I30]+[.L30])/3" office:value-type="float" office:value="11800246" calcext:value-type="float">
            <text:p>11800246</text:p>
          </table:table-cell>
          <table:table-cell table:formula="of:=[.C30]/[.M30]" office:value-type="float" office:value="9.7657024828243" calcext:value-type="float">
            <text:p>9.7657024828243</text:p>
          </table:table-cell>
          <table:table-cell table:formula="of:=[.C30]/[.N30]" office:value-type="float" office:value="9.90184683453388" calcext:value-type="float">
            <text:p>9.90184683453388</text:p>
          </table:table-cell>
          <table:table-cell table:formula="of:=[.C30]/[.O30]" office:value-type="float" office:value="11.1198406287462" calcext:value-type="float">
            <text:p>11.1198406287462</text:p>
          </table:table-cell>
          <table:table-cell table:formula="of:=[.M5]/[.M30]" office:value-type="float" office:value="12.2080604427274" calcext:value-type="float">
            <text:p>12.2080604427274</text:p>
          </table:table-cell>
          <table:table-cell table:formula="of:=[.N5]/[.N30]" office:value-type="float" office:value="12.7653559967287" calcext:value-type="float">
            <text:p>12.7653559967287</text:p>
          </table:table-cell>
          <table:table-cell table:formula="of:=[.O5]/[.O30]" office:value-type="float" office:value="13.9557574195205" calcext:value-type="float">
            <text:p>13.9557574195205</text:p>
          </table:table-cell>
          <table:table-cell table:formula="of:=[.P30]/26" office:value-type="float" office:value="0.375603941647088" calcext:value-type="float">
            <text:p>0.375603941647088</text:p>
          </table:table-cell>
          <table:table-cell table:formula="of:=[.Q30]/26" office:value-type="float" office:value="0.380840262866687" calcext:value-type="float">
            <text:p>0.380840262866687</text:p>
          </table:table-cell>
          <table:table-cell table:formula="of:=[.R30]/26" office:value-type="float" office:value="0.427686178028701" calcext:value-type="float">
            <text:p>0.427686178028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3246828" calcext:value-type="float">
            <text:p>13246828</text:p>
          </table:table-cell>
          <table:table-cell office:value-type="float" office:value="13004337" calcext:value-type="float">
            <text:p>13004337</text:p>
          </table:table-cell>
          <table:table-cell table:style-name="ce23" office:value-type="float" office:value="11569597" calcext:value-type="float">
            <text:p>11569597</text:p>
          </table:table-cell>
          <table:table-cell table:style-name="ce5" office:value-type="float" office:value="13544743" calcext:value-type="float">
            <text:p>13544743</text:p>
          </table:table-cell>
          <table:table-cell office:value-type="float" office:value="12628358" calcext:value-type="float">
            <text:p>12628358</text:p>
          </table:table-cell>
          <table:table-cell table:style-name="ce14" office:value-type="float" office:value="11486755" calcext:value-type="float">
            <text:p>11486755</text:p>
          </table:table-cell>
          <table:table-cell table:style-name="ce5" office:value-type="float" office:value="13106559" calcext:value-type="float">
            <text:p>13106559</text:p>
          </table:table-cell>
          <table:table-cell office:value-type="float" office:value="13738198" calcext:value-type="float">
            <text:p>13738198</text:p>
          </table:table-cell>
          <table:table-cell table:style-name="ce14" office:value-type="float" office:value="11570106" calcext:value-type="float">
            <text:p>11570106</text:p>
          </table:table-cell>
          <table:table-cell table:formula="of:=([.D31]+[.G31]+[.J31])/3" office:value-type="float" office:value="13299376.6666667" calcext:value-type="float">
            <text:p>13299377</text:p>
          </table:table-cell>
          <table:table-cell table:formula="of:=([.E31]+[.H31]+[.K31])/3" office:value-type="float" office:value="13123631" calcext:value-type="float">
            <text:p>13123631</text:p>
          </table:table-cell>
          <table:table-cell table:formula="of:=([.F31]+[.I31]+[.L31])/3" office:value-type="float" office:value="11542152.6666667" calcext:value-type="float">
            <text:p>11542153</text:p>
          </table:table-cell>
          <table:table-cell table:formula="of:=[.C31]/[.M31]" office:value-type="float" office:value="9.86639134966975" calcext:value-type="float">
            <text:p>9.86639134966975</text:p>
          </table:table-cell>
          <table:table-cell table:formula="of:=[.C31]/[.N31]" office:value-type="float" office:value="9.99851755204029" calcext:value-type="float">
            <text:p>9.99851755204029</text:p>
          </table:table-cell>
          <table:table-cell table:formula="of:=[.C31]/[.O31]" office:value-type="float" office:value="11.3684906697647" calcext:value-type="float">
            <text:p>11.3684906697647</text:p>
          </table:table-cell>
          <table:table-cell table:formula="of:=[.M5]/[.M31]" office:value-type="float" office:value="12.3339311391285" calcext:value-type="float">
            <text:p>12.3339311391285</text:p>
          </table:table-cell>
          <table:table-cell table:formula="of:=[.N5]/[.N31]" office:value-type="float" office:value="12.8899828611965" calcext:value-type="float">
            <text:p>12.8899828611965</text:p>
          </table:table-cell>
          <table:table-cell table:formula="of:=[.O5]/[.O31]" office:value-type="float" office:value="14.2678212134778" calcext:value-type="float">
            <text:p>14.2678212134778</text:p>
          </table:table-cell>
          <table:table-cell table:formula="of:=[.P31]/27" office:value-type="float" office:value="0.36542190183962" calcext:value-type="float">
            <text:p>0.36542190183962</text:p>
          </table:table-cell>
          <table:table-cell table:formula="of:=[.Q31]/27" office:value-type="float" office:value="0.370315464890381" calcext:value-type="float">
            <text:p>0.370315464890381</text:p>
          </table:table-cell>
          <table:table-cell table:formula="of:=[.R31]/27" office:value-type="float" office:value="0.421055209991285" calcext:value-type="float">
            <text:p>0.4210552099912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2661687" calcext:value-type="float">
            <text:p>12661687</text:p>
          </table:table-cell>
          <table:table-cell office:value-type="float" office:value="11618340" calcext:value-type="float">
            <text:p>11618340</text:p>
          </table:table-cell>
          <table:table-cell table:style-name="ce23" office:value-type="float" office:value="11041255" calcext:value-type="float">
            <text:p>11041255</text:p>
          </table:table-cell>
          <table:table-cell table:style-name="ce5" office:value-type="float" office:value="12952507" calcext:value-type="float">
            <text:p>12952507</text:p>
          </table:table-cell>
          <table:table-cell office:value-type="float" office:value="12390861" calcext:value-type="float">
            <text:p>12390861</text:p>
          </table:table-cell>
          <table:table-cell table:style-name="ce14" office:value-type="float" office:value="10799625" calcext:value-type="float">
            <text:p>10799625</text:p>
          </table:table-cell>
          <table:table-cell table:style-name="ce5" office:value-type="float" office:value="12503894" calcext:value-type="float">
            <text:p>12503894</text:p>
          </table:table-cell>
          <table:table-cell office:value-type="float" office:value="14496946" calcext:value-type="float">
            <text:p>14496946</text:p>
          </table:table-cell>
          <table:table-cell table:style-name="ce14" office:value-type="float" office:value="10891220" calcext:value-type="float">
            <text:p>10891220</text:p>
          </table:table-cell>
          <table:table-cell table:formula="of:=([.D32]+[.G32]+[.J32])/3" office:value-type="float" office:value="12706029.3333333" calcext:value-type="float">
            <text:p>12706029</text:p>
          </table:table-cell>
          <table:table-cell table:formula="of:=([.E32]+[.H32]+[.K32])/3" office:value-type="float" office:value="12835382.3333333" calcext:value-type="float">
            <text:p>12835382</text:p>
          </table:table-cell>
          <table:table-cell table:formula="of:=([.F32]+[.I32]+[.L32])/3" office:value-type="float" office:value="10910700" calcext:value-type="float">
            <text:p>10910700</text:p>
          </table:table-cell>
          <table:table-cell table:formula="of:=[.C32]/[.M32]" office:value-type="float" office:value="10.3271330057269" calcext:value-type="float">
            <text:p>10.3271330057269</text:p>
          </table:table-cell>
          <table:table-cell table:formula="of:=[.C32]/[.N32]" office:value-type="float" office:value="10.2230577549086" calcext:value-type="float">
            <text:p>10.2230577549086</text:p>
          </table:table-cell>
          <table:table-cell table:formula="of:=[.C32]/[.O32]" office:value-type="float" office:value="12.0264377995912" calcext:value-type="float">
            <text:p>12.0264377995912</text:p>
          </table:table-cell>
          <table:table-cell table:formula="of:=[.M5]/[.M32]" office:value-type="float" office:value="12.9099021965635" calcext:value-type="float">
            <text:p>12.9099021965635</text:p>
          </table:table-cell>
          <table:table-cell table:formula="of:=[.N5]/[.N32]" office:value-type="float" office:value="13.1794577109988" calcext:value-type="float">
            <text:p>13.1794577109988</text:p>
          </table:table-cell>
          <table:table-cell table:formula="of:=[.O5]/[.O32]" office:value-type="float" office:value="15.0935660101246" calcext:value-type="float">
            <text:p>15.0935660101246</text:p>
          </table:table-cell>
          <table:table-cell table:formula="of:=[.P32]/28" office:value-type="float" office:value="0.368826178775959" calcext:value-type="float">
            <text:p>0.368826178775959</text:p>
          </table:table-cell>
          <table:table-cell table:formula="of:=[.Q32]/28" office:value-type="float" office:value="0.36510920553245" calcext:value-type="float">
            <text:p>0.36510920553245</text:p>
          </table:table-cell>
          <table:table-cell table:formula="of:=[.R32]/28" office:value-type="float" office:value="0.429515635699687" calcext:value-type="float">
            <text:p>0.429515635699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2378388" calcext:value-type="float">
            <text:p>12378388</text:p>
          </table:table-cell>
          <table:table-cell office:value-type="float" office:value="11748164" calcext:value-type="float">
            <text:p>11748164</text:p>
          </table:table-cell>
          <table:table-cell table:style-name="ce23" office:value-type="float" office:value="11117212" calcext:value-type="float">
            <text:p>11117212</text:p>
          </table:table-cell>
          <table:table-cell table:style-name="ce5" office:value-type="float" office:value="12313780" calcext:value-type="float">
            <text:p>12313780</text:p>
          </table:table-cell>
          <table:table-cell office:value-type="float" office:value="11936564" calcext:value-type="float">
            <text:p>11936564</text:p>
          </table:table-cell>
          <table:table-cell table:style-name="ce14" office:value-type="float" office:value="10911852" calcext:value-type="float">
            <text:p>10911852</text:p>
          </table:table-cell>
          <table:table-cell table:style-name="ce5" office:value-type="float" office:value="12573995" calcext:value-type="float">
            <text:p>12573995</text:p>
          </table:table-cell>
          <table:table-cell office:value-type="float" office:value="13178830" calcext:value-type="float">
            <text:p>13178830</text:p>
          </table:table-cell>
          <table:table-cell table:style-name="ce14" office:value-type="float" office:value="10762272" calcext:value-type="float">
            <text:p>10762272</text:p>
          </table:table-cell>
          <table:table-cell table:formula="of:=([.D33]+[.G33]+[.J33])/3" office:value-type="float" office:value="12422054.3333333" calcext:value-type="float">
            <text:p>12422054</text:p>
          </table:table-cell>
          <table:table-cell table:formula="of:=([.E33]+[.H33]+[.K33])/3" office:value-type="float" office:value="12287852.6666667" calcext:value-type="float">
            <text:p>12287853</text:p>
          </table:table-cell>
          <table:table-cell table:formula="of:=([.F33]+[.I33]+[.L33])/3" office:value-type="float" office:value="10930445.3333333" calcext:value-type="float">
            <text:p>10930445</text:p>
          </table:table-cell>
          <table:table-cell table:formula="of:=[.C33]/[.M33]" office:value-type="float" office:value="10.5632169509912" calcext:value-type="float">
            <text:p>10.5632169509912</text:p>
          </table:table-cell>
          <table:table-cell table:formula="of:=[.C33]/[.N33]" office:value-type="float" office:value="10.6785830250026" calcext:value-type="float">
            <text:p>10.6785830250026</text:p>
          </table:table-cell>
          <table:table-cell table:formula="of:=[.C33]/[.O33]" office:value-type="float" office:value="12.004712607623" calcext:value-type="float">
            <text:p>12.004712607623</text:p>
          </table:table-cell>
          <table:table-cell table:formula="of:=[.M5]/[.M33]" office:value-type="float" office:value="13.2050296672615" calcext:value-type="float">
            <text:p>13.2050296672615</text:p>
          </table:table-cell>
          <table:table-cell table:formula="of:=[.N5]/[.N33]" office:value-type="float" office:value="13.7667160614285" calcext:value-type="float">
            <text:p>13.7667160614285</text:p>
          </table:table-cell>
          <table:table-cell table:formula="of:=[.O5]/[.O33]" office:value-type="float" office:value="15.0663001958811" calcext:value-type="float">
            <text:p>15.0663001958811</text:p>
          </table:table-cell>
          <table:table-cell table:formula="of:=[.P33]/29" office:value-type="float" office:value="0.364248860379007" calcext:value-type="float">
            <text:p>0.364248860379007</text:p>
          </table:table-cell>
          <table:table-cell table:formula="of:=[.Q33]/29" office:value-type="float" office:value="0.368227000862159" calcext:value-type="float">
            <text:p>0.368227000862159</text:p>
          </table:table-cell>
          <table:table-cell table:formula="of:=[.R33]/29" office:value-type="float" office:value="0.413955607159413" calcext:value-type="float">
            <text:p>0.413955607159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2047344" calcext:value-type="float">
            <text:p>12047344</text:p>
          </table:table-cell>
          <table:table-cell office:value-type="float" office:value="12739437" calcext:value-type="float">
            <text:p>12739437</text:p>
          </table:table-cell>
          <table:table-cell table:style-name="ce23" office:value-type="float" office:value="10112187" calcext:value-type="float">
            <text:p>10112187</text:p>
          </table:table-cell>
          <table:table-cell table:style-name="ce5" office:value-type="float" office:value="12693525" calcext:value-type="float">
            <text:p>12693525</text:p>
          </table:table-cell>
          <table:table-cell office:value-type="float" office:value="12436484" calcext:value-type="float">
            <text:p>12436484</text:p>
          </table:table-cell>
          <table:table-cell table:style-name="ce14" office:value-type="float" office:value="10123431" calcext:value-type="float">
            <text:p>10123431</text:p>
          </table:table-cell>
          <table:table-cell table:style-name="ce5" office:value-type="float" office:value="12629771" calcext:value-type="float">
            <text:p>12629771</text:p>
          </table:table-cell>
          <table:table-cell office:value-type="float" office:value="12765998" calcext:value-type="float">
            <text:p>12765998</text:p>
          </table:table-cell>
          <table:table-cell table:style-name="ce14" office:value-type="float" office:value="10967282" calcext:value-type="float">
            <text:p>10967282</text:p>
          </table:table-cell>
          <table:table-cell table:formula="of:=([.D34]+[.G34]+[.J34])/3" office:value-type="float" office:value="12456880" calcext:value-type="float">
            <text:p>12456880</text:p>
          </table:table-cell>
          <table:table-cell table:formula="of:=([.E34]+[.H34]+[.K34])/3" office:value-type="float" office:value="12647306.3333333" calcext:value-type="float">
            <text:p>12647306</text:p>
          </table:table-cell>
          <table:table-cell table:formula="of:=([.F34]+[.I34]+[.L34])/3" office:value-type="float" office:value="10400966.6666667" calcext:value-type="float">
            <text:p>10400967</text:p>
          </table:table-cell>
          <table:table-cell table:formula="of:=[.C34]/[.M34]" office:value-type="float" office:value="10.5336853931321" calcext:value-type="float">
            <text:p>10.5336853931321</text:p>
          </table:table-cell>
          <table:table-cell table:formula="of:=[.C34]/[.N34]" office:value-type="float" office:value="10.3750831553881" calcext:value-type="float">
            <text:p>10.3750831553881</text:p>
          </table:table-cell>
          <table:table-cell table:formula="of:=[.C34]/[.O34]" office:value-type="float" office:value="12.6158326533751" calcext:value-type="float">
            <text:p>12.6158326533751</text:p>
          </table:table-cell>
          <table:table-cell table:formula="of:=[.M5]/[.M34]" office:value-type="float" office:value="13.1681124005369" calcext:value-type="float">
            <text:p>13.1681124005369</text:p>
          </table:table-cell>
          <table:table-cell table:formula="of:=[.N5]/[.N34]" office:value-type="float" office:value="13.3754472460922" calcext:value-type="float">
            <text:p>13.3754472460922</text:p>
          </table:table-cell>
          <table:table-cell table:formula="of:=[.O5]/[.O34]" office:value-type="float" office:value="15.8332754968288" calcext:value-type="float">
            <text:p>15.8332754968288</text:p>
          </table:table-cell>
          <table:table-cell table:formula="of:=[.P34]/30" office:value-type="float" office:value="0.351122846437738" calcext:value-type="float">
            <text:p>0.351122846437738</text:p>
          </table:table-cell>
          <table:table-cell table:formula="of:=[.Q34]/30" office:value-type="float" office:value="0.345836105179604" calcext:value-type="float">
            <text:p>0.345836105179604</text:p>
          </table:table-cell>
          <table:table-cell table:formula="of:=[.R34]/30" office:value-type="float" office:value="0.420527755112504" calcext:value-type="float">
            <text:p>0.4205277551125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office:value-type="float" office:value="131216854.9" calcext:value-type="float">
            <text:p>131216854.9</text:p>
          </table:table-cell>
          <table:table-cell office:value-type="float" office:value="12017785" calcext:value-type="float">
            <text:p>12017785</text:p>
          </table:table-cell>
          <table:table-cell office:value-type="float" office:value="11839606" calcext:value-type="float">
            <text:p>11839606</text:p>
          </table:table-cell>
          <table:table-cell table:style-name="ce23" office:value-type="float" office:value="10056180" calcext:value-type="float">
            <text:p>10056180</text:p>
          </table:table-cell>
          <table:table-cell table:style-name="ce5" office:value-type="float" office:value="11746982" calcext:value-type="float">
            <text:p>11746982</text:p>
          </table:table-cell>
          <table:table-cell office:value-type="float" office:value="11851627" calcext:value-type="float">
            <text:p>11851627</text:p>
          </table:table-cell>
          <table:table-cell table:style-name="ce14" office:value-type="float" office:value="10112231" calcext:value-type="float">
            <text:p>10112231</text:p>
          </table:table-cell>
          <table:table-cell table:style-name="ce5" office:value-type="float" office:value="11677563" calcext:value-type="float">
            <text:p>11677563</text:p>
          </table:table-cell>
          <table:table-cell office:value-type="float" office:value="11850333" calcext:value-type="float">
            <text:p>11850333</text:p>
          </table:table-cell>
          <table:table-cell table:style-name="ce14" office:value-type="float" office:value="11271693" calcext:value-type="float">
            <text:p>11271693</text:p>
          </table:table-cell>
          <table:table-cell table:formula="of:=([.D35]+[.G35]+[.J35])/3" office:value-type="float" office:value="11814110" calcext:value-type="float">
            <text:p>11814110</text:p>
          </table:table-cell>
          <table:table-cell table:formula="of:=([.E35]+[.H35]+[.K35])/3" office:value-type="float" office:value="11847188.6666667" calcext:value-type="float">
            <text:p>11847189</text:p>
          </table:table-cell>
          <table:table-cell table:formula="of:=([.F35]+[.I35]+[.L35])/3" office:value-type="float" office:value="10480034.6666667" calcext:value-type="float">
            <text:p>10480035</text:p>
          </table:table-cell>
          <table:table-cell table:formula="of:=[.C35]/[.M35]" office:value-type="float" office:value="11.1067913621932" calcext:value-type="float">
            <text:p>11.1067913621932</text:p>
          </table:table-cell>
          <table:table-cell table:formula="of:=[.C35]/[.N35]" office:value-type="float" office:value="11.0757799670391" calcext:value-type="float">
            <text:p>11.0757799670391</text:p>
          </table:table-cell>
          <table:table-cell table:formula="of:=[.C35]/[.O35]" office:value-type="float" office:value="12.5206508445392" calcext:value-type="float">
            <text:p>12.5206508445392</text:p>
          </table:table-cell>
          <table:table-cell table:formula="of:=[.M5]/[.M35]" office:value-type="float" office:value="13.8845495767349" calcext:value-type="float">
            <text:p>13.8845495767349</text:p>
          </table:table-cell>
          <table:table-cell table:formula="of:=[.N5]/[.N35]" office:value-type="float" office:value="14.2787781495053" calcext:value-type="float">
            <text:p>14.2787781495053</text:p>
          </table:table-cell>
          <table:table-cell table:formula="of:=[.O5]/[.O35]" office:value-type="float" office:value="15.7138192672645" calcext:value-type="float">
            <text:p>15.7138192672645</text:p>
          </table:table-cell>
          <table:table-cell table:formula="of:=[.P35]/31" office:value-type="float" office:value="0.358283592328812" calcext:value-type="float">
            <text:p>0.358283592328812</text:p>
          </table:table-cell>
          <table:table-cell table:formula="of:=[.Q35]/31" office:value-type="float" office:value="0.357283224743198" calcext:value-type="float">
            <text:p>0.357283224743198</text:p>
          </table:table-cell>
          <table:table-cell table:formula="of:=[.R35]/31" office:value-type="float" office:value="0.403891962727069" calcext:value-type="float">
            <text:p>0.403891962727069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1216854.9" calcext:value-type="float">
            <text:p>131216854.9</text:p>
          </table:table-cell>
          <table:table-cell table:style-name="ce12" office:value-type="float" office:value="11640491" calcext:value-type="float">
            <text:p>11640491</text:p>
          </table:table-cell>
          <table:table-cell table:style-name="ce17" office:value-type="float" office:value="12318694" calcext:value-type="float">
            <text:p>12318694</text:p>
          </table:table-cell>
          <table:table-cell table:style-name="ce24" office:value-type="float" office:value="10309815" calcext:value-type="float">
            <text:p>10309815</text:p>
          </table:table-cell>
          <table:table-cell table:style-name="ce6" office:value-type="float" office:value="11359005" calcext:value-type="float">
            <text:p>11359005</text:p>
          </table:table-cell>
          <table:table-cell table:style-name="ce9" office:value-type="float" office:value="12264482" calcext:value-type="float">
            <text:p>12264482</text:p>
          </table:table-cell>
          <table:table-cell table:style-name="ce15" office:value-type="float" office:value="10476789" calcext:value-type="float">
            <text:p>10476789</text:p>
          </table:table-cell>
          <table:table-cell table:style-name="ce6" office:value-type="float" office:value="11393747" calcext:value-type="float">
            <text:p>11393747</text:p>
          </table:table-cell>
          <table:table-cell table:style-name="ce9" office:value-type="float" office:value="11873293" calcext:value-type="float">
            <text:p>11873293</text:p>
          </table:table-cell>
          <table:table-cell table:style-name="ce15" office:value-type="float" office:value="11257470" calcext:value-type="float">
            <text:p>11257470</text:p>
          </table:table-cell>
          <table:table-cell table:style-name="ce27" table:formula="of:=([.D36]+[.G36]+[.J36])/3" office:value-type="float" office:value="11464414.3333333" calcext:value-type="float">
            <text:p>11464414</text:p>
          </table:table-cell>
          <table:table-cell table:style-name="ce30" table:formula="of:=([.E36]+[.H36]+[.K36])/3" office:value-type="float" office:value="12152156.3333333" calcext:value-type="float">
            <text:p>12152156</text:p>
          </table:table-cell>
          <table:table-cell table:style-name="ce33" table:formula="of:=([.F36]+[.I36]+[.L36])/3" office:value-type="float" office:value="10681358" calcext:value-type="float">
            <text:p>10681358</text:p>
          </table:table-cell>
          <table:table-cell table:style-name="ce36" table:formula="of:=[.C36]/[.M36]" office:value-type="float" office:value="11.4455785603003" calcext:value-type="float">
            <text:p>11.4455785603003</text:p>
          </table:table-cell>
          <table:table-cell table:style-name="ce39" table:formula="of:=[.C36]/[.N36]" office:value-type="float" office:value="10.7978247893399" calcext:value-type="float">
            <text:p>10.7978247893399</text:p>
          </table:table-cell>
          <table:table-cell table:style-name="ce42" table:formula="of:=[.C36]/[.O36]" office:value-type="float" office:value="12.2846603306434" calcext:value-type="float">
            <text:p>12.2846603306434</text:p>
          </table:table-cell>
          <table:table-cell table:style-name="ce36" table:formula="of:=[.M5]/[.M36]" office:value-type="float" office:value="14.3080659186457" calcext:value-type="float">
            <text:p>14.3080659186457</text:p>
          </table:table-cell>
          <table:table-cell table:style-name="ce39" table:formula="of:=[.N5]/[.N36]" office:value-type="float" office:value="13.9204412802568" calcext:value-type="float">
            <text:p>13.9204412802568</text:p>
          </table:table-cell>
          <table:table-cell table:style-name="ce42" table:formula="of:=[.O5]/[.O36]" office:value-type="float" office:value="15.4176435867674" calcext:value-type="float">
            <text:p>15.4176435867674</text:p>
          </table:table-cell>
          <table:table-cell table:style-name="ce45" table:formula="of:=[.P36]/32" office:value-type="float" office:value="0.357674330009386" calcext:value-type="float">
            <text:p>0.357674330009386</text:p>
          </table:table-cell>
          <table:table-cell table:style-name="ce47" table:formula="of:=[.Q36]/32" office:value-type="float" office:value="0.33743202466687" calcext:value-type="float">
            <text:p>0.33743202466687</text:p>
          </table:table-cell>
          <table:table-cell table:style-name="ce50" table:formula="of:=[.R36]/32" office:value-type="float" office:value="0.383895635332605" calcext:value-type="float">
            <text:p>0.383895635332605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Exp 1 larger sequential time</text:p>
          </table:table-cell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25884734" calcext:value-type="float">
            <text:p>125884734</text:p>
          </table:table-cell>
          <table:table-cell table:style-name="ce14" table:formula="of:=([.C42]+[.C43]+[.C44]+[.C45]+[.C46]+[.C47]+[.C48]+[.C49]+[.C50]+[.C51])/10" office:value-type="float" office:value="131216854.9" calcext:value-type="float">
            <text:p>131216854.9</text:p>
          </table:table-cell>
          <table:table-cell table:style-name="ce19" office:value-type="string" calcext:value-type="string">
            <text:p>1-1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7" table:number-columns-repeated="3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125561365" calcext:value-type="float">
            <text:p>125561365</text:p>
          </table:table-cell>
          <table:table-cell table:style-name="ce14"/>
          <table:table-cell table:style-name="ce20" office:value-type="float" office:value="8192" calcext:value-type="float">
            <text:p>8192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 table:number-columns-repeated="3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125554752" calcext:value-type="float">
            <text:p>125554752</text:p>
          </table:table-cell>
          <table:table-cell table:style-name="ce14"/>
          <table:table-cell table:style-name="ce20" office:value-type="float" office:value="256" calcext:value-type="float">
            <text:p>256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11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office:value-type="float" office:value="135434159" calcext:value-type="float">
            <text:p>135434159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11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office:value-type="float" office:value="135679888" calcext:value-type="float">
            <text:p>135679888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116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office:value-type="float" office:value="155820517" calcext:value-type="float">
            <text:p>155820517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38"/>
          <table:table-cell table:style-name="ce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office:value-type="float" office:value="130684068" calcext:value-type="float">
            <text:p>130684068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style-name="ce116"/>
          <table:table-cell table:style-name="ce7" table:number-columns-repeated="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office:value-type="float" office:value="125397551" calcext:value-type="float">
            <text:p>125397551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office:value-type="float" office:value="126267697" calcext:value-type="float">
            <text:p>126267697</text:p>
          </table:table-cell>
          <table:table-cell table:style-name="ce14"/>
          <table:table-cell table:style-name="ce20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125883818" calcext:value-type="float">
            <text:p>125883818</text:p>
          </table:table-cell>
          <table:table-cell table:style-name="ce15"/>
          <table:table-cell table:style-name="ce21"/>
          <table:table-cell table:number-columns-repeated="6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xperiment 1</text:p>
          </table:table-cell>
          <table:table-cell/>
          <table:table-cell table:style-name="Default"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number-columns-repeated="2"/>
          <table:table-cell office:value-type="string" calcext:value-type="string">
            <text:p>Completion time attempt 3</text:p>
          </table:table-cell>
          <table:table-cell/>
          <table:table-cell table:style-name="ce7"/>
          <table:table-cell table:style-name="Default" office:value-type="string" calcext:value-type="string">
            <text:p>Average Completion time</text:p>
          </table:table-cell>
          <table:table-cell table:style-name="Default" table:number-columns-repeated="2"/>
          <table:table-cell table:style-name="Default" office:value-type="string" calcext:value-type="string">
            <text:p>Speed up</text:p>
          </table:table-cell>
          <table:table-cell table:style-name="Default" table:number-columns-repeated="2"/>
          <table:table-cell table:style-name="Default" office:value-type="string" calcext:value-type="string">
            <text:p>Scalability</text:p>
          </table:table-cell>
          <table:table-cell table:style-name="Default" table:number-columns-repeated="2"/>
          <table:table-cell table:style-name="Default" office:value-type="string" calcext:value-type="string">
            <text:p>Efficency</text:p>
          </table:table-cell>
          <table:table-cell/>
          <table:table-cell table:style-name="Default"/>
          <table:table-cell office:value-type="string" calcext:value-type="string">
            <text:p>Arguments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maller system</text:p>
          </table:table-cell>
          <table:table-cell/>
          <table:table-cell table:style-name="Default"/>
          <table:table-cell table:number-columns-repeated="7"/>
          <table:table-cell table:style-name="ce7"/>
          <table:table-cell table:style-name="Default" table:number-columns-repeated="10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93" office:value-type="string" calcext:value-type="string">
            <text:p>par_jacobi2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93" office:value-type="string" calcext:value-type="string">
            <text:p>par_jacobi2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 office:value-type="float" office:value="249823.5" calcext:value-type="float">
            <text:p>249823.5</text:p>
          </table:table-cell>
          <table:table-cell table:style-name="ce43" office:value-type="float" office:value="318316" calcext:value-type="float">
            <text:p>318316</text:p>
          </table:table-cell>
          <table:table-cell table:style-name="ce46" office:value-type="float" office:value="361618" calcext:value-type="float">
            <text:p>361618</text:p>
          </table:table-cell>
          <table:table-cell table:style-name="ce48" office:value-type="float" office:value="325636" calcext:value-type="float">
            <text:p>325636</text:p>
          </table:table-cell>
          <table:table-cell table:style-name="ce44" office:value-type="float" office:value="321015" calcext:value-type="float">
            <text:p>321015</text:p>
          </table:table-cell>
          <table:table-cell office:value-type="float" office:value="337430" calcext:value-type="float">
            <text:p>337430</text:p>
          </table:table-cell>
          <table:table-cell table:style-name="ce49" office:value-type="float" office:value="336137" calcext:value-type="float">
            <text:p>336137</text:p>
          </table:table-cell>
          <table:table-cell table:style-name="ce44" office:value-type="float" office:value="320233" calcext:value-type="float">
            <text:p>320233</text:p>
          </table:table-cell>
          <table:table-cell office:value-type="float" office:value="331528" calcext:value-type="float">
            <text:p>331528</text:p>
          </table:table-cell>
          <table:table-cell office:value-type="float" office:value="328851" calcext:value-type="float">
            <text:p>328851</text:p>
          </table:table-cell>
          <table:table-cell table:style-name="ce25" table:formula="of:=([.D60]+[.G60]+[.J60])/3" office:value-type="float" office:value="319854.666666667" calcext:value-type="float">
            <text:p>319855</text:p>
          </table:table-cell>
          <table:table-cell table:style-name="ce28" table:formula="of:=([.E60]+[.H60]+[.K60])/3" office:value-type="float" office:value="343525.333333333" calcext:value-type="float">
            <text:p>343525</text:p>
          </table:table-cell>
          <table:table-cell table:style-name="ce31" table:formula="of:=([.F60]+[.I60]+[.L60])/3" office:value-type="float" office:value="330208" calcext:value-type="float">
            <text:p>330208</text:p>
          </table:table-cell>
          <table:table-cell table:style-name="ce34" table:formula="of:=[.C60]/[.M60]" office:value-type="float" office:value="0.781053165812807" calcext:value-type="float">
            <text:p>0.781053165812807</text:p>
          </table:table-cell>
          <table:table-cell table:style-name="ce37" table:formula="of:=[.C60]/[.N60]" office:value-type="float" office:value="0.727234575615966" calcext:value-type="float">
            <text:p>0.727234575615966</text:p>
          </table:table-cell>
          <table:table-cell table:style-name="ce40" table:formula="of:=[.C60]/[.O60]" office:value-type="float" office:value="0.756564044481054" calcext:value-type="float">
            <text:p>0.756564044481054</text:p>
          </table:table-cell>
          <table:table-cell table:style-name="ce34" table:formula="of:=[.M60]/[.M60]" office:value-type="float" office:value="1" calcext:value-type="float">
            <text:p>1</text:p>
          </table:table-cell>
          <table:table-cell table:style-name="ce37" table:formula="of:=[.N60]/[.N60]" office:value-type="float" office:value="1" calcext:value-type="float">
            <text:p>1</text:p>
          </table:table-cell>
          <table:table-cell table:style-name="ce40" table:formula="of:=[.O60]/[.O60]" office:value-type="float" office:value="1" calcext:value-type="float">
            <text:p>1</text:p>
          </table:table-cell>
          <table:table-cell table:style-name="ce43" table:formula="of:=[.P60]/1" office:value-type="float" office:value="0.781053165812807" calcext:value-type="float">
            <text:p>0.781053165812807</text:p>
          </table:table-cell>
          <table:table-cell table:style-name="ce46" table:formula="of:=[.Q60]/1" office:value-type="float" office:value="0.727234575615966" calcext:value-type="float">
            <text:p>0.727234575615966</text:p>
          </table:table-cell>
          <table:table-cell table:style-name="ce48" table:formula="of:=[.R60]/1" office:value-type="float" office:value="0.756564044481054" calcext:value-type="float">
            <text:p>0.756564044481054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16284" calcext:value-type="float">
            <text:p>316284</text:p>
          </table:table-cell>
          <table:table-cell office:value-type="float" office:value="234769" calcext:value-type="float">
            <text:p>234769</text:p>
          </table:table-cell>
          <table:table-cell table:style-name="ce49" office:value-type="float" office:value="210417" calcext:value-type="float">
            <text:p>210417</text:p>
          </table:table-cell>
          <table:table-cell table:style-name="ce44" office:value-type="float" office:value="162589" calcext:value-type="float">
            <text:p>162589</text:p>
          </table:table-cell>
          <table:table-cell office:value-type="float" office:value="332314" calcext:value-type="float">
            <text:p>332314</text:p>
          </table:table-cell>
          <table:table-cell table:style-name="ce49" office:value-type="float" office:value="216015" calcext:value-type="float">
            <text:p>216015</text:p>
          </table:table-cell>
          <table:table-cell table:style-name="ce44" office:value-type="float" office:value="164663" calcext:value-type="float">
            <text:p>164663</text:p>
          </table:table-cell>
          <table:table-cell office:value-type="float" office:value="326361" calcext:value-type="float">
            <text:p>326361</text:p>
          </table:table-cell>
          <table:table-cell office:value-type="float" office:value="211773" calcext:value-type="float">
            <text:p>211773</text:p>
          </table:table-cell>
          <table:table-cell table:formula="of:=([.D61]+[.G61]+[.J61])/3" office:value-type="float" office:value="214512" calcext:value-type="float">
            <text:p>214512</text:p>
          </table:table-cell>
          <table:table-cell table:formula="of:=([.E61]+[.H61]+[.K61])/3" office:value-type="float" office:value="297814.666666667" calcext:value-type="float">
            <text:p>297815</text:p>
          </table:table-cell>
          <table:table-cell table:formula="of:=([.F61]+[.I61]+[.L61])/3" office:value-type="float" office:value="212735" calcext:value-type="float">
            <text:p>212735</text:p>
          </table:table-cell>
          <table:table-cell table:formula="of:=[.C61]/[.M61]" office:value-type="float" office:value="1.16461316849407" calcext:value-type="float">
            <text:p>1.16461316849407</text:p>
          </table:table-cell>
          <table:table-cell table:formula="of:=[.C61]/[.N61]" office:value-type="float" office:value="0.838855596993207" calcext:value-type="float">
            <text:p>0.838855596993207</text:p>
          </table:table-cell>
          <table:table-cell table:formula="of:=[.C61]/[.O61]" office:value-type="float" office:value="1.17434131666157" calcext:value-type="float">
            <text:p>1.17434131666157</text:p>
          </table:table-cell>
          <table:table-cell table:formula="of:=[.M60]/[.M61]" office:value-type="float" office:value="1.49108053007136" calcext:value-type="float">
            <text:p>1.49108053007136</text:p>
          </table:table-cell>
          <table:table-cell table:formula="of:=[.N60]/[.N61]" office:value-type="float" office:value="1.1534869560935" calcext:value-type="float">
            <text:p>1.1534869560935</text:p>
          </table:table-cell>
          <table:table-cell table:formula="of:=[.O60]/[.O61]" office:value-type="float" office:value="1.55220344560134" calcext:value-type="float">
            <text:p>1.55220344560134</text:p>
          </table:table-cell>
          <table:table-cell table:formula="of:=[.P61]/2" office:value-type="float" office:value="0.582306584247035" calcext:value-type="float">
            <text:p>0.582306584247035</text:p>
          </table:table-cell>
          <table:table-cell table:formula="of:=[.Q61]/2" office:value-type="float" office:value="0.419427798496604" calcext:value-type="float">
            <text:p>0.419427798496604</text:p>
          </table:table-cell>
          <table:table-cell table:formula="of:=[.R61]/2" office:value-type="float" office:value="0.587170658330787" calcext:value-type="float">
            <text:p>0.587170658330787</text:p>
          </table:table-cell>
          <table:table-cell table:style-name="ce52" office:value-type="float" office:value="1024" calcext:value-type="float">
            <text:p>1024</text:p>
          </table:table-cell>
          <table:table-cell table:style-name="ce38" office:value-type="float" office:value="1024" calcext:value-type="float">
            <text:p>1024</text:p>
          </table:table-cell>
          <table:table-cell table:style-name="ce56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110015" calcext:value-type="float">
            <text:p>110015</text:p>
          </table:table-cell>
          <table:table-cell office:value-type="float" office:value="218925" calcext:value-type="float">
            <text:p>218925</text:p>
          </table:table-cell>
          <table:table-cell table:style-name="ce49" office:value-type="float" office:value="206372" calcext:value-type="float">
            <text:p>206372</text:p>
          </table:table-cell>
          <table:table-cell table:style-name="ce44" office:value-type="float" office:value="209334" calcext:value-type="float">
            <text:p>209334</text:p>
          </table:table-cell>
          <table:table-cell office:value-type="float" office:value="188068" calcext:value-type="float">
            <text:p>188068</text:p>
          </table:table-cell>
          <table:table-cell table:style-name="ce49" office:value-type="float" office:value="203541" calcext:value-type="float">
            <text:p>203541</text:p>
          </table:table-cell>
          <table:table-cell table:style-name="ce44" office:value-type="float" office:value="211738" calcext:value-type="float">
            <text:p>211738</text:p>
          </table:table-cell>
          <table:table-cell office:value-type="float" office:value="184583" calcext:value-type="float">
            <text:p>184583</text:p>
          </table:table-cell>
          <table:table-cell office:value-type="float" office:value="206195" calcext:value-type="float">
            <text:p>206195</text:p>
          </table:table-cell>
          <table:table-cell table:formula="of:=([.D62]+[.G62]+[.J62])/3" office:value-type="float" office:value="177029" calcext:value-type="float">
            <text:p>177029</text:p>
          </table:table-cell>
          <table:table-cell table:formula="of:=([.E62]+[.H62]+[.K62])/3" office:value-type="float" office:value="197192" calcext:value-type="float">
            <text:p>197192</text:p>
          </table:table-cell>
          <table:table-cell table:formula="of:=([.F62]+[.I62]+[.L62])/3" office:value-type="float" office:value="205369.333333333" calcext:value-type="float">
            <text:p>205369</text:p>
          </table:table-cell>
          <table:table-cell table:formula="of:=[.C62]/[.M62]" office:value-type="float" office:value="1.41120098966836" calcext:value-type="float">
            <text:p>1.41120098966836</text:p>
          </table:table-cell>
          <table:table-cell table:formula="of:=[.C62]/[.N62]" office:value-type="float" office:value="1.2669048440099" calcext:value-type="float">
            <text:p>1.2669048440099</text:p>
          </table:table-cell>
          <table:table-cell table:formula="of:=[.C62]/[.O62]" office:value-type="float" office:value="1.21645961422348" calcext:value-type="float">
            <text:p>1.21645961422348</text:p>
          </table:table-cell>
          <table:table-cell table:formula="of:=[.M60]/[.M62]" office:value-type="float" office:value="1.80679248409395" calcext:value-type="float">
            <text:p>1.80679248409395</text:p>
          </table:table-cell>
          <table:table-cell table:formula="of:=[.N60]/[.N62]" office:value-type="float" office:value="1.74208554775718" calcext:value-type="float">
            <text:p>1.74208554775718</text:p>
          </table:table-cell>
          <table:table-cell table:formula="of:=[.O60]/[.O62]" office:value-type="float" office:value="1.60787394417862" calcext:value-type="float">
            <text:p>1.60787394417862</text:p>
          </table:table-cell>
          <table:table-cell table:formula="of:=[.P62]/3" office:value-type="float" office:value="0.470400329889453" calcext:value-type="float">
            <text:p>0.470400329889453</text:p>
          </table:table-cell>
          <table:table-cell table:formula="of:=[.Q62]/3" office:value-type="float" office:value="0.422301614669966" calcext:value-type="float">
            <text:p>0.422301614669966</text:p>
          </table:table-cell>
          <table:table-cell table:formula="of:=[.R62]/3" office:value-type="float" office:value="0.405486538074494" calcext:value-type="float">
            <text:p>0.405486538074494</text:p>
          </table:table-cell>
          <table:table-cell table:style-name="ce52" office:value-type="float" office:value="32" calcext:value-type="float">
            <text:p>32</text:p>
          </table:table-cell>
          <table:table-cell table:style-name="ce38" office:value-type="float" office:value="32" calcext:value-type="float">
            <text:p>32</text:p>
          </table:table-cell>
          <table:table-cell table:style-name="ce56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161004" calcext:value-type="float">
            <text:p>161004</text:p>
          </table:table-cell>
          <table:table-cell office:value-type="float" office:value="180075" calcext:value-type="float">
            <text:p>180075</text:p>
          </table:table-cell>
          <table:table-cell table:style-name="ce49" office:value-type="float" office:value="130142" calcext:value-type="float">
            <text:p>130142</text:p>
          </table:table-cell>
          <table:table-cell table:style-name="ce44" office:value-type="float" office:value="157780" calcext:value-type="float">
            <text:p>157780</text:p>
          </table:table-cell>
          <table:table-cell office:value-type="float" office:value="149505" calcext:value-type="float">
            <text:p>149505</text:p>
          </table:table-cell>
          <table:table-cell table:style-name="ce49" office:value-type="float" office:value="130532" calcext:value-type="float">
            <text:p>130532</text:p>
          </table:table-cell>
          <table:table-cell table:style-name="ce44" office:value-type="float" office:value="174866" calcext:value-type="float">
            <text:p>174866</text:p>
          </table:table-cell>
          <table:table-cell office:value-type="float" office:value="167699" calcext:value-type="float">
            <text:p>167699</text:p>
          </table:table-cell>
          <table:table-cell office:value-type="float" office:value="131737" calcext:value-type="float">
            <text:p>131737</text:p>
          </table:table-cell>
          <table:table-cell table:formula="of:=([.D63]+[.G63]+[.J63])/3" office:value-type="float" office:value="164550" calcext:value-type="float">
            <text:p>164550</text:p>
          </table:table-cell>
          <table:table-cell table:formula="of:=([.E63]+[.H63]+[.K63])/3" office:value-type="float" office:value="165759.666666667" calcext:value-type="float">
            <text:p>165760</text:p>
          </table:table-cell>
          <table:table-cell table:formula="of:=([.F63]+[.I63]+[.L63])/3" office:value-type="float" office:value="130803.666666667" calcext:value-type="float">
            <text:p>130804</text:p>
          </table:table-cell>
          <table:table-cell table:formula="of:=[.C63]/[.M63]" office:value-type="float" office:value="1.5182224247949" calcext:value-type="float">
            <text:p>1.5182224247949</text:p>
          </table:table-cell>
          <table:table-cell table:formula="of:=[.C63]/[.N63]" office:value-type="float" office:value="1.50714287150674" calcext:value-type="float">
            <text:p>1.50714287150674</text:p>
          </table:table-cell>
          <table:table-cell table:formula="of:=[.C63]/[.O63]" office:value-type="float" office:value="1.90991205649179" calcext:value-type="float">
            <text:p>1.90991205649179</text:p>
          </table:table-cell>
          <table:table-cell table:formula="of:=[.M60]/[.M63]" office:value-type="float" office:value="1.94381444343158" calcext:value-type="float">
            <text:p>1.94381444343158</text:p>
          </table:table-cell>
          <table:table-cell table:formula="of:=[.N60]/[.N63]" office:value-type="float" office:value="2.07243016495769" calcext:value-type="float">
            <text:p>2.07243016495769</text:p>
          </table:table-cell>
          <table:table-cell table:formula="of:=[.O60]/[.O63]" office:value-type="float" office:value="2.52445522679027" calcext:value-type="float">
            <text:p>2.52445522679027</text:p>
          </table:table-cell>
          <table:table-cell table:formula="of:=[.P63]/4" office:value-type="float" office:value="0.379555606198724" calcext:value-type="float">
            <text:p>0.379555606198724</text:p>
          </table:table-cell>
          <table:table-cell table:formula="of:=[.Q63]/4" office:value-type="float" office:value="0.376785717876684" calcext:value-type="float">
            <text:p>0.376785717876684</text:p>
          </table:table-cell>
          <table:table-cell table:formula="of:=[.R63]/4" office:value-type="float" office:value="0.477478014122946" calcext:value-type="float">
            <text:p>0.477478014122946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string" calcext:value-type="string">
            <text:p>1-32</text:p>
          </table:table-cell>
          <table:table-cell table:style-name="ce56" office:value-type="string" calcext:value-type="string">
            <text:p>1-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132313" calcext:value-type="float">
            <text:p>132313</text:p>
          </table:table-cell>
          <table:table-cell office:value-type="float" office:value="131981" calcext:value-type="float">
            <text:p>131981</text:p>
          </table:table-cell>
          <table:table-cell table:style-name="ce49" office:value-type="float" office:value="127429" calcext:value-type="float">
            <text:p>127429</text:p>
          </table:table-cell>
          <table:table-cell table:style-name="ce44" office:value-type="float" office:value="133092" calcext:value-type="float">
            <text:p>133092</text:p>
          </table:table-cell>
          <table:table-cell office:value-type="float" office:value="138971" calcext:value-type="float">
            <text:p>138971</text:p>
          </table:table-cell>
          <table:table-cell table:style-name="ce49" office:value-type="float" office:value="126009" calcext:value-type="float">
            <text:p>126009</text:p>
          </table:table-cell>
          <table:table-cell table:style-name="ce44" office:value-type="float" office:value="128647" calcext:value-type="float">
            <text:p>128647</text:p>
          </table:table-cell>
          <table:table-cell office:value-type="float" office:value="131481" calcext:value-type="float">
            <text:p>131481</text:p>
          </table:table-cell>
          <table:table-cell office:value-type="float" office:value="128806" calcext:value-type="float">
            <text:p>128806</text:p>
          </table:table-cell>
          <table:table-cell table:formula="of:=([.D64]+[.G64]+[.J64])/3" office:value-type="float" office:value="131350.666666667" calcext:value-type="float">
            <text:p>131351</text:p>
          </table:table-cell>
          <table:table-cell table:formula="of:=([.E64]+[.H64]+[.K64])/3" office:value-type="float" office:value="134144.333333333" calcext:value-type="float">
            <text:p>134144</text:p>
          </table:table-cell>
          <table:table-cell table:formula="of:=([.F64]+[.I64]+[.L64])/3" office:value-type="float" office:value="127414.666666667" calcext:value-type="float">
            <text:p>127415</text:p>
          </table:table-cell>
          <table:table-cell table:formula="of:=[.C64]/[.M64]" office:value-type="float" office:value="1.90195837097641" calcext:value-type="float">
            <text:p>1.90195837097641</text:p>
          </table:table-cell>
          <table:table-cell table:formula="of:=[.C64]/[.N64]" office:value-type="float" office:value="1.86234851515656" calcext:value-type="float">
            <text:p>1.86234851515656</text:p>
          </table:table-cell>
          <table:table-cell table:formula="of:=[.C64]/[.O64]" office:value-type="float" office:value="1.96071226755684" calcext:value-type="float">
            <text:p>1.96071226755684</text:p>
          </table:table-cell>
          <table:table-cell table:formula="of:=[.M60]/[.M64]" office:value-type="float" office:value="2.43512023793814" calcext:value-type="float">
            <text:p>2.43512023793814</text:p>
          </table:table-cell>
          <table:table-cell table:formula="of:=[.N60]/[.N64]" office:value-type="float" office:value="2.5608635474725" calcext:value-type="float">
            <text:p>2.5608635474725</text:p>
          </table:table-cell>
          <table:table-cell table:formula="of:=[.O60]/[.O64]" office:value-type="float" office:value="2.59160117621205" calcext:value-type="float">
            <text:p>2.59160117621205</text:p>
          </table:table-cell>
          <table:table-cell table:formula="of:=[.P64]/5" office:value-type="float" office:value="0.380391674195283" calcext:value-type="float">
            <text:p>0.380391674195283</text:p>
          </table:table-cell>
          <table:table-cell table:formula="of:=[.Q64]/5" office:value-type="float" office:value="0.372469703031313" calcext:value-type="float">
            <text:p>0.372469703031313</text:p>
          </table:table-cell>
          <table:table-cell table:formula="of:=[.R64]/5" office:value-type="float" office:value="0.392142453511369" calcext:value-type="float">
            <text:p>0.392142453511369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107773" calcext:value-type="float">
            <text:p>107773</text:p>
          </table:table-cell>
          <table:table-cell office:value-type="float" office:value="120276" calcext:value-type="float">
            <text:p>120276</text:p>
          </table:table-cell>
          <table:table-cell table:style-name="ce49" office:value-type="float" office:value="98233" calcext:value-type="float">
            <text:p>98233</text:p>
          </table:table-cell>
          <table:table-cell table:style-name="ce44" office:value-type="float" office:value="106333" calcext:value-type="float">
            <text:p>106333</text:p>
          </table:table-cell>
          <table:table-cell office:value-type="float" office:value="110757" calcext:value-type="float">
            <text:p>110757</text:p>
          </table:table-cell>
          <table:table-cell table:style-name="ce49" office:value-type="float" office:value="96265" calcext:value-type="float">
            <text:p>96265</text:p>
          </table:table-cell>
          <table:table-cell table:style-name="ce44" office:value-type="float" office:value="108390" calcext:value-type="float">
            <text:p>108390</text:p>
          </table:table-cell>
          <table:table-cell office:value-type="float" office:value="137078" calcext:value-type="float">
            <text:p>137078</text:p>
          </table:table-cell>
          <table:table-cell office:value-type="float" office:value="98093" calcext:value-type="float">
            <text:p>98093</text:p>
          </table:table-cell>
          <table:table-cell table:formula="of:=([.D65]+[.G65]+[.J65])/3" office:value-type="float" office:value="107498.666666667" calcext:value-type="float">
            <text:p>107499</text:p>
          </table:table-cell>
          <table:table-cell table:formula="of:=([.E65]+[.H65]+[.K65])/3" office:value-type="float" office:value="122703.666666667" calcext:value-type="float">
            <text:p>122704</text:p>
          </table:table-cell>
          <table:table-cell table:formula="of:=([.F65]+[.I65]+[.L65])/3" office:value-type="float" office:value="97530.3333333333" calcext:value-type="float">
            <text:p>97530</text:p>
          </table:table-cell>
          <table:table-cell table:formula="of:=[.C65]/[.M65]" office:value-type="float" office:value="2.32396835929747" calcext:value-type="float">
            <text:p>2.32396835929747</text:p>
          </table:table-cell>
          <table:table-cell table:formula="of:=[.C65]/[.N65]" office:value-type="float" office:value="2.03599050286462" calcext:value-type="float">
            <text:p>2.03599050286462</text:p>
          </table:table-cell>
          <table:table-cell table:formula="of:=[.C65]/[.O65]" office:value-type="float" office:value="2.56149539801293" calcext:value-type="float">
            <text:p>2.56149539801293</text:p>
          </table:table-cell>
          <table:table-cell table:formula="of:=[.M60]/[.M65]" office:value-type="float" office:value="2.97542915260964" calcext:value-type="float">
            <text:p>2.97542915260964</text:p>
          </table:table-cell>
          <table:table-cell table:formula="of:=[.N60]/[.N65]" office:value-type="float" office:value="2.79963380610739" calcext:value-type="float">
            <text:p>2.79963380610739</text:p>
          </table:table-cell>
          <table:table-cell table:formula="of:=[.O60]/[.O65]" office:value-type="float" office:value="3.3856953904939" calcext:value-type="float">
            <text:p>3.3856953904939</text:p>
          </table:table-cell>
          <table:table-cell table:formula="of:=[.P65]/6" office:value-type="float" office:value="0.387328059882912" calcext:value-type="float">
            <text:p>0.387328059882912</text:p>
          </table:table-cell>
          <table:table-cell table:formula="of:=[.Q65]/6" office:value-type="float" office:value="0.339331750477436" calcext:value-type="float">
            <text:p>0.339331750477436</text:p>
          </table:table-cell>
          <table:table-cell table:formula="of:=[.R65]/6" office:value-type="float" office:value="0.426915899668821" calcext:value-type="float">
            <text:p>0.426915899668821</text:p>
          </table:table-cell>
          <table:table-cell table:style-name="ce53" office:value-type="string" calcext:value-type="string">
            <text:p>1-32</text:p>
          </table:table-cell>
          <table:table-cell table:style-name="ce47"/>
          <table:table-cell table:style-name="ce5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99095" calcext:value-type="float">
            <text:p>99095</text:p>
          </table:table-cell>
          <table:table-cell office:value-type="float" office:value="89493" calcext:value-type="float">
            <text:p>89493</text:p>
          </table:table-cell>
          <table:table-cell table:style-name="ce49" office:value-type="float" office:value="94147" calcext:value-type="float">
            <text:p>94147</text:p>
          </table:table-cell>
          <table:table-cell table:style-name="ce44" office:value-type="float" office:value="92041" calcext:value-type="float">
            <text:p>92041</text:p>
          </table:table-cell>
          <table:table-cell office:value-type="float" office:value="92168" calcext:value-type="float">
            <text:p>92168</text:p>
          </table:table-cell>
          <table:table-cell table:style-name="ce49" office:value-type="float" office:value="93768" calcext:value-type="float">
            <text:p>93768</text:p>
          </table:table-cell>
          <table:table-cell table:style-name="ce44" office:value-type="float" office:value="96900" calcext:value-type="float">
            <text:p>96900</text:p>
          </table:table-cell>
          <table:table-cell office:value-type="float" office:value="87004" calcext:value-type="float">
            <text:p>87004</text:p>
          </table:table-cell>
          <table:table-cell office:value-type="float" office:value="103484" calcext:value-type="float">
            <text:p>103484</text:p>
          </table:table-cell>
          <table:table-cell table:formula="of:=([.D66]+[.G66]+[.J66])/3" office:value-type="float" office:value="96012" calcext:value-type="float">
            <text:p>96012</text:p>
          </table:table-cell>
          <table:table-cell table:formula="of:=([.E66]+[.H66]+[.K66])/3" office:value-type="float" office:value="89555" calcext:value-type="float">
            <text:p>89555</text:p>
          </table:table-cell>
          <table:table-cell table:formula="of:=([.F66]+[.I66]+[.L66])/3" office:value-type="float" office:value="97133" calcext:value-type="float">
            <text:p>97133</text:p>
          </table:table-cell>
          <table:table-cell table:formula="of:=[.C66]/[.M66]" office:value-type="float" office:value="2.60200287464067" calcext:value-type="float">
            <text:p>2.60200287464067</text:p>
          </table:table-cell>
          <table:table-cell table:formula="of:=[.C66]/[.N66]" office:value-type="float" office:value="2.78960973703311" calcext:value-type="float">
            <text:p>2.78960973703311</text:p>
          </table:table-cell>
          <table:table-cell table:formula="of:=[.C66]/[.O66]" office:value-type="float" office:value="2.57197347966191" calcext:value-type="float">
            <text:p>2.57197347966191</text:p>
          </table:table-cell>
          <table:table-cell table:formula="of:=[.M60]/[.M66]" office:value-type="float" office:value="3.33140301906706" calcext:value-type="float">
            <text:p>3.33140301906706</text:p>
          </table:table-cell>
          <table:table-cell table:formula="of:=[.N60]/[.N66]" office:value-type="float" office:value="3.83591461485493" calcext:value-type="float">
            <text:p>3.83591461485493</text:p>
          </table:table-cell>
          <table:table-cell table:formula="of:=[.O60]/[.O66]" office:value-type="float" office:value="3.3995449538262" calcext:value-type="float">
            <text:p>3.3995449538262</text:p>
          </table:table-cell>
          <table:table-cell table:formula="of:=[.P66]/7" office:value-type="float" office:value="0.371714696377238" calcext:value-type="float">
            <text:p>0.371714696377238</text:p>
          </table:table-cell>
          <table:table-cell table:formula="of:=[.Q66]/7" office:value-type="float" office:value="0.398515676719015" calcext:value-type="float">
            <text:p>0.398515676719015</text:p>
          </table:table-cell>
          <table:table-cell table:formula="of:=[.R66]/7" office:value-type="float" office:value="0.367424782808844" calcext:value-type="float">
            <text:p>0.3674247828088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81558" calcext:value-type="float">
            <text:p>81558</text:p>
          </table:table-cell>
          <table:table-cell office:value-type="float" office:value="92925" calcext:value-type="float">
            <text:p>92925</text:p>
          </table:table-cell>
          <table:table-cell table:style-name="ce49" office:value-type="float" office:value="79888" calcext:value-type="float">
            <text:p>79888</text:p>
          </table:table-cell>
          <table:table-cell table:style-name="ce44" office:value-type="float" office:value="83695" calcext:value-type="float">
            <text:p>83695</text:p>
          </table:table-cell>
          <table:table-cell office:value-type="float" office:value="80987" calcext:value-type="float">
            <text:p>80987</text:p>
          </table:table-cell>
          <table:table-cell table:style-name="ce49" office:value-type="float" office:value="77812" calcext:value-type="float">
            <text:p>77812</text:p>
          </table:table-cell>
          <table:table-cell table:style-name="ce44" office:value-type="float" office:value="81877" calcext:value-type="float">
            <text:p>81877</text:p>
          </table:table-cell>
          <table:table-cell office:value-type="float" office:value="91638" calcext:value-type="float">
            <text:p>91638</text:p>
          </table:table-cell>
          <table:table-cell office:value-type="float" office:value="79200" calcext:value-type="float">
            <text:p>79200</text:p>
          </table:table-cell>
          <table:table-cell table:formula="of:=([.D67]+[.G67]+[.J67])/3" office:value-type="float" office:value="82376.6666666667" calcext:value-type="float">
            <text:p>82377</text:p>
          </table:table-cell>
          <table:table-cell table:formula="of:=([.E67]+[.H67]+[.K67])/3" office:value-type="float" office:value="88516.6666666667" calcext:value-type="float">
            <text:p>88517</text:p>
          </table:table-cell>
          <table:table-cell table:formula="of:=([.F67]+[.I67]+[.L67])/3" office:value-type="float" office:value="78966.6666666667" calcext:value-type="float">
            <text:p>78967</text:p>
          </table:table-cell>
          <table:table-cell table:formula="of:=[.C67]/[.M67]" office:value-type="float" office:value="3.03269736575891" calcext:value-type="float">
            <text:p>3.03269736575891</text:p>
          </table:table-cell>
          <table:table-cell table:formula="of:=[.C67]/[.N67]" office:value-type="float" office:value="2.8223328939936" calcext:value-type="float">
            <text:p>2.8223328939936</text:p>
          </table:table-cell>
          <table:table-cell table:formula="of:=[.C67]/[.O67]" office:value-type="float" office:value="3.16365766146053" calcext:value-type="float">
            <text:p>3.16365766146053</text:p>
          </table:table-cell>
          <table:table-cell table:formula="of:=[.M60]/[.M67]" office:value-type="float" office:value="3.88283089871728" calcext:value-type="float">
            <text:p>3.88283089871728</text:p>
          </table:table-cell>
          <table:table-cell table:formula="of:=[.N60]/[.N67]" office:value-type="float" office:value="3.88091131613632" calcext:value-type="float">
            <text:p>3.88091131613632</text:p>
          </table:table-cell>
          <table:table-cell table:formula="of:=[.O60]/[.O67]" office:value-type="float" office:value="4.18161249472351" calcext:value-type="float">
            <text:p>4.18161249472351</text:p>
          </table:table-cell>
          <table:table-cell table:formula="of:=[.P67]/8" office:value-type="float" office:value="0.379087170719864" calcext:value-type="float">
            <text:p>0.379087170719864</text:p>
          </table:table-cell>
          <table:table-cell table:formula="of:=[.Q67]/8" office:value-type="float" office:value="0.3527916117492" calcext:value-type="float">
            <text:p>0.3527916117492</text:p>
          </table:table-cell>
          <table:table-cell table:formula="of:=[.R67]/8" office:value-type="float" office:value="0.395457207682566" calcext:value-type="float">
            <text:p>0.395457207682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77285" calcext:value-type="float">
            <text:p>77285</text:p>
          </table:table-cell>
          <table:table-cell office:value-type="float" office:value="78184" calcext:value-type="float">
            <text:p>78184</text:p>
          </table:table-cell>
          <table:table-cell table:style-name="ce49" office:value-type="float" office:value="73569" calcext:value-type="float">
            <text:p>73569</text:p>
          </table:table-cell>
          <table:table-cell table:style-name="ce44" office:value-type="float" office:value="73822" calcext:value-type="float">
            <text:p>73822</text:p>
          </table:table-cell>
          <table:table-cell office:value-type="float" office:value="83404" calcext:value-type="float">
            <text:p>83404</text:p>
          </table:table-cell>
          <table:table-cell table:style-name="ce49" office:value-type="float" office:value="73357" calcext:value-type="float">
            <text:p>73357</text:p>
          </table:table-cell>
          <table:table-cell table:style-name="ce44" office:value-type="float" office:value="76129" calcext:value-type="float">
            <text:p>76129</text:p>
          </table:table-cell>
          <table:table-cell office:value-type="float" office:value="70083" calcext:value-type="float">
            <text:p>70083</text:p>
          </table:table-cell>
          <table:table-cell office:value-type="float" office:value="78105" calcext:value-type="float">
            <text:p>78105</text:p>
          </table:table-cell>
          <table:table-cell table:formula="of:=([.D68]+[.G68]+[.J68])/3" office:value-type="float" office:value="75745.3333333333" calcext:value-type="float">
            <text:p>75745</text:p>
          </table:table-cell>
          <table:table-cell table:formula="of:=([.E68]+[.H68]+[.K68])/3" office:value-type="float" office:value="77223.6666666667" calcext:value-type="float">
            <text:p>77224</text:p>
          </table:table-cell>
          <table:table-cell table:formula="of:=([.F68]+[.I68]+[.L68])/3" office:value-type="float" office:value="75010.3333333333" calcext:value-type="float">
            <text:p>75010</text:p>
          </table:table-cell>
          <table:table-cell table:formula="of:=[.C68]/[.M68]" office:value-type="float" office:value="3.29820318963545" calcext:value-type="float">
            <text:p>3.29820318963545</text:p>
          </table:table-cell>
          <table:table-cell table:formula="of:=[.C68]/[.N68]" office:value-type="float" office:value="3.23506394844413" calcext:value-type="float">
            <text:p>3.23506394844413</text:p>
          </table:table-cell>
          <table:table-cell table:formula="of:=[.C68]/[.O68]" office:value-type="float" office:value="3.33052112820012" calcext:value-type="float">
            <text:p>3.33052112820012</text:p>
          </table:table-cell>
          <table:table-cell table:formula="of:=[.M60]/[.M68]" office:value-type="float" office:value="4.22276399866219" calcext:value-type="float">
            <text:p>4.22276399866219</text:p>
          </table:table-cell>
          <table:table-cell table:formula="of:=[.N60]/[.N68]" office:value-type="float" office:value="4.44844628805504" calcext:value-type="float">
            <text:p>4.44844628805504</text:p>
          </table:table-cell>
          <table:table-cell table:formula="of:=[.O60]/[.O68]" office:value-type="float" office:value="4.40216681257249" calcext:value-type="float">
            <text:p>4.40216681257249</text:p>
          </table:table-cell>
          <table:table-cell table:formula="of:=[.P68]/9" office:value-type="float" office:value="0.366467021070605" calcext:value-type="float">
            <text:p>0.366467021070605</text:p>
          </table:table-cell>
          <table:table-cell table:formula="of:=[.Q68]/9" office:value-type="float" office:value="0.359451549827125" calcext:value-type="float">
            <text:p>0.359451549827125</text:p>
          </table:table-cell>
          <table:table-cell table:formula="of:=[.R68]/9" office:value-type="float" office:value="0.370057903133346" calcext:value-type="float">
            <text:p>0.370057903133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69649" calcext:value-type="float">
            <text:p>69649</text:p>
          </table:table-cell>
          <table:table-cell office:value-type="float" office:value="52945" calcext:value-type="float">
            <text:p>52945</text:p>
          </table:table-cell>
          <table:table-cell table:style-name="ce49" office:value-type="float" office:value="63878" calcext:value-type="float">
            <text:p>63878</text:p>
          </table:table-cell>
          <table:table-cell table:style-name="ce44" office:value-type="float" office:value="68631" calcext:value-type="float">
            <text:p>68631</text:p>
          </table:table-cell>
          <table:table-cell office:value-type="float" office:value="66000" calcext:value-type="float">
            <text:p>66000</text:p>
          </table:table-cell>
          <table:table-cell table:style-name="ce49" office:value-type="float" office:value="62969" calcext:value-type="float">
            <text:p>62969</text:p>
          </table:table-cell>
          <table:table-cell table:style-name="ce44" office:value-type="float" office:value="74481" calcext:value-type="float">
            <text:p>74481</text:p>
          </table:table-cell>
          <table:table-cell office:value-type="float" office:value="62069" calcext:value-type="float">
            <text:p>62069</text:p>
          </table:table-cell>
          <table:table-cell office:value-type="float" office:value="68130" calcext:value-type="float">
            <text:p>68130</text:p>
          </table:table-cell>
          <table:table-cell table:formula="of:=([.D69]+[.G69]+[.J69])/3" office:value-type="float" office:value="70920.3333333333" calcext:value-type="float">
            <text:p>70920</text:p>
          </table:table-cell>
          <table:table-cell table:formula="of:=([.E69]+[.H69]+[.K69])/3" office:value-type="float" office:value="60338" calcext:value-type="float">
            <text:p>60338</text:p>
          </table:table-cell>
          <table:table-cell table:formula="of:=([.F69]+[.I69]+[.L69])/3" office:value-type="float" office:value="64992.3333333333" calcext:value-type="float">
            <text:p>64992</text:p>
          </table:table-cell>
          <table:table-cell table:formula="of:=[.C69]/[.M69]" office:value-type="float" office:value="3.52259342642684" calcext:value-type="float">
            <text:p>3.52259342642684</text:p>
          </table:table-cell>
          <table:table-cell table:formula="of:=[.C69]/[.N69]" office:value-type="float" office:value="4.14040074248401" calcext:value-type="float">
            <text:p>4.14040074248401</text:p>
          </table:table-cell>
          <table:table-cell table:formula="of:=[.C69]/[.O69]" office:value-type="float" office:value="3.84389184365336" calcext:value-type="float">
            <text:p>3.84389184365336</text:p>
          </table:table-cell>
          <table:table-cell table:formula="of:=[.M60]/[.M69]" office:value-type="float" office:value="4.51005588430211" calcext:value-type="float">
            <text:p>4.51005588430211</text:p>
          </table:table-cell>
          <table:table-cell table:formula="of:=[.N60]/[.N69]" office:value-type="float" office:value="5.69334968565967" calcext:value-type="float">
            <text:p>5.69334968565967</text:p>
          </table:table-cell>
          <table:table-cell table:formula="of:=[.O60]/[.O69]" office:value-type="float" office:value="5.08072234160953" calcext:value-type="float">
            <text:p>5.08072234160953</text:p>
          </table:table-cell>
          <table:table-cell table:formula="of:=[.P69]/10" office:value-type="float" office:value="0.352259342642684" calcext:value-type="float">
            <text:p>0.352259342642684</text:p>
          </table:table-cell>
          <table:table-cell table:formula="of:=[.Q69]/10" office:value-type="float" office:value="0.414040074248401" calcext:value-type="float">
            <text:p>0.414040074248401</text:p>
          </table:table-cell>
          <table:table-cell table:formula="of:=[.R69]/10" office:value-type="float" office:value="0.384389184365336" calcext:value-type="float">
            <text:p>0.3843891843653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9492" calcext:value-type="float">
            <text:p>59492</text:p>
          </table:table-cell>
          <table:table-cell office:value-type="float" office:value="62075" calcext:value-type="float">
            <text:p>62075</text:p>
          </table:table-cell>
          <table:table-cell table:style-name="ce49" office:value-type="float" office:value="61604" calcext:value-type="float">
            <text:p>61604</text:p>
          </table:table-cell>
          <table:table-cell table:style-name="ce44" office:value-type="float" office:value="61185" calcext:value-type="float">
            <text:p>61185</text:p>
          </table:table-cell>
          <table:table-cell office:value-type="float" office:value="60990" calcext:value-type="float">
            <text:p>60990</text:p>
          </table:table-cell>
          <table:table-cell table:style-name="ce49" office:value-type="float" office:value="61949" calcext:value-type="float">
            <text:p>61949</text:p>
          </table:table-cell>
          <table:table-cell table:style-name="ce44" office:value-type="float" office:value="67000" calcext:value-type="float">
            <text:p>67000</text:p>
          </table:table-cell>
          <table:table-cell office:value-type="float" office:value="60881" calcext:value-type="float">
            <text:p>60881</text:p>
          </table:table-cell>
          <table:table-cell office:value-type="float" office:value="65946" calcext:value-type="float">
            <text:p>65946</text:p>
          </table:table-cell>
          <table:table-cell table:formula="of:=([.D70]+[.G70]+[.J70])/3" office:value-type="float" office:value="62559" calcext:value-type="float">
            <text:p>62559</text:p>
          </table:table-cell>
          <table:table-cell table:formula="of:=([.E70]+[.H70]+[.K70])/3" office:value-type="float" office:value="61315.3333333333" calcext:value-type="float">
            <text:p>61315</text:p>
          </table:table-cell>
          <table:table-cell table:formula="of:=([.F70]+[.I70]+[.L70])/3" office:value-type="float" office:value="63166.3333333333" calcext:value-type="float">
            <text:p>63166</text:p>
          </table:table-cell>
          <table:table-cell table:formula="of:=[.C70]/[.M70]" office:value-type="float" office:value="3.99340622452405" calcext:value-type="float">
            <text:p>3.99340622452405</text:p>
          </table:table-cell>
          <table:table-cell table:formula="of:=[.C70]/[.N70]" office:value-type="float" office:value="4.07440498842052" calcext:value-type="float">
            <text:p>4.07440498842052</text:p>
          </table:table-cell>
          <table:table-cell table:formula="of:=[.C70]/[.O70]" office:value-type="float" office:value="3.95501031667713" calcext:value-type="float">
            <text:p>3.95501031667713</text:p>
          </table:table-cell>
          <table:table-cell table:formula="of:=[.M60]/[.M70]" office:value-type="float" office:value="5.11284813802438" calcext:value-type="float">
            <text:p>5.11284813802438</text:p>
          </table:table-cell>
          <table:table-cell table:formula="of:=[.N60]/[.N70]" office:value-type="float" office:value="5.60260076326748" calcext:value-type="float">
            <text:p>5.60260076326748</text:p>
          </table:table-cell>
          <table:table-cell table:formula="of:=[.O60]/[.O70]" office:value-type="float" office:value="5.22759486857451" calcext:value-type="float">
            <text:p>5.22759486857451</text:p>
          </table:table-cell>
          <table:table-cell table:formula="of:=[.P70]/11" office:value-type="float" office:value="0.363036929502186" calcext:value-type="float">
            <text:p>0.363036929502186</text:p>
          </table:table-cell>
          <table:table-cell table:formula="of:=[.Q70]/11" office:value-type="float" office:value="0.370400453492774" calcext:value-type="float">
            <text:p>0.370400453492774</text:p>
          </table:table-cell>
          <table:table-cell table:formula="of:=[.R70]/11" office:value-type="float" office:value="0.359546392425194" calcext:value-type="float">
            <text:p>0.359546392425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4741" calcext:value-type="float">
            <text:p>54741</text:p>
          </table:table-cell>
          <table:table-cell office:value-type="float" office:value="65172" calcext:value-type="float">
            <text:p>65172</text:p>
          </table:table-cell>
          <table:table-cell table:style-name="ce49" office:value-type="float" office:value="55071" calcext:value-type="float">
            <text:p>55071</text:p>
          </table:table-cell>
          <table:table-cell table:style-name="ce44" office:value-type="float" office:value="57662" calcext:value-type="float">
            <text:p>57662</text:p>
          </table:table-cell>
          <table:table-cell office:value-type="float" office:value="62853" calcext:value-type="float">
            <text:p>62853</text:p>
          </table:table-cell>
          <table:table-cell table:style-name="ce49" office:value-type="float" office:value="54431" calcext:value-type="float">
            <text:p>54431</text:p>
          </table:table-cell>
          <table:table-cell table:style-name="ce44" office:value-type="float" office:value="58529" calcext:value-type="float">
            <text:p>58529</text:p>
          </table:table-cell>
          <table:table-cell office:value-type="float" office:value="56279" calcext:value-type="float">
            <text:p>56279</text:p>
          </table:table-cell>
          <table:table-cell office:value-type="float" office:value="56098" calcext:value-type="float">
            <text:p>56098</text:p>
          </table:table-cell>
          <table:table-cell table:formula="of:=([.D71]+[.G71]+[.J71])/3" office:value-type="float" office:value="56977.3333333333" calcext:value-type="float">
            <text:p>56977</text:p>
          </table:table-cell>
          <table:table-cell table:formula="of:=([.E71]+[.H71]+[.K71])/3" office:value-type="float" office:value="61434.6666666667" calcext:value-type="float">
            <text:p>61435</text:p>
          </table:table-cell>
          <table:table-cell table:formula="of:=([.F71]+[.I71]+[.L71])/3" office:value-type="float" office:value="55200" calcext:value-type="float">
            <text:p>55200</text:p>
          </table:table-cell>
          <table:table-cell table:formula="of:=[.C71]/[.M71]" office:value-type="float" office:value="4.38461200945405" calcext:value-type="float">
            <text:p>4.38461200945405</text:p>
          </table:table-cell>
          <table:table-cell table:formula="of:=[.C71]/[.N71]" office:value-type="float" office:value="4.06649068929594" calcext:value-type="float">
            <text:p>4.06649068929594</text:p>
          </table:table-cell>
          <table:table-cell table:formula="of:=[.C71]/[.O71]" office:value-type="float" office:value="4.52578804347826" calcext:value-type="float">
            <text:p>4.52578804347826</text:p>
          </table:table-cell>
          <table:table-cell table:formula="of:=[.M60]/[.M71]" office:value-type="float" office:value="5.61371773570778" calcext:value-type="float">
            <text:p>5.61371773570778</text:p>
          </table:table-cell>
          <table:table-cell table:formula="of:=[.N60]/[.N71]" office:value-type="float" office:value="5.59171803107908" calcext:value-type="float">
            <text:p>5.59171803107908</text:p>
          </table:table-cell>
          <table:table-cell table:formula="of:=[.O60]/[.O71]" office:value-type="float" office:value="5.98202898550725" calcext:value-type="float">
            <text:p>5.98202898550725</text:p>
          </table:table-cell>
          <table:table-cell table:formula="of:=[.P71]/12" office:value-type="float" office:value="0.365384334121171" calcext:value-type="float">
            <text:p>0.365384334121171</text:p>
          </table:table-cell>
          <table:table-cell table:formula="of:=[.Q71]/12" office:value-type="float" office:value="0.338874224107995" calcext:value-type="float">
            <text:p>0.338874224107995</text:p>
          </table:table-cell>
          <table:table-cell table:formula="of:=[.R71]/12" office:value-type="float" office:value="0.377149003623188" calcext:value-type="float">
            <text:p>0.3771490036231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4233" calcext:value-type="float">
            <text:p>54233</text:p>
          </table:table-cell>
          <table:table-cell office:value-type="float" office:value="64911" calcext:value-type="float">
            <text:p>64911</text:p>
          </table:table-cell>
          <table:table-cell table:style-name="ce49" office:value-type="float" office:value="54218" calcext:value-type="float">
            <text:p>54218</text:p>
          </table:table-cell>
          <table:table-cell table:style-name="ce44" office:value-type="float" office:value="53159" calcext:value-type="float">
            <text:p>53159</text:p>
          </table:table-cell>
          <table:table-cell office:value-type="float" office:value="54045" calcext:value-type="float">
            <text:p>54045</text:p>
          </table:table-cell>
          <table:table-cell table:style-name="ce49" office:value-type="float" office:value="53987" calcext:value-type="float">
            <text:p>53987</text:p>
          </table:table-cell>
          <table:table-cell table:style-name="ce44" office:value-type="float" office:value="54034" calcext:value-type="float">
            <text:p>54034</text:p>
          </table:table-cell>
          <table:table-cell table:style-name="ce7" office:value-type="float" office:value="58165" calcext:value-type="float">
            <text:p>58165</text:p>
          </table:table-cell>
          <table:table-cell office:value-type="float" office:value="59537" calcext:value-type="float">
            <text:p>59537</text:p>
          </table:table-cell>
          <table:table-cell table:formula="of:=([.D72]+[.G72]+[.J72])/3" office:value-type="float" office:value="53808.6666666667" calcext:value-type="float">
            <text:p>53809</text:p>
          </table:table-cell>
          <table:table-cell table:formula="of:=([.E72]+[.H72]+[.K72])/3" office:value-type="float" office:value="59040.3333333333" calcext:value-type="float">
            <text:p>59040</text:p>
          </table:table-cell>
          <table:table-cell table:formula="of:=([.F72]+[.I72]+[.L72])/3" office:value-type="float" office:value="55914" calcext:value-type="float">
            <text:p>55914</text:p>
          </table:table-cell>
          <table:table-cell table:formula="of:=[.C72]/[.M72]" office:value-type="float" office:value="4.64281156690991" calcext:value-type="float">
            <text:p>4.64281156690991</text:p>
          </table:table-cell>
          <table:table-cell table:formula="of:=[.C72]/[.N72]" office:value-type="float" office:value="4.23140395548806" calcext:value-type="float">
            <text:p>4.23140395548806</text:p>
          </table:table-cell>
          <table:table-cell table:formula="of:=[.C72]/[.O72]" office:value-type="float" office:value="4.46799549307866" calcext:value-type="float">
            <text:p>4.46799549307866</text:p>
          </table:table-cell>
          <table:table-cell table:formula="of:=[.M60]/[.M72]" office:value-type="float" office:value="5.94429645781968" calcext:value-type="float">
            <text:p>5.94429645781968</text:p>
          </table:table-cell>
          <table:table-cell table:formula="of:=[.N60]/[.N72]" office:value-type="float" office:value="5.81848566798968" calcext:value-type="float">
            <text:p>5.81848566798968</text:p>
          </table:table-cell>
          <table:table-cell table:formula="of:=[.O60]/[.O72]" office:value-type="float" office:value="5.90564080552277" calcext:value-type="float">
            <text:p>5.90564080552277</text:p>
          </table:table-cell>
          <table:table-cell table:formula="of:=[.P72]/13" office:value-type="float" office:value="0.357139351300762" calcext:value-type="float">
            <text:p>0.357139351300762</text:p>
          </table:table-cell>
          <table:table-cell table:formula="of:=[.Q72]/13" office:value-type="float" office:value="0.32549261196062" calcext:value-type="float">
            <text:p>0.32549261196062</text:p>
          </table:table-cell>
          <table:table-cell table:formula="of:=[.R72]/13" office:value-type="float" office:value="0.34369196100605" calcext:value-type="float">
            <text:p>0.343691961006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49608" calcext:value-type="float">
            <text:p>49608</text:p>
          </table:table-cell>
          <table:table-cell office:value-type="float" office:value="60096" calcext:value-type="float">
            <text:p>60096</text:p>
          </table:table-cell>
          <table:table-cell table:style-name="ce49" office:value-type="float" office:value="51852" calcext:value-type="float">
            <text:p>51852</text:p>
          </table:table-cell>
          <table:table-cell table:style-name="ce44" office:value-type="float" office:value="49794" calcext:value-type="float">
            <text:p>49794</text:p>
          </table:table-cell>
          <table:table-cell office:value-type="float" office:value="57214" calcext:value-type="float">
            <text:p>57214</text:p>
          </table:table-cell>
          <table:table-cell table:style-name="ce49" office:value-type="float" office:value="49256" calcext:value-type="float">
            <text:p>49256</text:p>
          </table:table-cell>
          <table:table-cell table:style-name="ce44" office:value-type="float" office:value="52184" calcext:value-type="float">
            <text:p>52184</text:p>
          </table:table-cell>
          <table:table-cell office:value-type="float" office:value="62455" calcext:value-type="float">
            <text:p>62455</text:p>
          </table:table-cell>
          <table:table-cell office:value-type="float" office:value="48924" calcext:value-type="float">
            <text:p>48924</text:p>
          </table:table-cell>
          <table:table-cell table:formula="of:=([.D73]+[.G73]+[.J73])/3" office:value-type="float" office:value="50528.6666666667" calcext:value-type="float">
            <text:p>50529</text:p>
          </table:table-cell>
          <table:table-cell table:formula="of:=([.E73]+[.H73]+[.K73])/3" office:value-type="float" office:value="59921.6666666667" calcext:value-type="float">
            <text:p>59922</text:p>
          </table:table-cell>
          <table:table-cell table:formula="of:=([.F73]+[.I73]+[.L73])/3" office:value-type="float" office:value="50010.6666666667" calcext:value-type="float">
            <text:p>50011</text:p>
          </table:table-cell>
          <table:table-cell table:formula="of:=[.C73]/[.M73]" office:value-type="float" office:value="4.94419339516842" calcext:value-type="float">
            <text:p>4.94419339516842</text:p>
          </table:table-cell>
          <table:table-cell table:formula="of:=[.C73]/[.N73]" office:value-type="float" office:value="4.1691680805496" calcext:value-type="float">
            <text:p>4.1691680805496</text:p>
          </table:table-cell>
          <table:table-cell table:formula="of:=[.C73]/[.O73]" office:value-type="float" office:value="4.9954043137464" calcext:value-type="float">
            <text:p>4.9954043137464</text:p>
          </table:table-cell>
          <table:table-cell table:formula="of:=[.M60]/[.M73]" office:value-type="float" office:value="6.33016241605425" calcext:value-type="float">
            <text:p>6.33016241605425</text:p>
          </table:table-cell>
          <table:table-cell table:formula="of:=[.N60]/[.N73]" office:value-type="float" office:value="5.73290685061051" calcext:value-type="float">
            <text:p>5.73290685061051</text:p>
          </table:table-cell>
          <table:table-cell table:formula="of:=[.O60]/[.O73]" office:value-type="float" office:value="6.60275141303188" calcext:value-type="float">
            <text:p>6.60275141303188</text:p>
          </table:table-cell>
          <table:table-cell table:formula="of:=[.P73]/14" office:value-type="float" office:value="0.353156671083458" calcext:value-type="float">
            <text:p>0.353156671083458</text:p>
          </table:table-cell>
          <table:table-cell table:formula="of:=[.Q73]/14" office:value-type="float" office:value="0.297797720039257" calcext:value-type="float">
            <text:p>0.297797720039257</text:p>
          </table:table-cell>
          <table:table-cell table:formula="of:=[.R73]/14" office:value-type="float" office:value="0.356814593839028" calcext:value-type="float">
            <text:p>0.3568145938390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47886" calcext:value-type="float">
            <text:p>47886</text:p>
          </table:table-cell>
          <table:table-cell office:value-type="float" office:value="62889" calcext:value-type="float">
            <text:p>62889</text:p>
          </table:table-cell>
          <table:table-cell table:style-name="ce49" office:value-type="float" office:value="48089" calcext:value-type="float">
            <text:p>48089</text:p>
          </table:table-cell>
          <table:table-cell table:style-name="ce44" office:value-type="float" office:value="48781" calcext:value-type="float">
            <text:p>48781</text:p>
          </table:table-cell>
          <table:table-cell office:value-type="float" office:value="66190" calcext:value-type="float">
            <text:p>66190</text:p>
          </table:table-cell>
          <table:table-cell table:style-name="ce49" office:value-type="float" office:value="48868" calcext:value-type="float">
            <text:p>48868</text:p>
          </table:table-cell>
          <table:table-cell table:style-name="ce44" office:value-type="float" office:value="47355" calcext:value-type="float">
            <text:p>47355</text:p>
          </table:table-cell>
          <table:table-cell office:value-type="float" office:value="60466" calcext:value-type="float">
            <text:p>60466</text:p>
          </table:table-cell>
          <table:table-cell office:value-type="float" office:value="48492" calcext:value-type="float">
            <text:p>48492</text:p>
          </table:table-cell>
          <table:table-cell table:formula="of:=([.D74]+[.G74]+[.J74])/3" office:value-type="float" office:value="48007.3333333333" calcext:value-type="float">
            <text:p>48007</text:p>
          </table:table-cell>
          <table:table-cell table:formula="of:=([.E74]+[.H74]+[.K74])/3" office:value-type="float" office:value="63181.6666666667" calcext:value-type="float">
            <text:p>63182</text:p>
          </table:table-cell>
          <table:table-cell table:formula="of:=([.F74]+[.I74]+[.L74])/3" office:value-type="float" office:value="48483" calcext:value-type="float">
            <text:p>48483</text:p>
          </table:table-cell>
          <table:table-cell table:formula="of:=[.C74]/[.M74]" office:value-type="float" office:value="5.20386121564761" calcext:value-type="float">
            <text:p>5.20386121564761</text:p>
          </table:table-cell>
          <table:table-cell table:formula="of:=[.C74]/[.N74]" office:value-type="float" office:value="3.95405048932971" calcext:value-type="float">
            <text:p>3.95405048932971</text:p>
          </table:table-cell>
          <table:table-cell table:formula="of:=[.C74]/[.O74]" office:value-type="float" office:value="5.15280613823402" calcext:value-type="float">
            <text:p>5.15280613823402</text:p>
          </table:table-cell>
          <table:table-cell table:formula="of:=[.M60]/[.M74]" office:value-type="float" office:value="6.66262098846011" calcext:value-type="float">
            <text:p>6.66262098846011</text:p>
          </table:table-cell>
          <table:table-cell table:formula="of:=[.N60]/[.N74]" office:value-type="float" office:value="5.43710464533487" calcext:value-type="float">
            <text:p>5.43710464533487</text:p>
          </table:table-cell>
          <table:table-cell table:formula="of:=[.O60]/[.O74]" office:value-type="float" office:value="6.8107996617371" calcext:value-type="float">
            <text:p>6.8107996617371</text:p>
          </table:table-cell>
          <table:table-cell table:formula="of:=[.P74]/15" office:value-type="float" office:value="0.346924081043174" calcext:value-type="float">
            <text:p>0.346924081043174</text:p>
          </table:table-cell>
          <table:table-cell table:formula="of:=[.Q74]/15" office:value-type="float" office:value="0.263603365955314" calcext:value-type="float">
            <text:p>0.263603365955314</text:p>
          </table:table-cell>
          <table:table-cell table:formula="of:=[.R74]/15" office:value-type="float" office:value="0.343520409215601" calcext:value-type="float">
            <text:p>0.343520409215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47367" calcext:value-type="float">
            <text:p>47367</text:p>
          </table:table-cell>
          <table:table-cell office:value-type="float" office:value="56353" calcext:value-type="float">
            <text:p>56353</text:p>
          </table:table-cell>
          <table:table-cell table:style-name="ce49" office:value-type="float" office:value="43587" calcext:value-type="float">
            <text:p>43587</text:p>
          </table:table-cell>
          <table:table-cell table:style-name="ce44" office:value-type="float" office:value="46036" calcext:value-type="float">
            <text:p>46036</text:p>
          </table:table-cell>
          <table:table-cell office:value-type="float" office:value="54000" calcext:value-type="float">
            <text:p>54000</text:p>
          </table:table-cell>
          <table:table-cell table:style-name="ce49" office:value-type="float" office:value="45746" calcext:value-type="float">
            <text:p>45746</text:p>
          </table:table-cell>
          <table:table-cell table:style-name="ce44" office:value-type="float" office:value="52141" calcext:value-type="float">
            <text:p>52141</text:p>
          </table:table-cell>
          <table:table-cell office:value-type="float" office:value="52783" calcext:value-type="float">
            <text:p>52783</text:p>
          </table:table-cell>
          <table:table-cell office:value-type="float" office:value="47746" calcext:value-type="float">
            <text:p>47746</text:p>
          </table:table-cell>
          <table:table-cell table:formula="of:=([.D75]+[.G75]+[.J75])/3" office:value-type="float" office:value="48514.6666666667" calcext:value-type="float">
            <text:p>48515</text:p>
          </table:table-cell>
          <table:table-cell table:formula="of:=([.E75]+[.H75]+[.K75])/3" office:value-type="float" office:value="54378.6666666667" calcext:value-type="float">
            <text:p>54379</text:p>
          </table:table-cell>
          <table:table-cell table:formula="of:=([.F75]+[.I75]+[.L75])/3" office:value-type="float" office:value="45693" calcext:value-type="float">
            <text:p>45693</text:p>
          </table:table-cell>
          <table:table-cell table:formula="of:=[.C75]/[.M75]" office:value-type="float" office:value="5.14944278019018" calcext:value-type="float">
            <text:p>5.14944278019018</text:p>
          </table:table-cell>
          <table:table-cell table:formula="of:=[.C75]/[.N75]" office:value-type="float" office:value="4.5941453756375" calcext:value-type="float">
            <text:p>4.5941453756375</text:p>
          </table:table-cell>
          <table:table-cell table:formula="of:=[.C75]/[.O75]" office:value-type="float" office:value="5.46743483684591" calcext:value-type="float">
            <text:p>5.46743483684591</text:p>
          </table:table-cell>
          <table:table-cell table:formula="of:=[.M60]/[.M75]" office:value-type="float" office:value="6.5929478370802" calcext:value-type="float">
            <text:p>6.5929478370802</text:p>
          </table:table-cell>
          <table:table-cell table:formula="of:=[.N60]/[.N75]" office:value-type="float" office:value="6.31728128677912" calcext:value-type="float">
            <text:p>6.31728128677912</text:p>
          </table:table-cell>
          <table:table-cell table:formula="of:=[.O60]/[.O75]" office:value-type="float" office:value="7.22666491585144" calcext:value-type="float">
            <text:p>7.22666491585144</text:p>
          </table:table-cell>
          <table:table-cell table:formula="of:=[.P75]/16" office:value-type="float" office:value="0.321840173761886" calcext:value-type="float">
            <text:p>0.321840173761886</text:p>
          </table:table-cell>
          <table:table-cell table:formula="of:=[.Q75]/16" office:value-type="float" office:value="0.287134085977344" calcext:value-type="float">
            <text:p>0.287134085977344</text:p>
          </table:table-cell>
          <table:table-cell table:formula="of:=[.R75]/16" office:value-type="float" office:value="0.341714677302869" calcext:value-type="float">
            <text:p>0.3417146773028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47420" calcext:value-type="float">
            <text:p>47420</text:p>
          </table:table-cell>
          <table:table-cell office:value-type="float" office:value="53942" calcext:value-type="float">
            <text:p>53942</text:p>
          </table:table-cell>
          <table:table-cell table:style-name="ce49" office:value-type="float" office:value="62117" calcext:value-type="float">
            <text:p>62117</text:p>
          </table:table-cell>
          <table:table-cell table:style-name="ce44" office:value-type="float" office:value="43004" calcext:value-type="float">
            <text:p>43004</text:p>
          </table:table-cell>
          <table:table-cell office:value-type="float" office:value="52978" calcext:value-type="float">
            <text:p>52978</text:p>
          </table:table-cell>
          <table:table-cell table:style-name="ce49" office:value-type="float" office:value="43846" calcext:value-type="float">
            <text:p>43846</text:p>
          </table:table-cell>
          <table:table-cell table:style-name="ce44" office:value-type="float" office:value="42399" calcext:value-type="float">
            <text:p>42399</text:p>
          </table:table-cell>
          <table:table-cell office:value-type="float" office:value="44250" calcext:value-type="float">
            <text:p>44250</text:p>
          </table:table-cell>
          <table:table-cell office:value-type="float" office:value="46811" calcext:value-type="float">
            <text:p>46811</text:p>
          </table:table-cell>
          <table:table-cell table:formula="of:=([.D76]+[.G76]+[.J76])/3" office:value-type="float" office:value="44274.3333333333" calcext:value-type="float">
            <text:p>44274</text:p>
          </table:table-cell>
          <table:table-cell table:formula="of:=([.E76]+[.H76]+[.K76])/3" office:value-type="float" office:value="50390" calcext:value-type="float">
            <text:p>50390</text:p>
          </table:table-cell>
          <table:table-cell table:formula="of:=([.F76]+[.I76]+[.L76])/3" office:value-type="float" office:value="50924.6666666667" calcext:value-type="float">
            <text:p>50925</text:p>
          </table:table-cell>
          <table:table-cell table:formula="of:=[.C76]/[.M76]" office:value-type="float" office:value="5.64262590063468" calcext:value-type="float">
            <text:p>5.64262590063468</text:p>
          </table:table-cell>
          <table:table-cell table:formula="of:=[.C76]/[.N76]" office:value-type="float" office:value="4.95779916650129" calcext:value-type="float">
            <text:p>4.95779916650129</text:p>
          </table:table-cell>
          <table:table-cell table:formula="of:=[.C76]/[.O76]" office:value-type="float" office:value="4.90574639663817" calcext:value-type="float">
            <text:p>4.90574639663817</text:p>
          </table:table-cell>
          <table:table-cell table:formula="of:=[.M60]/[.M76]" office:value-type="float" office:value="7.2243813195004" calcext:value-type="float">
            <text:p>7.2243813195004</text:p>
          </table:table-cell>
          <table:table-cell table:formula="of:=[.N60]/[.N76]" office:value-type="float" office:value="6.81733148111397" calcext:value-type="float">
            <text:p>6.81733148111397</text:p>
          </table:table-cell>
          <table:table-cell table:formula="of:=[.O60]/[.O76]" office:value-type="float" office:value="6.48424470132352" calcext:value-type="float">
            <text:p>6.48424470132352</text:p>
          </table:table-cell>
          <table:table-cell table:formula="of:=[.P76]/17" office:value-type="float" office:value="0.33191917062557" calcext:value-type="float">
            <text:p>0.33191917062557</text:p>
          </table:table-cell>
          <table:table-cell table:formula="of:=[.Q76]/17" office:value-type="float" office:value="0.291635245088311" calcext:value-type="float">
            <text:p>0.291635245088311</text:p>
          </table:table-cell>
          <table:table-cell table:formula="of:=[.R76]/17" office:value-type="float" office:value="0.288573317449304" calcext:value-type="float">
            <text:p>0.288573317449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0314" calcext:value-type="float">
            <text:p>50314</text:p>
          </table:table-cell>
          <table:table-cell office:value-type="float" office:value="47848" calcext:value-type="float">
            <text:p>47848</text:p>
          </table:table-cell>
          <table:table-cell table:style-name="ce49" office:value-type="float" office:value="40941" calcext:value-type="float">
            <text:p>40941</text:p>
          </table:table-cell>
          <table:table-cell table:style-name="ce44" office:value-type="float" office:value="42553" calcext:value-type="float">
            <text:p>42553</text:p>
          </table:table-cell>
          <table:table-cell office:value-type="float" office:value="52255" calcext:value-type="float">
            <text:p>52255</text:p>
          </table:table-cell>
          <table:table-cell table:style-name="ce49" office:value-type="float" office:value="42383" calcext:value-type="float">
            <text:p>42383</text:p>
          </table:table-cell>
          <table:table-cell table:style-name="ce44" office:value-type="float" office:value="42317" calcext:value-type="float">
            <text:p>42317</text:p>
          </table:table-cell>
          <table:table-cell office:value-type="float" office:value="60770" calcext:value-type="float">
            <text:p>60770</text:p>
          </table:table-cell>
          <table:table-cell office:value-type="float" office:value="55024" calcext:value-type="float">
            <text:p>55024</text:p>
          </table:table-cell>
          <table:table-cell table:formula="of:=([.D77]+[.G77]+[.J77])/3" office:value-type="float" office:value="45061.3333333333" calcext:value-type="float">
            <text:p>45061</text:p>
          </table:table-cell>
          <table:table-cell table:formula="of:=([.E77]+[.H77]+[.K77])/3" office:value-type="float" office:value="53624.3333333333" calcext:value-type="float">
            <text:p>53624</text:p>
          </table:table-cell>
          <table:table-cell table:formula="of:=([.F77]+[.I77]+[.L77])/3" office:value-type="float" office:value="46116" calcext:value-type="float">
            <text:p>46116</text:p>
          </table:table-cell>
          <table:table-cell table:formula="of:=[.C77]/[.M77]" office:value-type="float" office:value="5.54407696177063" calcext:value-type="float">
            <text:p>5.54407696177063</text:p>
          </table:table-cell>
          <table:table-cell table:formula="of:=[.C77]/[.N77]" office:value-type="float" office:value="4.65877120461482" calcext:value-type="float">
            <text:p>4.65877120461482</text:p>
          </table:table-cell>
          <table:table-cell table:formula="of:=[.C77]/[.O77]" office:value-type="float" office:value="5.41728467343221" calcext:value-type="float">
            <text:p>5.41728467343221</text:p>
          </table:table-cell>
          <table:table-cell table:formula="of:=[.M60]/[.M77]" office:value-type="float" office:value="7.09820688838917" calcext:value-type="float">
            <text:p>7.09820688838917</text:p>
          </table:table-cell>
          <table:table-cell table:formula="of:=[.N60]/[.N77]" office:value-type="float" office:value="6.40614646335929" calcext:value-type="float">
            <text:p>6.40614646335929</text:p>
          </table:table-cell>
          <table:table-cell table:formula="of:=[.O60]/[.O77]" office:value-type="float" office:value="7.16037817677162" calcext:value-type="float">
            <text:p>7.16037817677162</text:p>
          </table:table-cell>
          <table:table-cell table:formula="of:=[.P77]/18" office:value-type="float" office:value="0.308004275653924" calcext:value-type="float">
            <text:p>0.308004275653924</text:p>
          </table:table-cell>
          <table:table-cell table:formula="of:=[.Q77]/18" office:value-type="float" office:value="0.258820622478601" calcext:value-type="float">
            <text:p>0.258820622478601</text:p>
          </table:table-cell>
          <table:table-cell table:formula="of:=[.R77]/18" office:value-type="float" office:value="0.300960259635123" calcext:value-type="float">
            <text:p>0.300960259635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52211" calcext:value-type="float">
            <text:p>52211</text:p>
          </table:table-cell>
          <table:table-cell office:value-type="float" office:value="44469" calcext:value-type="float">
            <text:p>44469</text:p>
          </table:table-cell>
          <table:table-cell table:style-name="ce49" office:value-type="float" office:value="41803" calcext:value-type="float">
            <text:p>41803</text:p>
          </table:table-cell>
          <table:table-cell table:style-name="ce44" office:value-type="float" office:value="45141" calcext:value-type="float">
            <text:p>45141</text:p>
          </table:table-cell>
          <table:table-cell office:value-type="float" office:value="50593" calcext:value-type="float">
            <text:p>50593</text:p>
          </table:table-cell>
          <table:table-cell table:style-name="ce49" office:value-type="float" office:value="40964" calcext:value-type="float">
            <text:p>40964</text:p>
          </table:table-cell>
          <table:table-cell table:style-name="ce44" office:value-type="float" office:value="45081" calcext:value-type="float">
            <text:p>45081</text:p>
          </table:table-cell>
          <table:table-cell office:value-type="float" office:value="49245" calcext:value-type="float">
            <text:p>49245</text:p>
          </table:table-cell>
          <table:table-cell office:value-type="float" office:value="40274" calcext:value-type="float">
            <text:p>40274</text:p>
          </table:table-cell>
          <table:table-cell table:formula="of:=([.D78]+[.G78]+[.J78])/3" office:value-type="float" office:value="47477.6666666667" calcext:value-type="float">
            <text:p>47478</text:p>
          </table:table-cell>
          <table:table-cell table:formula="of:=([.E78]+[.H78]+[.K78])/3" office:value-type="float" office:value="48102.3333333333" calcext:value-type="float">
            <text:p>48102</text:p>
          </table:table-cell>
          <table:table-cell table:formula="of:=([.F78]+[.I78]+[.L78])/3" office:value-type="float" office:value="41013.6666666667" calcext:value-type="float">
            <text:p>41014</text:p>
          </table:table-cell>
          <table:table-cell table:formula="of:=[.C78]/[.M78]" office:value-type="float" office:value="5.26191612898696" calcext:value-type="float">
            <text:p>5.26191612898696</text:p>
          </table:table-cell>
          <table:table-cell table:formula="of:=[.C78]/[.N78]" office:value-type="float" office:value="5.19358381783282" calcext:value-type="float">
            <text:p>5.19358381783282</text:p>
          </table:table-cell>
          <table:table-cell table:formula="of:=[.C78]/[.O78]" office:value-type="float" office:value="6.09122568899797" calcext:value-type="float">
            <text:p>6.09122568899797</text:p>
          </table:table-cell>
          <table:table-cell table:formula="of:=[.M60]/[.M78]" office:value-type="float" office:value="6.73695000456355" calcext:value-type="float">
            <text:p>6.73695000456355</text:p>
          </table:table-cell>
          <table:table-cell table:formula="of:=[.N60]/[.N78]" office:value-type="float" office:value="7.1415523848462" calcext:value-type="float">
            <text:p>7.1415523848462</text:p>
          </table:table-cell>
          <table:table-cell table:formula="of:=[.O60]/[.O78]" office:value-type="float" office:value="8.05116993522484" calcext:value-type="float">
            <text:p>8.05116993522484</text:p>
          </table:table-cell>
          <table:table-cell table:formula="of:=[.P78]/19" office:value-type="float" office:value="0.276942954157208" calcext:value-type="float">
            <text:p>0.276942954157208</text:p>
          </table:table-cell>
          <table:table-cell table:formula="of:=[.Q78]/19" office:value-type="float" office:value="0.273346516728043" calcext:value-type="float">
            <text:p>0.273346516728043</text:p>
          </table:table-cell>
          <table:table-cell table:formula="of:=[.R78]/19" office:value-type="float" office:value="0.320590825736735" calcext:value-type="float">
            <text:p>0.3205908257367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7028" calcext:value-type="float">
            <text:p>37028</text:p>
          </table:table-cell>
          <table:table-cell office:value-type="float" office:value="46550" calcext:value-type="float">
            <text:p>46550</text:p>
          </table:table-cell>
          <table:table-cell table:style-name="ce49" office:value-type="float" office:value="58206" calcext:value-type="float">
            <text:p>58206</text:p>
          </table:table-cell>
          <table:table-cell table:style-name="ce44" office:value-type="float" office:value="43041" calcext:value-type="float">
            <text:p>43041</text:p>
          </table:table-cell>
          <table:table-cell office:value-type="float" office:value="44957" calcext:value-type="float">
            <text:p>44957</text:p>
          </table:table-cell>
          <table:table-cell table:style-name="ce49" office:value-type="float" office:value="39529" calcext:value-type="float">
            <text:p>39529</text:p>
          </table:table-cell>
          <table:table-cell table:style-name="ce44" office:value-type="float" office:value="39130" calcext:value-type="float">
            <text:p>39130</text:p>
          </table:table-cell>
          <table:table-cell office:value-type="float" office:value="58031" calcext:value-type="float">
            <text:p>58031</text:p>
          </table:table-cell>
          <table:table-cell office:value-type="float" office:value="41409" calcext:value-type="float">
            <text:p>41409</text:p>
          </table:table-cell>
          <table:table-cell table:formula="of:=([.D79]+[.G79]+[.J79])/3" office:value-type="float" office:value="39733" calcext:value-type="float">
            <text:p>39733</text:p>
          </table:table-cell>
          <table:table-cell table:formula="of:=([.E79]+[.H79]+[.K79])/3" office:value-type="float" office:value="49846" calcext:value-type="float">
            <text:p>49846</text:p>
          </table:table-cell>
          <table:table-cell table:formula="of:=([.F79]+[.I79]+[.L79])/3" office:value-type="float" office:value="46381.3333333333" calcext:value-type="float">
            <text:p>46381</text:p>
          </table:table-cell>
          <table:table-cell table:formula="of:=[.C79]/[.M79]" office:value-type="float" office:value="6.2875569425918" calcext:value-type="float">
            <text:p>6.2875569425918</text:p>
          </table:table-cell>
          <table:table-cell table:formula="of:=[.C79]/[.N79]" office:value-type="float" office:value="5.01190667255146" calcext:value-type="float">
            <text:p>5.01190667255146</text:p>
          </table:table-cell>
          <table:table-cell table:formula="of:=[.C79]/[.O79]" office:value-type="float" office:value="5.38629405507963" calcext:value-type="float">
            <text:p>5.38629405507963</text:p>
          </table:table-cell>
          <table:table-cell table:formula="of:=[.M60]/[.M79]" office:value-type="float" office:value="8.05010109145212" calcext:value-type="float">
            <text:p>8.05010109145212</text:p>
          </table:table-cell>
          <table:table-cell table:formula="of:=[.N60]/[.N79]" office:value-type="float" office:value="6.89173320493787" calcext:value-type="float">
            <text:p>6.89173320493787</text:p>
          </table:table-cell>
          <table:table-cell table:formula="of:=[.O60]/[.O79]" office:value-type="float" office:value="7.11941585695395" calcext:value-type="float">
            <text:p>7.11941585695395</text:p>
          </table:table-cell>
          <table:table-cell table:formula="of:=[.P79]/20" office:value-type="float" office:value="0.31437784712959" calcext:value-type="float">
            <text:p>0.31437784712959</text:p>
          </table:table-cell>
          <table:table-cell table:formula="of:=[.Q79]/20" office:value-type="float" office:value="0.250595333627573" calcext:value-type="float">
            <text:p>0.250595333627573</text:p>
          </table:table-cell>
          <table:table-cell table:formula="of:=[.R79]/20" office:value-type="float" office:value="0.269314702753982" calcext:value-type="float">
            <text:p>0.2693147027539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7509" calcext:value-type="float">
            <text:p>37509</text:p>
          </table:table-cell>
          <table:table-cell office:value-type="float" office:value="47957" calcext:value-type="float">
            <text:p>47957</text:p>
          </table:table-cell>
          <table:table-cell table:style-name="ce49" office:value-type="float" office:value="39793" calcext:value-type="float">
            <text:p>39793</text:p>
          </table:table-cell>
          <table:table-cell table:style-name="ce44" office:value-type="float" office:value="35887" calcext:value-type="float">
            <text:p>35887</text:p>
          </table:table-cell>
          <table:table-cell office:value-type="float" office:value="53343" calcext:value-type="float">
            <text:p>53343</text:p>
          </table:table-cell>
          <table:table-cell table:style-name="ce49" office:value-type="float" office:value="40732" calcext:value-type="float">
            <text:p>40732</text:p>
          </table:table-cell>
          <table:table-cell table:style-name="ce44" office:value-type="float" office:value="37610" calcext:value-type="float">
            <text:p>37610</text:p>
          </table:table-cell>
          <table:table-cell office:value-type="float" office:value="44426" calcext:value-type="float">
            <text:p>44426</text:p>
          </table:table-cell>
          <table:table-cell office:value-type="float" office:value="37857" calcext:value-type="float">
            <text:p>37857</text:p>
          </table:table-cell>
          <table:table-cell table:formula="of:=([.D80]+[.G80]+[.J80])/3" office:value-type="float" office:value="37002" calcext:value-type="float">
            <text:p>37002</text:p>
          </table:table-cell>
          <table:table-cell table:formula="of:=([.E80]+[.H80]+[.K80])/3" office:value-type="float" office:value="48575.3333333333" calcext:value-type="float">
            <text:p>48575</text:p>
          </table:table-cell>
          <table:table-cell table:formula="of:=([.F80]+[.I80]+[.L80])/3" office:value-type="float" office:value="39460.6666666667" calcext:value-type="float">
            <text:p>39461</text:p>
          </table:table-cell>
          <table:table-cell table:formula="of:=[.C80]/[.M80]" office:value-type="float" office:value="6.75162153397114" calcext:value-type="float">
            <text:p>6.75162153397114</text:p>
          </table:table-cell>
          <table:table-cell table:formula="of:=[.C80]/[.N80]" office:value-type="float" office:value="5.14301154220936" calcext:value-type="float">
            <text:p>5.14301154220936</text:p>
          </table:table-cell>
          <table:table-cell table:formula="of:=[.C80]/[.O80]" office:value-type="float" office:value="6.33094980655842" calcext:value-type="float">
            <text:p>6.33094980655842</text:p>
          </table:table-cell>
          <table:table-cell table:formula="of:=[.M60]/[.M80]" office:value-type="float" office:value="8.64425346377674" calcext:value-type="float">
            <text:p>8.64425346377674</text:p>
          </table:table-cell>
          <table:table-cell table:formula="of:=[.N60]/[.N80]" office:value-type="float" office:value="7.07201185787025" calcext:value-type="float">
            <text:p>7.07201185787025</text:p>
          </table:table-cell>
          <table:table-cell table:formula="of:=[.O60]/[.O80]" office:value-type="float" office:value="8.36802892331604" calcext:value-type="float">
            <text:p>8.36802892331604</text:p>
          </table:table-cell>
          <table:table-cell table:formula="of:=[.P80]/21" office:value-type="float" office:value="0.321505787331959" calcext:value-type="float">
            <text:p>0.321505787331959</text:p>
          </table:table-cell>
          <table:table-cell table:formula="of:=[.Q80]/21" office:value-type="float" office:value="0.244905311533779" calcext:value-type="float">
            <text:p>0.244905311533779</text:p>
          </table:table-cell>
          <table:table-cell table:formula="of:=[.R80]/21" office:value-type="float" office:value="0.301473800312306" calcext:value-type="float">
            <text:p>0.3014738003123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9979" calcext:value-type="float">
            <text:p>39979</text:p>
          </table:table-cell>
          <table:table-cell office:value-type="float" office:value="45413" calcext:value-type="float">
            <text:p>45413</text:p>
          </table:table-cell>
          <table:table-cell table:style-name="ce49" office:value-type="float" office:value="35626" calcext:value-type="float">
            <text:p>35626</text:p>
          </table:table-cell>
          <table:table-cell table:style-name="ce44" office:value-type="float" office:value="38421" calcext:value-type="float">
            <text:p>38421</text:p>
          </table:table-cell>
          <table:table-cell office:value-type="float" office:value="43668" calcext:value-type="float">
            <text:p>43668</text:p>
          </table:table-cell>
          <table:table-cell table:style-name="ce49" office:value-type="float" office:value="36021" calcext:value-type="float">
            <text:p>36021</text:p>
          </table:table-cell>
          <table:table-cell table:style-name="ce44" office:value-type="float" office:value="34059" calcext:value-type="float">
            <text:p>34059</text:p>
          </table:table-cell>
          <table:table-cell office:value-type="float" office:value="50504" calcext:value-type="float">
            <text:p>50504</text:p>
          </table:table-cell>
          <table:table-cell office:value-type="float" office:value="35507" calcext:value-type="float">
            <text:p>35507</text:p>
          </table:table-cell>
          <table:table-cell table:formula="of:=([.D81]+[.G81]+[.J81])/3" office:value-type="float" office:value="37486.3333333333" calcext:value-type="float">
            <text:p>37486</text:p>
          </table:table-cell>
          <table:table-cell table:formula="of:=([.E81]+[.H81]+[.K81])/3" office:value-type="float" office:value="46528.3333333333" calcext:value-type="float">
            <text:p>46528</text:p>
          </table:table-cell>
          <table:table-cell table:formula="of:=([.F81]+[.I81]+[.L81])/3" office:value-type="float" office:value="35718" calcext:value-type="float">
            <text:p>35718</text:p>
          </table:table-cell>
          <table:table-cell table:formula="of:=[.C81]/[.M81]" office:value-type="float" office:value="6.66438879947359" calcext:value-type="float">
            <text:p>6.66438879947359</text:p>
          </table:table-cell>
          <table:table-cell table:formula="of:=[.C81]/[.N81]" office:value-type="float" office:value="5.36927678475481" calcext:value-type="float">
            <text:p>5.36927678475481</text:p>
          </table:table-cell>
          <table:table-cell table:formula="of:=[.C81]/[.O81]" office:value-type="float" office:value="6.99433058961868" calcext:value-type="float">
            <text:p>6.99433058961868</text:p>
          </table:table-cell>
          <table:table-cell table:formula="of:=[.M60]/[.M81]" office:value-type="float" office:value="8.53256742457253" calcext:value-type="float">
            <text:p>8.53256742457253</text:p>
          </table:table-cell>
          <table:table-cell table:formula="of:=[.N60]/[.N81]" office:value-type="float" office:value="7.38314288784611" calcext:value-type="float">
            <text:p>7.38314288784611</text:p>
          </table:table-cell>
          <table:table-cell table:formula="of:=[.O60]/[.O81]" office:value-type="float" office:value="9.24486253429643" calcext:value-type="float">
            <text:p>9.24486253429643</text:p>
          </table:table-cell>
          <table:table-cell table:formula="of:=[.P81]/22" office:value-type="float" office:value="0.302926763612436" calcext:value-type="float">
            <text:p>0.302926763612436</text:p>
          </table:table-cell>
          <table:table-cell table:formula="of:=[.Q81]/22" office:value-type="float" office:value="0.244058035670673" calcext:value-type="float">
            <text:p>0.244058035670673</text:p>
          </table:table-cell>
          <table:table-cell table:formula="of:=[.R81]/22" office:value-type="float" office:value="0.31792411770994" calcext:value-type="float">
            <text:p>0.31792411770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4845" calcext:value-type="float">
            <text:p>34845</text:p>
          </table:table-cell>
          <table:table-cell office:value-type="float" office:value="58166" calcext:value-type="float">
            <text:p>58166</text:p>
          </table:table-cell>
          <table:table-cell table:style-name="ce49" office:value-type="float" office:value="35332" calcext:value-type="float">
            <text:p>35332</text:p>
          </table:table-cell>
          <table:table-cell table:style-name="ce44" office:value-type="float" office:value="34997" calcext:value-type="float">
            <text:p>34997</text:p>
          </table:table-cell>
          <table:table-cell office:value-type="float" office:value="47702" calcext:value-type="float">
            <text:p>47702</text:p>
          </table:table-cell>
          <table:table-cell table:style-name="ce49" office:value-type="float" office:value="35260" calcext:value-type="float">
            <text:p>35260</text:p>
          </table:table-cell>
          <table:table-cell table:style-name="ce44" office:value-type="float" office:value="33072" calcext:value-type="float">
            <text:p>33072</text:p>
          </table:table-cell>
          <table:table-cell office:value-type="float" office:value="43681" calcext:value-type="float">
            <text:p>43681</text:p>
          </table:table-cell>
          <table:table-cell office:value-type="float" office:value="36234" calcext:value-type="float">
            <text:p>36234</text:p>
          </table:table-cell>
          <table:table-cell table:formula="of:=([.D82]+[.G82]+[.J82])/3" office:value-type="float" office:value="34304.6666666667" calcext:value-type="float">
            <text:p>34305</text:p>
          </table:table-cell>
          <table:table-cell table:formula="of:=([.E82]+[.H82]+[.K82])/3" office:value-type="float" office:value="49849.6666666667" calcext:value-type="float">
            <text:p>49850</text:p>
          </table:table-cell>
          <table:table-cell table:formula="of:=([.F82]+[.I82]+[.L82])/3" office:value-type="float" office:value="35608.6666666667" calcext:value-type="float">
            <text:p>35609</text:p>
          </table:table-cell>
          <table:table-cell table:formula="of:=[.C82]/[.M82]" office:value-type="float" office:value="7.28249314962006" calcext:value-type="float">
            <text:p>7.28249314962006</text:p>
          </table:table-cell>
          <table:table-cell table:formula="of:=[.C82]/[.N82]" office:value-type="float" office:value="5.01153802432647" calcext:value-type="float">
            <text:p>5.01153802432647</text:p>
          </table:table-cell>
          <table:table-cell table:formula="of:=[.C82]/[.O82]" office:value-type="float" office:value="7.01580607717222" calcext:value-type="float">
            <text:p>7.01580607717222</text:p>
          </table:table-cell>
          <table:table-cell table:formula="of:=[.M60]/[.M82]" office:value-type="float" office:value="9.32394037740249" calcext:value-type="float">
            <text:p>9.32394037740249</text:p>
          </table:table-cell>
          <table:table-cell table:formula="of:=[.N60]/[.N82]" office:value-type="float" office:value="6.89122628703635" calcext:value-type="float">
            <text:p>6.89122628703635</text:p>
          </table:table-cell>
          <table:table-cell table:formula="of:=[.O60]/[.O82]" office:value-type="float" office:value="9.27324808567202" calcext:value-type="float">
            <text:p>9.27324808567202</text:p>
          </table:table-cell>
          <table:table-cell table:formula="of:=[.P82]/23" office:value-type="float" office:value="0.316630136940003" calcext:value-type="float">
            <text:p>0.316630136940003</text:p>
          </table:table-cell>
          <table:table-cell table:formula="of:=[.Q82]/23" office:value-type="float" office:value="0.217892957579412" calcext:value-type="float">
            <text:p>0.217892957579412</text:p>
          </table:table-cell>
          <table:table-cell table:formula="of:=[.R82]/23" office:value-type="float" office:value="0.305035046833575" calcext:value-type="float">
            <text:p>0.305035046833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2325" calcext:value-type="float">
            <text:p>32325</text:p>
          </table:table-cell>
          <table:table-cell office:value-type="float" office:value="56603" calcext:value-type="float">
            <text:p>56603</text:p>
          </table:table-cell>
          <table:table-cell table:style-name="ce49" office:value-type="float" office:value="35763" calcext:value-type="float">
            <text:p>35763</text:p>
          </table:table-cell>
          <table:table-cell table:style-name="ce44" office:value-type="float" office:value="35993" calcext:value-type="float">
            <text:p>35993</text:p>
          </table:table-cell>
          <table:table-cell office:value-type="float" office:value="44055" calcext:value-type="float">
            <text:p>44055</text:p>
          </table:table-cell>
          <table:table-cell table:style-name="ce49" office:value-type="float" office:value="43287" calcext:value-type="float">
            <text:p>43287</text:p>
          </table:table-cell>
          <table:table-cell table:style-name="ce44" office:value-type="float" office:value="35913" calcext:value-type="float">
            <text:p>35913</text:p>
          </table:table-cell>
          <table:table-cell office:value-type="float" office:value="47686" calcext:value-type="float">
            <text:p>47686</text:p>
          </table:table-cell>
          <table:table-cell office:value-type="float" office:value="63390" calcext:value-type="float">
            <text:p>63390</text:p>
          </table:table-cell>
          <table:table-cell table:formula="of:=([.D83]+[.G83]+[.J83])/3" office:value-type="float" office:value="34743.6666666667" calcext:value-type="float">
            <text:p>34744</text:p>
          </table:table-cell>
          <table:table-cell table:formula="of:=([.E83]+[.H83]+[.K83])/3" office:value-type="float" office:value="49448" calcext:value-type="float">
            <text:p>49448</text:p>
          </table:table-cell>
          <table:table-cell table:formula="of:=([.F83]+[.I83]+[.L83])/3" office:value-type="float" office:value="47480" calcext:value-type="float">
            <text:p>47480</text:p>
          </table:table-cell>
          <table:table-cell table:formula="of:=[.C83]/[.M83]" office:value-type="float" office:value="7.19047596204583" calcext:value-type="float">
            <text:p>7.19047596204583</text:p>
          </table:table-cell>
          <table:table-cell table:formula="of:=[.C83]/[.N83]" office:value-type="float" office:value="5.05224680472416" calcext:value-type="float">
            <text:p>5.05224680472416</text:p>
          </table:table-cell>
          <table:table-cell table:formula="of:=[.C83]/[.O83]" office:value-type="float" office:value="5.26165754001685" calcext:value-type="float">
            <text:p>5.26165754001685</text:p>
          </table:table-cell>
          <table:table-cell table:formula="of:=[.M60]/[.M83]" office:value-type="float" office:value="9.20612869491802" calcext:value-type="float">
            <text:p>9.20612869491802</text:p>
          </table:table-cell>
          <table:table-cell table:formula="of:=[.N60]/[.N83]" office:value-type="float" office:value="6.94720379658091" calcext:value-type="float">
            <text:p>6.94720379658091</text:p>
          </table:table-cell>
          <table:table-cell table:formula="of:=[.O60]/[.O83]" office:value-type="float" office:value="6.95467565290649" calcext:value-type="float">
            <text:p>6.95467565290649</text:p>
          </table:table-cell>
          <table:table-cell table:formula="of:=[.P83]/24" office:value-type="float" office:value="0.299603165085243" calcext:value-type="float">
            <text:p>0.299603165085243</text:p>
          </table:table-cell>
          <table:table-cell table:formula="of:=[.Q83]/24" office:value-type="float" office:value="0.210510283530173" calcext:value-type="float">
            <text:p>0.210510283530173</text:p>
          </table:table-cell>
          <table:table-cell table:formula="of:=[.R83]/24" office:value-type="float" office:value="0.219235730834035" calcext:value-type="float">
            <text:p>0.2192357308340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4059" calcext:value-type="float">
            <text:p>34059</text:p>
          </table:table-cell>
          <table:table-cell office:value-type="float" office:value="47186" calcext:value-type="float">
            <text:p>47186</text:p>
          </table:table-cell>
          <table:table-cell table:style-name="ce49" office:value-type="float" office:value="36783" calcext:value-type="float">
            <text:p>36783</text:p>
          </table:table-cell>
          <table:table-cell table:style-name="ce44" office:value-type="float" office:value="32204" calcext:value-type="float">
            <text:p>32204</text:p>
          </table:table-cell>
          <table:table-cell office:value-type="float" office:value="43256" calcext:value-type="float">
            <text:p>43256</text:p>
          </table:table-cell>
          <table:table-cell table:style-name="ce49" office:value-type="float" office:value="36036" calcext:value-type="float">
            <text:p>36036</text:p>
          </table:table-cell>
          <table:table-cell table:style-name="ce44" office:value-type="float" office:value="33314" calcext:value-type="float">
            <text:p>33314</text:p>
          </table:table-cell>
          <table:table-cell office:value-type="float" office:value="42113" calcext:value-type="float">
            <text:p>42113</text:p>
          </table:table-cell>
          <table:table-cell office:value-type="float" office:value="67535" calcext:value-type="float">
            <text:p>67535</text:p>
          </table:table-cell>
          <table:table-cell table:formula="of:=([.D84]+[.G84]+[.J84])/3" office:value-type="float" office:value="33192.3333333333" calcext:value-type="float">
            <text:p>33192</text:p>
          </table:table-cell>
          <table:table-cell table:formula="of:=([.E84]+[.H84]+[.K84])/3" office:value-type="float" office:value="44185" calcext:value-type="float">
            <text:p>44185</text:p>
          </table:table-cell>
          <table:table-cell table:formula="of:=([.F84]+[.I84]+[.L84])/3" office:value-type="float" office:value="46784.6666666667" calcext:value-type="float">
            <text:p>46785</text:p>
          </table:table-cell>
          <table:table-cell table:formula="of:=[.C84]/[.M84]" office:value-type="float" office:value="7.52654227381826" calcext:value-type="float">
            <text:p>7.52654227381826</text:p>
          </table:table-cell>
          <table:table-cell table:formula="of:=[.C84]/[.N84]" office:value-type="float" office:value="5.65403417449361" calcext:value-type="float">
            <text:p>5.65403417449361</text:p>
          </table:table-cell>
          <table:table-cell table:formula="of:=[.C84]/[.O84]" office:value-type="float" office:value="5.33985850064836" calcext:value-type="float">
            <text:p>5.33985850064836</text:p>
          </table:table-cell>
          <table:table-cell table:formula="of:=[.M60]/[.M84]" office:value-type="float" office:value="9.63640198037701" calcext:value-type="float">
            <text:p>9.63640198037701</text:p>
          </table:table-cell>
          <table:table-cell table:formula="of:=[.N60]/[.N84]" office:value-type="float" office:value="7.77470483950058" calcext:value-type="float">
            <text:p>7.77470483950058</text:p>
          </table:table-cell>
          <table:table-cell table:formula="of:=[.O60]/[.O84]" office:value-type="float" office:value="7.05803895863317" calcext:value-type="float">
            <text:p>7.05803895863317</text:p>
          </table:table-cell>
          <table:table-cell table:formula="of:=[.P84]/25" office:value-type="float" office:value="0.30106169095273" calcext:value-type="float">
            <text:p>0.30106169095273</text:p>
          </table:table-cell>
          <table:table-cell table:formula="of:=[.Q84]/25" office:value-type="float" office:value="0.226161366979744" calcext:value-type="float">
            <text:p>0.226161366979744</text:p>
          </table:table-cell>
          <table:table-cell table:formula="of:=[.R84]/25" office:value-type="float" office:value="0.213594340025934" calcext:value-type="float">
            <text:p>0.2135943400259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0177" calcext:value-type="float">
            <text:p>30177</text:p>
          </table:table-cell>
          <table:table-cell office:value-type="float" office:value="42759" calcext:value-type="float">
            <text:p>42759</text:p>
          </table:table-cell>
          <table:table-cell table:style-name="ce49" office:value-type="float" office:value="40657" calcext:value-type="float">
            <text:p>40657</text:p>
          </table:table-cell>
          <table:table-cell table:style-name="ce44" office:value-type="float" office:value="35474" calcext:value-type="float">
            <text:p>35474</text:p>
          </table:table-cell>
          <table:table-cell office:value-type="float" office:value="45609" calcext:value-type="float">
            <text:p>45609</text:p>
          </table:table-cell>
          <table:table-cell table:style-name="ce49" office:value-type="float" office:value="34725" calcext:value-type="float">
            <text:p>34725</text:p>
          </table:table-cell>
          <table:table-cell table:style-name="ce44" office:value-type="float" office:value="33078" calcext:value-type="float">
            <text:p>33078</text:p>
          </table:table-cell>
          <table:table-cell office:value-type="float" office:value="42335" calcext:value-type="float">
            <text:p>42335</text:p>
          </table:table-cell>
          <table:table-cell office:value-type="float" office:value="71388" calcext:value-type="float">
            <text:p>71388</text:p>
          </table:table-cell>
          <table:table-cell table:formula="of:=([.D85]+[.G85]+[.J85])/3" office:value-type="float" office:value="32909.6666666667" calcext:value-type="float">
            <text:p>32910</text:p>
          </table:table-cell>
          <table:table-cell table:formula="of:=([.E85]+[.H85]+[.K85])/3" office:value-type="float" office:value="43567.6666666667" calcext:value-type="float">
            <text:p>43568</text:p>
          </table:table-cell>
          <table:table-cell table:formula="of:=([.F85]+[.I85]+[.L85])/3" office:value-type="float" office:value="48923.3333333333" calcext:value-type="float">
            <text:p>48923</text:p>
          </table:table-cell>
          <table:table-cell table:formula="of:=[.C85]/[.M85]" office:value-type="float" office:value="7.59118901234692" calcext:value-type="float">
            <text:p>7.59118901234692</text:p>
          </table:table-cell>
          <table:table-cell table:formula="of:=[.C85]/[.N85]" office:value-type="float" office:value="5.73414917790716" calcext:value-type="float">
            <text:p>5.73414917790716</text:p>
          </table:table-cell>
          <table:table-cell table:formula="of:=[.C85]/[.O85]" office:value-type="float" office:value="5.10642842542754" calcext:value-type="float">
            <text:p>5.10642842542754</text:p>
          </table:table-cell>
          <table:table-cell table:formula="of:=[.M60]/[.M85]" office:value-type="float" office:value="9.71917065907687" calcext:value-type="float">
            <text:p>9.71917065907687</text:p>
          </table:table-cell>
          <table:table-cell table:formula="of:=[.N60]/[.N85]" office:value-type="float" office:value="7.88486874823071" calcext:value-type="float">
            <text:p>7.88486874823071</text:p>
          </table:table-cell>
          <table:table-cell table:formula="of:=[.O60]/[.O85]" office:value-type="float" office:value="6.74949921646113" calcext:value-type="float">
            <text:p>6.74949921646113</text:p>
          </table:table-cell>
          <table:table-cell table:formula="of:=[.P85]/26" office:value-type="float" office:value="0.291968808167189" calcext:value-type="float">
            <text:p>0.291968808167189</text:p>
          </table:table-cell>
          <table:table-cell table:formula="of:=[.Q85]/26" office:value-type="float" office:value="0.220544199150275" calcext:value-type="float">
            <text:p>0.220544199150275</text:p>
          </table:table-cell>
          <table:table-cell table:formula="of:=[.R85]/26" office:value-type="float" office:value="0.196401093285675" calcext:value-type="float">
            <text:p>0.196401093285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1784" calcext:value-type="float">
            <text:p>31784</text:p>
          </table:table-cell>
          <table:table-cell office:value-type="float" office:value="43979" calcext:value-type="float">
            <text:p>43979</text:p>
          </table:table-cell>
          <table:table-cell table:style-name="ce49" office:value-type="float" office:value="36157" calcext:value-type="float">
            <text:p>36157</text:p>
          </table:table-cell>
          <table:table-cell table:style-name="ce44" office:value-type="float" office:value="31168" calcext:value-type="float">
            <text:p>31168</text:p>
          </table:table-cell>
          <table:table-cell office:value-type="float" office:value="45254" calcext:value-type="float">
            <text:p>45254</text:p>
          </table:table-cell>
          <table:table-cell table:style-name="ce49" office:value-type="float" office:value="34675" calcext:value-type="float">
            <text:p>34675</text:p>
          </table:table-cell>
          <table:table-cell table:style-name="ce44" office:value-type="float" office:value="37411" calcext:value-type="float">
            <text:p>37411</text:p>
          </table:table-cell>
          <table:table-cell office:value-type="float" office:value="52403" calcext:value-type="float">
            <text:p>52403</text:p>
          </table:table-cell>
          <table:table-cell office:value-type="float" office:value="77809" calcext:value-type="float">
            <text:p>77809</text:p>
          </table:table-cell>
          <table:table-cell table:formula="of:=([.D86]+[.G86]+[.J86])/3" office:value-type="float" office:value="33454.3333333333" calcext:value-type="float">
            <text:p>33454</text:p>
          </table:table-cell>
          <table:table-cell table:formula="of:=([.E86]+[.H86]+[.K86])/3" office:value-type="float" office:value="47212" calcext:value-type="float">
            <text:p>47212</text:p>
          </table:table-cell>
          <table:table-cell table:formula="of:=([.F86]+[.I86]+[.L86])/3" office:value-type="float" office:value="49547" calcext:value-type="float">
            <text:p>49547</text:p>
          </table:table-cell>
          <table:table-cell table:formula="of:=[.C86]/[.M86]" office:value-type="float" office:value="7.4675976206371" calcext:value-type="float">
            <text:p>7.4675976206371</text:p>
          </table:table-cell>
          <table:table-cell table:formula="of:=[.C86]/[.N86]" office:value-type="float" office:value="5.29152545962891" calcext:value-type="float">
            <text:p>5.29152545962891</text:p>
          </table:table-cell>
          <table:table-cell table:formula="of:=[.C86]/[.O86]" office:value-type="float" office:value="5.04215189617939" calcext:value-type="float">
            <text:p>5.04215189617939</text:p>
          </table:table-cell>
          <table:table-cell table:formula="of:=[.M60]/[.M86]" office:value-type="float" office:value="9.56093381026874" calcext:value-type="float">
            <text:p>9.56093381026874</text:p>
          </table:table-cell>
          <table:table-cell table:formula="of:=[.N60]/[.N86]" office:value-type="float" office:value="7.27622920726368" calcext:value-type="float">
            <text:p>7.27622920726368</text:p>
          </table:table-cell>
          <table:table-cell table:formula="of:=[.O60]/[.O86]" office:value-type="float" office:value="6.66454073909621" calcext:value-type="float">
            <text:p>6.66454073909621</text:p>
          </table:table-cell>
          <table:table-cell table:formula="of:=[.P86]/27" office:value-type="float" office:value="0.276577689653226" calcext:value-type="float">
            <text:p>0.276577689653226</text:p>
          </table:table-cell>
          <table:table-cell table:formula="of:=[.Q86]/27" office:value-type="float" office:value="0.1959824244307" calcext:value-type="float">
            <text:p>0.1959824244307</text:p>
          </table:table-cell>
          <table:table-cell table:formula="of:=[.R86]/27" office:value-type="float" office:value="0.186746366525162" calcext:value-type="float">
            <text:p>0.186746366525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2142" calcext:value-type="float">
            <text:p>32142</text:p>
          </table:table-cell>
          <table:table-cell office:value-type="float" office:value="46117" calcext:value-type="float">
            <text:p>46117</text:p>
          </table:table-cell>
          <table:table-cell table:style-name="ce49" office:value-type="float" office:value="38091" calcext:value-type="float">
            <text:p>38091</text:p>
          </table:table-cell>
          <table:table-cell table:style-name="ce44" office:value-type="float" office:value="33993" calcext:value-type="float">
            <text:p>33993</text:p>
          </table:table-cell>
          <table:table-cell office:value-type="float" office:value="56556" calcext:value-type="float">
            <text:p>56556</text:p>
          </table:table-cell>
          <table:table-cell table:style-name="ce49" office:value-type="float" office:value="32896" calcext:value-type="float">
            <text:p>32896</text:p>
          </table:table-cell>
          <table:table-cell table:style-name="ce44" office:value-type="float" office:value="32620" calcext:value-type="float">
            <text:p>32620</text:p>
          </table:table-cell>
          <table:table-cell office:value-type="float" office:value="49740" calcext:value-type="float">
            <text:p>49740</text:p>
          </table:table-cell>
          <table:table-cell office:value-type="float" office:value="68371" calcext:value-type="float">
            <text:p>68371</text:p>
          </table:table-cell>
          <table:table-cell table:formula="of:=([.D87]+[.G87]+[.J87])/3" office:value-type="float" office:value="32918.3333333333" calcext:value-type="float">
            <text:p>32918</text:p>
          </table:table-cell>
          <table:table-cell table:formula="of:=([.E87]+[.H87]+[.K87])/3" office:value-type="float" office:value="50804.3333333333" calcext:value-type="float">
            <text:p>50804</text:p>
          </table:table-cell>
          <table:table-cell table:formula="of:=([.F87]+[.I87]+[.L87])/3" office:value-type="float" office:value="46452.6666666667" calcext:value-type="float">
            <text:p>46453</text:p>
          </table:table-cell>
          <table:table-cell table:formula="of:=[.C87]/[.M87]" office:value-type="float" office:value="7.5891904207382" calcext:value-type="float">
            <text:p>7.5891904207382</text:p>
          </table:table-cell>
          <table:table-cell table:formula="of:=[.C87]/[.N87]" office:value-type="float" office:value="4.91736597271887" calcext:value-type="float">
            <text:p>4.91736597271887</text:p>
          </table:table-cell>
          <table:table-cell table:formula="of:=[.C87]/[.O87]" office:value-type="float" office:value="5.37802279022374" calcext:value-type="float">
            <text:p>5.37802279022374</text:p>
          </table:table-cell>
          <table:table-cell table:formula="of:=[.M60]/[.M87]" office:value-type="float" office:value="9.7166118171232" calcext:value-type="float">
            <text:p>9.7166118171232</text:p>
          </table:table-cell>
          <table:table-cell table:formula="of:=[.N60]/[.N87]" office:value-type="float" office:value="6.76173292304462" calcext:value-type="float">
            <text:p>6.76173292304462</text:p>
          </table:table-cell>
          <table:table-cell table:formula="of:=[.O60]/[.O87]" office:value-type="float" office:value="7.10848318718695" calcext:value-type="float">
            <text:p>7.10848318718695</text:p>
          </table:table-cell>
          <table:table-cell table:formula="of:=[.P87]/28" office:value-type="float" office:value="0.271042515026364" calcext:value-type="float">
            <text:p>0.271042515026364</text:p>
          </table:table-cell>
          <table:table-cell table:formula="of:=[.Q87]/28" office:value-type="float" office:value="0.175620213311388" calcext:value-type="float">
            <text:p>0.175620213311388</text:p>
          </table:table-cell>
          <table:table-cell table:formula="of:=[.R87]/28" office:value-type="float" office:value="0.192072242507991" calcext:value-type="float">
            <text:p>0.1920722425079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2409" calcext:value-type="float">
            <text:p>32409</text:p>
          </table:table-cell>
          <table:table-cell office:value-type="float" office:value="45287" calcext:value-type="float">
            <text:p>45287</text:p>
          </table:table-cell>
          <table:table-cell table:style-name="ce49" office:value-type="float" office:value="45961" calcext:value-type="float">
            <text:p>45961</text:p>
          </table:table-cell>
          <table:table-cell table:style-name="ce44" office:value-type="float" office:value="31924" calcext:value-type="float">
            <text:p>31924</text:p>
          </table:table-cell>
          <table:table-cell office:value-type="float" office:value="42111" calcext:value-type="float">
            <text:p>42111</text:p>
          </table:table-cell>
          <table:table-cell table:style-name="ce49" office:value-type="float" office:value="32218" calcext:value-type="float">
            <text:p>32218</text:p>
          </table:table-cell>
          <table:table-cell table:style-name="ce44" office:value-type="float" office:value="45234" calcext:value-type="float">
            <text:p>45234</text:p>
          </table:table-cell>
          <table:table-cell office:value-type="float" office:value="47518" calcext:value-type="float">
            <text:p>47518</text:p>
          </table:table-cell>
          <table:table-cell office:value-type="float" office:value="45045" calcext:value-type="float">
            <text:p>45045</text:p>
          </table:table-cell>
          <table:table-cell table:formula="of:=([.D88]+[.G88]+[.J88])/3" office:value-type="float" office:value="36522.3333333333" calcext:value-type="float">
            <text:p>36522</text:p>
          </table:table-cell>
          <table:table-cell table:formula="of:=([.E88]+[.H88]+[.K88])/3" office:value-type="float" office:value="44972" calcext:value-type="float">
            <text:p>44972</text:p>
          </table:table-cell>
          <table:table-cell table:formula="of:=([.F88]+[.I88]+[.L88])/3" office:value-type="float" office:value="41074.6666666667" calcext:value-type="float">
            <text:p>41075</text:p>
          </table:table-cell>
          <table:table-cell table:formula="of:=[.C88]/[.M88]" office:value-type="float" office:value="6.84029406664416" calcext:value-type="float">
            <text:p>6.84029406664416</text:p>
          </table:table-cell>
          <table:table-cell table:formula="of:=[.C88]/[.N88]" office:value-type="float" office:value="5.55508983367429" calcext:value-type="float">
            <text:p>5.55508983367429</text:p>
          </table:table-cell>
          <table:table-cell table:formula="of:=[.C88]/[.O88]" office:value-type="float" office:value="6.08217960786859" calcext:value-type="float">
            <text:p>6.08217960786859</text:p>
          </table:table-cell>
          <table:table-cell table:formula="of:=[.M60]/[.M88]" office:value-type="float" office:value="8.75778290908761" calcext:value-type="float">
            <text:p>8.75778290908761</text:p>
          </table:table-cell>
          <table:table-cell table:formula="of:=[.N60]/[.N88]" office:value-type="float" office:value="7.63864923359719" calcext:value-type="float">
            <text:p>7.63864923359719</text:p>
          </table:table-cell>
          <table:table-cell table:formula="of:=[.O60]/[.O88]" office:value-type="float" office:value="8.03921314029734" calcext:value-type="float">
            <text:p>8.03921314029734</text:p>
          </table:table-cell>
          <table:table-cell table:formula="of:=[.P88]/29" office:value-type="float" office:value="0.235872209194626" calcext:value-type="float">
            <text:p>0.235872209194626</text:p>
          </table:table-cell>
          <table:table-cell table:formula="of:=[.Q88]/29" office:value-type="float" office:value="0.191554821850837" calcext:value-type="float">
            <text:p>0.191554821850837</text:p>
          </table:table-cell>
          <table:table-cell table:formula="of:=[.R88]/29" office:value-type="float" office:value="0.209730331305813" calcext:value-type="float">
            <text:p>0.2097303313058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2976" calcext:value-type="float">
            <text:p>32976</text:p>
          </table:table-cell>
          <table:table-cell office:value-type="float" office:value="45836" calcext:value-type="float">
            <text:p>45836</text:p>
          </table:table-cell>
          <table:table-cell table:style-name="ce49" office:value-type="float" office:value="46049" calcext:value-type="float">
            <text:p>46049</text:p>
          </table:table-cell>
          <table:table-cell table:style-name="ce44" office:value-type="float" office:value="29346" calcext:value-type="float">
            <text:p>29346</text:p>
          </table:table-cell>
          <table:table-cell office:value-type="float" office:value="48375" calcext:value-type="float">
            <text:p>48375</text:p>
          </table:table-cell>
          <table:table-cell table:style-name="ce49" office:value-type="float" office:value="34290" calcext:value-type="float">
            <text:p>34290</text:p>
          </table:table-cell>
          <table:table-cell table:style-name="ce44" office:value-type="float" office:value="33501" calcext:value-type="float">
            <text:p>33501</text:p>
          </table:table-cell>
          <table:table-cell office:value-type="float" office:value="40897" calcext:value-type="float">
            <text:p>40897</text:p>
          </table:table-cell>
          <table:table-cell office:value-type="float" office:value="42464" calcext:value-type="float">
            <text:p>42464</text:p>
          </table:table-cell>
          <table:table-cell table:formula="of:=([.D89]+[.G89]+[.J89])/3" office:value-type="float" office:value="31941" calcext:value-type="float">
            <text:p>31941</text:p>
          </table:table-cell>
          <table:table-cell table:formula="of:=([.E89]+[.H89]+[.K89])/3" office:value-type="float" office:value="45036" calcext:value-type="float">
            <text:p>45036</text:p>
          </table:table-cell>
          <table:table-cell table:formula="of:=([.F89]+[.I89]+[.L89])/3" office:value-type="float" office:value="40934.3333333333" calcext:value-type="float">
            <text:p>40934</text:p>
          </table:table-cell>
          <table:table-cell table:formula="of:=[.C89]/[.M89]" office:value-type="float" office:value="7.82140509063586" calcext:value-type="float">
            <text:p>7.82140509063586</text:p>
          </table:table-cell>
          <table:table-cell table:formula="of:=[.C89]/[.N89]" office:value-type="float" office:value="5.54719557687184" calcext:value-type="float">
            <text:p>5.54719557687184</text:p>
          </table:table-cell>
          <table:table-cell table:formula="of:=[.C89]/[.O89]" office:value-type="float" office:value="6.10303087058134" calcext:value-type="float">
            <text:p>6.10303087058134</text:p>
          </table:table-cell>
          <table:table-cell table:formula="of:=[.M60]/[.M89]" office:value-type="float" office:value="10.013921501101" calcext:value-type="float">
            <text:p>10.013921501101</text:p>
          </table:table-cell>
          <table:table-cell table:formula="of:=[.N60]/[.N89]" office:value-type="float" office:value="7.62779406104745" calcext:value-type="float">
            <text:p>7.62779406104745</text:p>
          </table:table-cell>
          <table:table-cell table:formula="of:=[.O60]/[.O89]" office:value-type="float" office:value="8.06677361302249" calcext:value-type="float">
            <text:p>8.06677361302249</text:p>
          </table:table-cell>
          <table:table-cell table:formula="of:=[.P89]/30" office:value-type="float" office:value="0.260713503021195" calcext:value-type="float">
            <text:p>0.260713503021195</text:p>
          </table:table-cell>
          <table:table-cell table:formula="of:=[.Q89]/30" office:value-type="float" office:value="0.184906519229061" calcext:value-type="float">
            <text:p>0.184906519229061</text:p>
          </table:table-cell>
          <table:table-cell table:formula="of:=[.R89]/30" office:value-type="float" office:value="0.203434362352711" calcext:value-type="float">
            <text:p>0.203434362352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67" office:value-type="float" office:value="249823.5" calcext:value-type="float">
            <text:p>249823.5</text:p>
          </table:table-cell>
          <table:table-cell table:style-name="ce44" office:value-type="float" office:value="37457" calcext:value-type="float">
            <text:p>37457</text:p>
          </table:table-cell>
          <table:table-cell office:value-type="float" office:value="55522" calcext:value-type="float">
            <text:p>55522</text:p>
          </table:table-cell>
          <table:table-cell table:style-name="ce49" office:value-type="float" office:value="40578" calcext:value-type="float">
            <text:p>40578</text:p>
          </table:table-cell>
          <table:table-cell table:style-name="ce44" office:value-type="float" office:value="31394" calcext:value-type="float">
            <text:p>31394</text:p>
          </table:table-cell>
          <table:table-cell office:value-type="float" office:value="60400" calcext:value-type="float">
            <text:p>60400</text:p>
          </table:table-cell>
          <table:table-cell table:style-name="ce49" office:value-type="float" office:value="38555" calcext:value-type="float">
            <text:p>38555</text:p>
          </table:table-cell>
          <table:table-cell table:style-name="ce44" office:value-type="float" office:value="42925" calcext:value-type="float">
            <text:p>42925</text:p>
          </table:table-cell>
          <table:table-cell office:value-type="float" office:value="47308" calcext:value-type="float">
            <text:p>47308</text:p>
          </table:table-cell>
          <table:table-cell office:value-type="float" office:value="36677" calcext:value-type="float">
            <text:p>36677</text:p>
          </table:table-cell>
          <table:table-cell table:formula="of:=([.D90]+[.G90]+[.J90])/3" office:value-type="float" office:value="37258.6666666667" calcext:value-type="float">
            <text:p>37259</text:p>
          </table:table-cell>
          <table:table-cell table:formula="of:=([.E90]+[.H90]+[.K90])/3" office:value-type="float" office:value="54410" calcext:value-type="float">
            <text:p>54410</text:p>
          </table:table-cell>
          <table:table-cell table:formula="of:=([.F90]+[.I90]+[.L90])/3" office:value-type="float" office:value="38603.3333333333" calcext:value-type="float">
            <text:p>38603</text:p>
          </table:table-cell>
          <table:table-cell table:formula="of:=[.C90]/[.M90]" office:value-type="float" office:value="6.70511111508731" calcext:value-type="float">
            <text:p>6.70511111508731</text:p>
          </table:table-cell>
          <table:table-cell table:formula="of:=[.C90]/[.N90]" office:value-type="float" office:value="4.59149972431538" calcext:value-type="float">
            <text:p>4.59149972431538</text:p>
          </table:table-cell>
          <table:table-cell table:formula="of:=[.C90]/[.O90]" office:value-type="float" office:value="6.4715525429583" calcext:value-type="float">
            <text:p>6.4715525429583</text:p>
          </table:table-cell>
          <table:table-cell table:formula="of:=[.M60]/[.M90]" office:value-type="float" office:value="8.58470512453478" calcext:value-type="float">
            <text:p>8.58470512453478</text:p>
          </table:table-cell>
          <table:table-cell table:formula="of:=[.N60]/[.N90]" office:value-type="float" office:value="6.31364332536911" calcext:value-type="float">
            <text:p>6.31364332536911</text:p>
          </table:table-cell>
          <table:table-cell table:formula="of:=[.O60]/[.O90]" office:value-type="float" office:value="8.55387272256283" calcext:value-type="float">
            <text:p>8.55387272256283</text:p>
          </table:table-cell>
          <table:table-cell table:formula="of:=[.P90]/31" office:value-type="float" office:value="0.2162939069383" calcext:value-type="float">
            <text:p>0.2162939069383</text:p>
          </table:table-cell>
          <table:table-cell table:formula="of:=[.Q90]/31" office:value-type="float" office:value="0.148112894332754" calcext:value-type="float">
            <text:p>0.148112894332754</text:p>
          </table:table-cell>
          <table:table-cell table:formula="of:=[.R90]/31" office:value-type="float" office:value="0.208759759450268" calcext:value-type="float">
            <text:p>0.20875975945026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68" office:value-type="float" office:value="249823.5" calcext:value-type="float">
            <text:p>249823.5</text:p>
          </table:table-cell>
          <table:table-cell table:style-name="ce45" office:value-type="float" office:value="33797" calcext:value-type="float">
            <text:p>33797</text:p>
          </table:table-cell>
          <table:table-cell table:style-name="ce47" office:value-type="float" office:value="55513" calcext:value-type="float">
            <text:p>55513</text:p>
          </table:table-cell>
          <table:table-cell table:style-name="ce50" office:value-type="float" office:value="41612" calcext:value-type="float">
            <text:p>41612</text:p>
          </table:table-cell>
          <table:table-cell table:style-name="ce45" office:value-type="float" office:value="42921" calcext:value-type="float">
            <text:p>42921</text:p>
          </table:table-cell>
          <table:table-cell table:style-name="ce47" office:value-type="float" office:value="65741" calcext:value-type="float">
            <text:p>65741</text:p>
          </table:table-cell>
          <table:table-cell table:style-name="ce50" office:value-type="float" office:value="32846" calcext:value-type="float">
            <text:p>32846</text:p>
          </table:table-cell>
          <table:table-cell table:style-name="ce45" office:value-type="float" office:value="31378" calcext:value-type="float">
            <text:p>31378</text:p>
          </table:table-cell>
          <table:table-cell table:style-name="ce47" office:value-type="float" office:value="70078" calcext:value-type="float">
            <text:p>70078</text:p>
          </table:table-cell>
          <table:table-cell table:style-name="ce50" office:value-type="float" office:value="40394" calcext:value-type="float">
            <text:p>40394</text:p>
          </table:table-cell>
          <table:table-cell table:style-name="ce27" table:formula="of:=([.D91]+[.G91]+[.J91])/3" office:value-type="float" office:value="36032" calcext:value-type="float">
            <text:p>36032</text:p>
          </table:table-cell>
          <table:table-cell table:style-name="ce30" table:formula="of:=([.E91]+[.H91]+[.K91])/3" office:value-type="float" office:value="63777.3333333333" calcext:value-type="float">
            <text:p>63777</text:p>
          </table:table-cell>
          <table:table-cell table:style-name="ce33" table:formula="of:=([.F91]+[.I91]+[.L91])/3" office:value-type="float" office:value="38284" calcext:value-type="float">
            <text:p>38284</text:p>
          </table:table-cell>
          <table:table-cell table:style-name="ce36" table:formula="of:=[.C91]/[.M91]" office:value-type="float" office:value="6.9333786634103" calcext:value-type="float">
            <text:p>6.9333786634103</text:p>
          </table:table-cell>
          <table:table-cell table:style-name="ce39" table:formula="of:=[.C91]/[.N91]" office:value-type="float" office:value="3.9171205025819" calcext:value-type="float">
            <text:p>3.9171205025819</text:p>
          </table:table-cell>
          <table:table-cell table:style-name="ce42" table:formula="of:=[.C91]/[.O91]" office:value-type="float" office:value="6.52553285968028" calcext:value-type="float">
            <text:p>6.52553285968028</text:p>
          </table:table-cell>
          <table:table-cell table:style-name="ce36" table:formula="of:=[.M60]/[.M91]" office:value-type="float" office:value="8.8769612196566" calcext:value-type="float">
            <text:p>8.8769612196566</text:p>
          </table:table-cell>
          <table:table-cell table:style-name="ce39" table:formula="of:=[.N60]/[.N91]" office:value-type="float" office:value="5.38632324963937" calcext:value-type="float">
            <text:p>5.38632324963937</text:p>
          </table:table-cell>
          <table:table-cell table:style-name="ce42" table:formula="of:=[.O60]/[.O91]" office:value-type="float" office:value="8.62522202486679" calcext:value-type="float">
            <text:p>8.62522202486679</text:p>
          </table:table-cell>
          <table:table-cell table:style-name="ce45" table:formula="of:=[.P91]/32" office:value-type="float" office:value="0.216668083231572" calcext:value-type="float">
            <text:p>0.216668083231572</text:p>
          </table:table-cell>
          <table:table-cell table:style-name="ce47" table:formula="of:=[.Q91]/32" office:value-type="float" office:value="0.122410015705684" calcext:value-type="float">
            <text:p>0.122410015705684</text:p>
          </table:table-cell>
          <table:table-cell table:style-name="ce50" table:formula="of:=[.R91]/32" office:value-type="float" office:value="0.203922901865009" calcext:value-type="float">
            <text:p>0.203922901865009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Exp 1 smaller sequential time</text:p>
          </table:table-cell>
          <table:table-cell table:style-name="Default"/>
          <table:table-cell table:number-columns-repeated="7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256154" calcext:value-type="float">
            <text:p>256154</text:p>
          </table:table-cell>
          <table:table-cell table:style-name="ce14" table:formula="of:=([.C98]+[.C99]+[.C100]+[.C101]+[.C102]+[.C103]+[.C104]+[.C105]+[.C106]+[.C107])/10" office:value-type="float" office:value="249823.5" calcext:value-type="float">
            <text:p>249823.5</text:p>
          </table:table-cell>
          <table:table-cell table:style-name="ce19" office:value-type="string" calcext:value-type="string">
            <text:p>1-10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245878" calcext:value-type="float">
            <text:p>245878</text:p>
          </table:table-cell>
          <table:table-cell table:style-name="ce14"/>
          <table:table-cell table:style-name="ce20" office:value-type="float" office:value="1024" calcext:value-type="float">
            <text:p>1024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float" office:value="256152" calcext:value-type="float">
            <text:p>256152</text:p>
          </table:table-cell>
          <table:table-cell table:style-name="ce14"/>
          <table:table-cell table:style-name="ce20"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office:value-type="float" office:value="250361" calcext:value-type="float">
            <text:p>250361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office:value-type="float" office:value="245374" calcext:value-type="float">
            <text:p>245374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office:value-type="float" office:value="246727" calcext:value-type="float">
            <text:p>246727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office:value-type="float" office:value="255780" calcext:value-type="float">
            <text:p>255780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office:value-type="float" office:value="245143" calcext:value-type="float">
            <text:p>245143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office:value-type="float" office:value="253157" calcext:value-type="float">
            <text:p>253157</text:p>
          </table:table-cell>
          <table:table-cell table:style-name="ce14"/>
          <table:table-cell table:style-name="ce20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243509" calcext:value-type="float">
            <text:p>243509</text:p>
          </table:table-cell>
          <table:table-cell table:style-name="ce15"/>
          <table:table-cell table:style-name="ce21"/>
          <table:table-cell table:number-columns-repeated="6"/>
          <table:table-cell table:style-name="Default" table:number-columns-repeated="11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21:11:11.354673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8:57:29.477022014</meta:creation-date>
    <meta:generator>LibreOffice/6.4.7.2$Linux_X86_64 LibreOffice_project/40$Build-2</meta:generator>
    <dc:date>2022-08-17T21:21:45.345249830</dc:date>
    <meta:editing-duration>PT1H22M34S</meta:editing-duration>
    <meta:editing-cycles>12</meta:editing-cycles>
    <meta:document-statistic meta:table-count="1" meta:cell-count="1639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draw:stroke-dash="Long_20_Dash"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58cm" svg:height="20.533cm" xlink:href=".." xlink:type="simple" chart:class="chart:line" chart:style-name="ch1">
        <chart:title svg:x="14.804cm" svg:y="0.602cm" chart:style-name="ch2">
          <text:p>Completion Time</text:p>
        </chart:title>
        <chart:legend chart:legend-position="end" svg:x="18.161cm" svg:y="2.509cm" style:legend-expansion="custom" chartooo:width="7.037cm" chartooo:height="2.691cm" style:legend-expansion-aspect-ratio="2.61501300631735" chart:style-name="ch3"/>
        <chart:plot-area chart:style-name="ch4" table:cell-range-address="Sheet1.C4:Sheet1.C36 Sheet1.M4:Sheet1.O36" chart:data-source-has-labels="row" svg:x="1.49cm" svg:y="1.734cm" svg:width="30.066cm" svg:height="17.404cm">
          <chartooo:coordinate-region svg:x="3.408cm" svg:y="1.933cm" svg:width="27.962cm" svg:height="16.558cm"/>
          <chart:axis chart:dimension="x" chart:name="primary-x" chart:style-name="ch5">
            <chart:title svg:x="15.897cm" svg:y="19.548cm" chart:style-name="ch6">
              <text:p>workers</text:p>
            </chart:title>
          </chart:axis>
          <chart:axis chart:dimension="y" chart:name="primary-y" chart:style-name="ch7">
            <chart:title svg:x="0.265cm" svg:y="11.499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5:Sheet1.C36" chart:label-cell-address="Sheet1.C4:Sheet1.C4" chart:class="chart:line">
            <chart:data-point chart:repeated="32"/>
          </chart:series>
          <chart:series chart:style-name="ch11" chart:values-cell-range-address="Sheet1.M5:Sheet1.M36" chart:label-cell-address="Sheet1.M4:Sheet1.M4" chart:class="chart:line">
            <chart:data-point chart:repeated="32"/>
          </chart:series>
          <chart:series chart:style-name="ch12" chart:values-cell-range-address="Sheet1.N5:Sheet1.N36" chart:label-cell-address="Sheet1.N4:Sheet1.N4" chart:class="chart:line">
            <chart:data-point chart:repeated="32"/>
          </chart:series>
          <chart:series chart:style-name="ch13" chart:values-cell-range-address="Sheet1.O5:Sheet1.O36" chart:label-cell-address="Sheet1.O4:Sheet1.O4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4:Sheet1.C4</svg:desc>
                </draw:g>
              </table:table-cell>
              <table:table-cell office:value-type="string">
                <text:p>par_jacobi.cpp (Barriers)</text:p>
                <draw:g>
                  <svg:desc>Sheet1.M4:Sheet1.M4</svg:desc>
                </draw:g>
              </table:table-cell>
              <table:table-cell office:value-type="string">
                <text:p>par_jacobi2.cpp (Thread poll)</text:p>
                <draw:g>
                  <svg:desc>Sheet1.N4:Sheet1.N4</svg:desc>
                </draw:g>
              </table:table-cell>
              <table:table-cell office:value-type="string">
                <text:p>par_jacobi_ff.cpp (FastFlow)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216854.9">
                <text:p>131216854.9</text:p>
                <draw:g>
                  <svg:desc>Sheet1.C5:Sheet1.C36</svg:desc>
                </draw:g>
              </table:table-cell>
              <table:table-cell office:value-type="float" office:value="164033596">
                <text:p>164033596</text:p>
                <draw:g>
                  <svg:desc>Sheet1.M5:Sheet1.M36</svg:desc>
                </draw:g>
              </table:table-cell>
              <table:table-cell office:value-type="float" office:value="169163378.666667">
                <text:p>169163378.666667</text:p>
                <draw:g>
                  <svg:desc>Sheet1.N5:Sheet1.N36</svg:desc>
                </draw:g>
              </table:table-cell>
              <table:table-cell office:value-type="float" office:value="164681370.666667">
                <text:p>164681370.666667</text:p>
                <draw:g>
                  <svg:desc>Sheet1.O5:Sheet1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89367875.3333333">
                <text:p>89367875.3333333</text:p>
              </table:table-cell>
              <table:table-cell office:value-type="float" office:value="140209093">
                <text:p>140209093</text:p>
              </table:table-cell>
              <table:table-cell office:value-type="float" office:value="102090144.333333">
                <text:p>102090144.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76021859.6666667">
                <text:p>76021859.6666667</text:p>
              </table:table-cell>
              <table:table-cell office:value-type="float" office:value="114429923">
                <text:p>114429923</text:p>
              </table:table-cell>
              <table:table-cell office:value-type="float" office:value="97581291">
                <text:p>97581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64022861.6666667">
                <text:p>64022861.6666667</text:p>
              </table:table-cell>
              <table:table-cell office:value-type="float" office:value="93576450.6666667">
                <text:p>93576450.6666667</text:p>
              </table:table-cell>
              <table:table-cell office:value-type="float" office:value="64484415.3333333">
                <text:p>64484415.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59391435.3333333">
                <text:p>59391435.3333333</text:p>
              </table:table-cell>
              <table:table-cell office:value-type="float" office:value="94051974.3333333">
                <text:p>94051974.3333333</text:p>
              </table:table-cell>
              <table:table-cell office:value-type="float" office:value="60240393.6666667">
                <text:p>60240393.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53437102">
                <text:p>53437102</text:p>
              </table:table-cell>
              <table:table-cell office:value-type="float" office:value="75152792.6666667">
                <text:p>75152792.6666667</text:p>
              </table:table-cell>
              <table:table-cell office:value-type="float" office:value="44061444.3333333">
                <text:p>44061444.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44928546.6666667">
                <text:p>44928546.6666667</text:p>
              </table:table-cell>
              <table:table-cell office:value-type="float" office:value="56363151">
                <text:p>56363151</text:p>
              </table:table-cell>
              <table:table-cell office:value-type="float" office:value="45713310">
                <text:p>457133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40974259">
                <text:p>40974259</text:p>
              </table:table-cell>
              <table:table-cell office:value-type="float" office:value="47628878.6666667">
                <text:p>47628878.6666667</text:p>
              </table:table-cell>
              <table:table-cell office:value-type="float" office:value="34445666.3333333">
                <text:p>34445666.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37255938">
                <text:p>37255938</text:p>
              </table:table-cell>
              <table:table-cell office:value-type="float" office:value="38562524.3333333">
                <text:p>38562524.3333333</text:p>
              </table:table-cell>
              <table:table-cell office:value-type="float" office:value="33714849.6666667">
                <text:p>33714849.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31916457">
                <text:p>31916457</text:p>
              </table:table-cell>
              <table:table-cell office:value-type="float" office:value="33937289">
                <text:p>33937289</text:p>
              </table:table-cell>
              <table:table-cell office:value-type="float" office:value="28100285.6666667">
                <text:p>28100285.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9888393.6666667">
                <text:p>29888393.6666667</text:p>
              </table:table-cell>
              <table:table-cell office:value-type="float" office:value="28714158">
                <text:p>28714158</text:p>
              </table:table-cell>
              <table:table-cell office:value-type="float" office:value="27998542.6666667">
                <text:p>27998542.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7569191.3333333">
                <text:p>27569191.3333333</text:p>
              </table:table-cell>
              <table:table-cell office:value-type="float" office:value="30200521.3333333">
                <text:p>30200521.3333333</text:p>
              </table:table-cell>
              <table:table-cell office:value-type="float" office:value="25563728.6666667">
                <text:p>25563728.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6292999.6666667">
                <text:p>26292999.6666667</text:p>
              </table:table-cell>
              <table:table-cell office:value-type="float" office:value="23588069">
                <text:p>23588069</text:p>
              </table:table-cell>
              <table:table-cell office:value-type="float" office:value="23463039">
                <text:p>23463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3976787">
                <text:p>23976787</text:p>
              </table:table-cell>
              <table:table-cell office:value-type="float" office:value="21484592.3333333">
                <text:p>21484592.3333333</text:p>
              </table:table-cell>
              <table:table-cell office:value-type="float" office:value="20751084.3333333">
                <text:p>20751084.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2093409.3333333">
                <text:p>22093409.3333333</text:p>
              </table:table-cell>
              <table:table-cell office:value-type="float" office:value="21260669.3333333">
                <text:p>21260669.3333333</text:p>
              </table:table-cell>
              <table:table-cell office:value-type="float" office:value="20394373.6666667">
                <text:p>20394373.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20886762">
                <text:p>20886762</text:p>
              </table:table-cell>
              <table:table-cell office:value-type="float" office:value="20199166">
                <text:p>20199166</text:p>
              </table:table-cell>
              <table:table-cell office:value-type="float" office:value="18264435.3333333">
                <text:p>18264435.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9665748.3333333">
                <text:p>19665748.3333333</text:p>
              </table:table-cell>
              <table:table-cell office:value-type="float" office:value="19221217.3333333">
                <text:p>19221217.3333333</text:p>
              </table:table-cell>
              <table:table-cell office:value-type="float" office:value="18000172.3333333">
                <text:p>18000172.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8654351.3333333">
                <text:p>18654351.3333333</text:p>
              </table:table-cell>
              <table:table-cell office:value-type="float" office:value="18566895">
                <text:p>18566895</text:p>
              </table:table-cell>
              <table:table-cell office:value-type="float" office:value="17042297.6666667">
                <text:p>17042297.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7551505.6666667">
                <text:p>17551505.6666667</text:p>
              </table:table-cell>
              <table:table-cell office:value-type="float" office:value="17226450.3333333">
                <text:p>17226450.3333333</text:p>
              </table:table-cell>
              <table:table-cell office:value-type="float" office:value="18552163.3333333">
                <text:p>18552163.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7252527.6666667">
                <text:p>17252527.6666667</text:p>
              </table:table-cell>
              <table:table-cell office:value-type="float" office:value="15807983.3333333">
                <text:p>15807983.3333333</text:p>
              </table:table-cell>
              <table:table-cell office:value-type="float" office:value="14834687">
                <text:p>14834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6239822.3333333">
                <text:p>16239822.3333333</text:p>
              </table:table-cell>
              <table:table-cell office:value-type="float" office:value="15075379.6666667">
                <text:p>15075379.6666667</text:p>
              </table:table-cell>
              <table:table-cell office:value-type="float" office:value="14628944.6666667">
                <text:p>14628944.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6357792">
                <text:p>16357792</text:p>
              </table:table-cell>
              <table:table-cell office:value-type="float" office:value="15089253">
                <text:p>15089253</text:p>
              </table:table-cell>
              <table:table-cell office:value-type="float" office:value="13515436">
                <text:p>13515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5855950.6666667">
                <text:p>15855950.6666667</text:p>
              </table:table-cell>
              <table:table-cell office:value-type="float" office:value="14650203.6666667">
                <text:p>14650203.6666667</text:p>
              </table:table-cell>
              <table:table-cell office:value-type="float" office:value="13487891.3333333">
                <text:p>13487891.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4601921">
                <text:p>14601921</text:p>
              </table:table-cell>
              <table:table-cell office:value-type="float" office:value="14308037.3333333">
                <text:p>14308037.3333333</text:p>
              </table:table-cell>
              <table:table-cell office:value-type="float" office:value="12605330.6666667">
                <text:p>12605330.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3811611.3333333">
                <text:p>13811611.3333333</text:p>
              </table:table-cell>
              <table:table-cell office:value-type="float" office:value="13431397.6666667">
                <text:p>13431397.6666667</text:p>
              </table:table-cell>
              <table:table-cell office:value-type="float" office:value="12387079.3333333">
                <text:p>12387079.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3436499.3333333">
                <text:p>13436499.3333333</text:p>
              </table:table-cell>
              <table:table-cell office:value-type="float" office:value="13251755.6666667">
                <text:p>13251755.6666667</text:p>
              </table:table-cell>
              <table:table-cell office:value-type="float" office:value="11800246">
                <text:p>11800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3299376.6666667">
                <text:p>13299376.6666667</text:p>
              </table:table-cell>
              <table:table-cell office:value-type="float" office:value="13123631">
                <text:p>13123631</text:p>
              </table:table-cell>
              <table:table-cell office:value-type="float" office:value="11542152.6666667">
                <text:p>11542152.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2706029.3333333">
                <text:p>12706029.3333333</text:p>
              </table:table-cell>
              <table:table-cell office:value-type="float" office:value="12835382.3333333">
                <text:p>12835382.3333333</text:p>
              </table:table-cell>
              <table:table-cell office:value-type="float" office:value="10910700">
                <text:p>109107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2422054.3333333">
                <text:p>12422054.3333333</text:p>
              </table:table-cell>
              <table:table-cell office:value-type="float" office:value="12287852.6666667">
                <text:p>12287852.6666667</text:p>
              </table:table-cell>
              <table:table-cell office:value-type="float" office:value="10930445.3333333">
                <text:p>10930445.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2456880">
                <text:p>12456880</text:p>
              </table:table-cell>
              <table:table-cell office:value-type="float" office:value="12647306.3333333">
                <text:p>12647306.3333333</text:p>
              </table:table-cell>
              <table:table-cell office:value-type="float" office:value="10400966.6666667">
                <text:p>10400966.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1814110">
                <text:p>11814110</text:p>
              </table:table-cell>
              <table:table-cell office:value-type="float" office:value="11847188.6666667">
                <text:p>11847188.6666667</text:p>
              </table:table-cell>
              <table:table-cell office:value-type="float" office:value="10480034.6666667">
                <text:p>10480034.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216854.9">
                <text:p>131216854.9</text:p>
              </table:table-cell>
              <table:table-cell office:value-type="float" office:value="11464414.3333333">
                <text:p>11464414.3333333</text:p>
              </table:table-cell>
              <table:table-cell office:value-type="float" office:value="12152156.3333333">
                <text:p>12152156.3333333</text:p>
              </table:table-cell>
              <table:table-cell office:value-type="float" office:value="10681358">
                <text:p>10681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ash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03cm" svg:height="20.693cm" xlink:href=".." xlink:type="simple" chart:class="chart:line" chart:style-name="ch1">
        <chart:title svg:x="14.698cm" svg:y="0.631cm" chart:style-name="ch2">
          <text:p>Speed up</text:p>
        </chart:title>
        <chart:legend chart:legend-position="end" svg:x="2.011cm" svg:y="3.136cm" style:legend-expansion="custom" chartooo:width="8.548cm" chartooo:height="3.116cm" style:legend-expansion-aspect-ratio="2.74326059050064" chart:style-name="ch3"/>
        <chart:plot-area chart:style-name="ch4" table:cell-range-address="Sheet1.P4:Sheet1.R36" chart:data-source-has-labels="row" svg:x="0.465cm" svg:y="1.739cm" svg:width="30.802cm" svg:height="17.558cm">
          <chartooo:coordinate-region svg:x="1.086cm" svg:y="1.939cm" svg:width="29.994cm" svg:height="16.711cm"/>
          <chart:axis chart:dimension="x" chart:name="primary-x" chart:style-name="ch5">
            <chart:title svg:x="15.24cm" svg:y="19.71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P5:Sheet1.P36" chart:label-cell-address="Sheet1.P4:Sheet1.P4" chart:class="chart:line">
            <chart:data-point chart:repeated="32"/>
          </chart:series>
          <chart:series chart:style-name="ch9" chart:values-cell-range-address="Sheet1.Q5:Sheet1.Q36" chart:label-cell-address="Sheet1.Q4:Sheet1.Q4" chart:class="chart:line">
            <chart:data-point chart:repeated="32"/>
          </chart:series>
          <chart:series chart:style-name="ch10" chart:values-cell-range-address="Sheet1.R5:Sheet1.R36" chart:label-cell-address="Sheet1.R4:Sheet1.R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4:Sheet1.P4</svg:desc>
                </draw:g>
              </table:table-cell>
              <table:table-cell office:value-type="string">
                <text:p>par_jacobi2.cpp (Thread poll)</text:p>
                <draw:g>
                  <svg:desc>Sheet1.Q4:Sheet1.Q4</svg:desc>
                </draw:g>
              </table:table-cell>
              <table:table-cell office:value-type="string">
                <text:p>par_jacobi_ff.cpp (FastFlow)</text:p>
                <draw:g>
                  <svg:desc>Sheet1.R4:Sheet1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9938903369527">
                <text:p>0.799938903369527</text:p>
                <draw:g>
                  <svg:desc>Sheet1.P5:Sheet1.P36</svg:desc>
                </draw:g>
              </table:table-cell>
              <table:table-cell office:value-type="float" office:value="0.775681213831514">
                <text:p>0.775681213831514</text:p>
                <draw:g>
                  <svg:desc>Sheet1.Q5:Sheet1.Q36</svg:desc>
                </draw:g>
              </table:table-cell>
              <table:table-cell office:value-type="float" office:value="0.796792341287938">
                <text:p>0.796792341287938</text:p>
                <draw:g>
                  <svg:desc>Sheet1.R5:Sheet1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6827766029543">
                <text:p>1.46827766029543</text:p>
              </table:table-cell>
              <table:table-cell office:value-type="float" office:value="0.935865514086166">
                <text:p>0.935865514086166</text:p>
              </table:table-cell>
              <table:table-cell office:value-type="float" office:value="1.28530384354797">
                <text:p>1.28530384354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2604110811478">
                <text:p>1.72604110811478</text:p>
              </table:table-cell>
              <table:table-cell office:value-type="float" office:value="1.14670054352829">
                <text:p>1.14670054352829</text:p>
              </table:table-cell>
              <table:table-cell office:value-type="float" office:value="1.344692753655">
                <text:p>1.344692753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953123750039">
                <text:p>2.04953123750039</text:p>
              </table:table-cell>
              <table:table-cell office:value-type="float" office:value="1.4022422731913">
                <text:p>1.4022422731913</text:p>
              </table:table-cell>
              <table:table-cell office:value-type="float" office:value="2.03486151222296">
                <text:p>2.03486151222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0935652023811">
                <text:p>2.20935652023811</text:p>
              </table:table-cell>
              <table:table-cell office:value-type="float" office:value="1.39515258270868">
                <text:p>1.39515258270868</text:p>
              </table:table-cell>
              <table:table-cell office:value-type="float" office:value="2.17822040848659">
                <text:p>2.17822040848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5553838043088">
                <text:p>2.45553838043088</text:p>
              </table:table-cell>
              <table:table-cell office:value-type="float" office:value="1.74600104991441">
                <text:p>1.74600104991441</text:p>
              </table:table-cell>
              <table:table-cell office:value-type="float" office:value="2.97804252414695">
                <text:p>2.97804252414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205675374617">
                <text:p>2.9205675374617</text:p>
              </table:table-cell>
              <table:table-cell office:value-type="float" office:value="2.3280610216416">
                <text:p>2.3280610216416</text:p>
              </table:table-cell>
              <table:table-cell office:value-type="float" office:value="2.8704299666771">
                <text:p>2.8704299666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0242166917527">
                <text:p>3.20242166917527</text:p>
              </table:table-cell>
              <table:table-cell office:value-type="float" office:value="2.75498518069947">
                <text:p>2.75498518069947</text:p>
              </table:table-cell>
              <table:table-cell office:value-type="float" office:value="3.80938645895843">
                <text:p>3.80938645895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2203868548418">
                <text:p>3.52203868548418</text:p>
              </table:table-cell>
              <table:table-cell office:value-type="float" office:value="3.40270397668383">
                <text:p>3.40270397668383</text:p>
              </table:table-cell>
              <table:table-cell office:value-type="float" office:value="3.89196025482302">
                <text:p>3.89196025482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1126005934807">
                <text:p>4.11126005934807</text:p>
              </table:table-cell>
              <table:table-cell office:value-type="float" office:value="3.86645070264746">
                <text:p>3.86645070264746</text:p>
              </table:table-cell>
              <table:table-cell office:value-type="float" office:value="4.66959149300225">
                <text:p>4.66959149300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902277373421">
                <text:p>4.3902277373421</text:p>
              </table:table-cell>
              <table:table-cell office:value-type="float" office:value="4.56976154063093">
                <text:p>4.56976154063093</text:p>
              </table:table-cell>
              <table:table-cell office:value-type="float" office:value="4.68656017072698">
                <text:p>4.68656017072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5954674598484">
                <text:p>4.75954674598484</text:p>
              </table:table-cell>
              <table:table-cell office:value-type="float" office:value="4.34485396631785">
                <text:p>4.34485396631785</text:p>
              </table:table-cell>
              <table:table-cell office:value-type="float" office:value="5.13293098244692">
                <text:p>5.13293098244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9056237643177">
                <text:p>4.99056237643177</text:p>
              </table:table-cell>
              <table:table-cell office:value-type="float" office:value="5.56284852736356">
                <text:p>5.56284852736356</text:p>
              </table:table-cell>
              <table:table-cell office:value-type="float" office:value="5.59249187200345">
                <text:p>5.59249187200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7266215861199">
                <text:p>5.47266215861199</text:p>
              </table:table-cell>
              <table:table-cell office:value-type="float" office:value="6.10748637275362">
                <text:p>6.10748637275362</text:p>
              </table:table-cell>
              <table:table-cell office:value-type="float" office:value="6.32337340990037">
                <text:p>6.323373409900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3918543400304">
                <text:p>5.93918543400304</text:p>
              </table:table-cell>
              <table:table-cell office:value-type="float" office:value="6.17181203671105">
                <text:p>6.17181203671105</text:p>
              </table:table-cell>
              <table:table-cell office:value-type="float" office:value="6.43397326363916">
                <text:p>6.43397326363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8229760553599">
                <text:p>6.28229760553599</text:p>
              </table:table-cell>
              <table:table-cell office:value-type="float" office:value="6.49615211340904">
                <text:p>6.49615211340904</text:p>
              </table:table-cell>
              <table:table-cell office:value-type="float" office:value="7.18428204897877">
                <text:p>7.184282048978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67235503454442">
                <text:p>6.67235503454442</text:p>
              </table:table-cell>
              <table:table-cell office:value-type="float" office:value="6.82666725132152">
                <text:p>6.82666725132152</text:p>
              </table:table-cell>
              <table:table-cell office:value-type="float" office:value="7.28975547956329">
                <text:p>7.28975547956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3411512709797">
                <text:p>7.03411512709797</text:p>
              </table:table-cell>
              <table:table-cell office:value-type="float" office:value="7.06724818016152">
                <text:p>7.06724818016152</text:p>
              </table:table-cell>
              <table:table-cell office:value-type="float" office:value="7.69948145880876">
                <text:p>7.69948145880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7610247189238">
                <text:p>7.47610247189238</text:p>
              </table:table-cell>
              <table:table-cell office:value-type="float" office:value="7.6171731471628">
                <text:p>7.6171731471628</text:p>
              </table:table-cell>
              <table:table-cell office:value-type="float" office:value="7.07286005100215">
                <text:p>7.07286005100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0565972912605">
                <text:p>7.60565972912605</text:p>
              </table:table-cell>
              <table:table-cell office:value-type="float" office:value="8.30067011921194">
                <text:p>8.30067011921194</text:p>
              </table:table-cell>
              <table:table-cell office:value-type="float" office:value="8.84527289992704">
                <text:p>8.84527289992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07994399240864">
                <text:p>8.07994399240864</text:p>
              </table:table-cell>
              <table:table-cell office:value-type="float" office:value="8.70404976865257">
                <text:p>8.70404976865257</text:p>
              </table:table-cell>
              <table:table-cell office:value-type="float" office:value="8.96967333528773">
                <text:p>8.969673335287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02167278444426">
                <text:p>8.02167278444426</text:p>
              </table:table-cell>
              <table:table-cell office:value-type="float" office:value="8.69604710716959">
                <text:p>8.69604710716959</text:p>
              </table:table-cell>
              <table:table-cell office:value-type="float" office:value="9.70866606893037">
                <text:p>9.70866606893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27555897836209">
                <text:p>8.27555897836209</text:p>
              </table:table-cell>
              <table:table-cell office:value-type="float" office:value="8.95665738753892">
                <text:p>8.95665738753892</text:p>
              </table:table-cell>
              <table:table-cell office:value-type="float" office:value="9.72849288722524">
                <text:p>9.72849288722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8627344306273">
                <text:p>8.98627344306273</text:p>
              </table:table-cell>
              <table:table-cell office:value-type="float" office:value="9.17084935152534">
                <text:p>9.17084935152534</text:p>
              </table:table-cell>
              <table:table-cell office:value-type="float" office:value="10.4096321127844">
                <text:p>10.40963211278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50047403834177">
                <text:p>9.50047403834177</text:p>
              </table:table-cell>
              <table:table-cell office:value-type="float" office:value="9.76941180333352">
                <text:p>9.76941180333352</text:p>
              </table:table-cell>
              <table:table-cell office:value-type="float" office:value="10.5930422635543">
                <text:p>10.5930422635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7657024828243">
                <text:p>9.7657024828243</text:p>
              </table:table-cell>
              <table:table-cell office:value-type="float" office:value="9.90184683453388">
                <text:p>9.90184683453388</text:p>
              </table:table-cell>
              <table:table-cell office:value-type="float" office:value="11.1198406287462">
                <text:p>11.1198406287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86639134966975">
                <text:p>9.86639134966975</text:p>
              </table:table-cell>
              <table:table-cell office:value-type="float" office:value="9.99851755204029">
                <text:p>9.99851755204029</text:p>
              </table:table-cell>
              <table:table-cell office:value-type="float" office:value="11.3684906697647">
                <text:p>11.36849066976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3271330057269">
                <text:p>10.3271330057269</text:p>
              </table:table-cell>
              <table:table-cell office:value-type="float" office:value="10.2230577549086">
                <text:p>10.2230577549086</text:p>
              </table:table-cell>
              <table:table-cell office:value-type="float" office:value="12.0264377995912">
                <text:p>12.0264377995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5632169509912">
                <text:p>10.5632169509912</text:p>
              </table:table-cell>
              <table:table-cell office:value-type="float" office:value="10.6785830250026">
                <text:p>10.6785830250026</text:p>
              </table:table-cell>
              <table:table-cell office:value-type="float" office:value="12.004712607623">
                <text:p>12.0047126076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5336853931321">
                <text:p>10.5336853931321</text:p>
              </table:table-cell>
              <table:table-cell office:value-type="float" office:value="10.3750831553881">
                <text:p>10.3750831553881</text:p>
              </table:table-cell>
              <table:table-cell office:value-type="float" office:value="12.6158326533751">
                <text:p>12.61583265337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1067913621932">
                <text:p>11.1067913621932</text:p>
              </table:table-cell>
              <table:table-cell office:value-type="float" office:value="11.0757799670391">
                <text:p>11.0757799670391</text:p>
              </table:table-cell>
              <table:table-cell office:value-type="float" office:value="12.5206508445392">
                <text:p>12.52065084453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455785603003">
                <text:p>11.4455785603003</text:p>
              </table:table-cell>
              <table:table-cell office:value-type="float" office:value="10.7978247893399">
                <text:p>10.7978247893399</text:p>
              </table:table-cell>
              <table:table-cell office:value-type="float" office:value="12.2846603306434">
                <text:p>12.2846603306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1cm" svg:height="20.773cm" xlink:href=".." xlink:type="simple" chart:class="chart:line" chart:style-name="ch1">
        <chart:title svg:x="14.884cm" svg:y="0.58cm" chart:style-name="ch2">
          <text:p>Scalability</text:p>
        </chart:title>
        <chart:legend chart:legend-position="end" svg:x="2.216cm" svg:y="2.426cm" style:legend-expansion="custom" chartooo:width="7.576cm" chartooo:height="2.721cm" style:legend-expansion-aspect-ratio="2.78427048879089" chart:style-name="ch3"/>
        <chart:plot-area chart:style-name="ch4" table:cell-range-address="Sheet1.S4:Sheet1.U36" chart:data-source-has-labels="row" svg:x="0.46cm" svg:y="1.744cm" svg:width="30.713cm" svg:height="17.631cm">
          <chartooo:coordinate-region svg:x="1.081cm" svg:y="1.943cm" svg:width="29.905cm" svg:height="16.785cm"/>
          <chart:axis chart:dimension="x" chart:name="primary-x" chart:style-name="ch5">
            <chart:title svg:x="15.19cm" svg:y="19.79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5:Sheet1.S36" chart:label-cell-address="Sheet1.S4:Sheet1.S4" chart:class="chart:line">
            <chart:data-point chart:repeated="32"/>
          </chart:series>
          <chart:series chart:style-name="ch9" chart:values-cell-range-address="Sheet1.T5:Sheet1.T36" chart:label-cell-address="Sheet1.T4:Sheet1.T4" chart:class="chart:line">
            <chart:data-point chart:repeated="32"/>
          </chart:series>
          <chart:series chart:style-name="ch10" chart:values-cell-range-address="Sheet1.U5:Sheet1.U36" chart:label-cell-address="Sheet1.U4:Sheet1.U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4:Sheet1.S4</svg:desc>
                </draw:g>
              </table:table-cell>
              <table:table-cell office:value-type="string">
                <text:p>par_jacobi2.cpp (Thread poll)</text:p>
                <draw:g>
                  <svg:desc>Sheet1.T4:Sheet1.T4</svg:desc>
                </draw:g>
              </table:table-cell>
              <table:table-cell office:value-type="string">
                <text:p>par_jacobi_ff.cpp (FastFlow)</text:p>
                <draw:g>
                  <svg:desc>Sheet1.U4:Sheet1.U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5:Sheet1.S36</svg:desc>
                </draw:g>
              </table:table-cell>
              <table:table-cell office:value-type="float" office:value="1">
                <text:p>1</text:p>
                <draw:g>
                  <svg:desc>Sheet1.T5:Sheet1.T36</svg:desc>
                </draw:g>
              </table:table-cell>
              <table:table-cell office:value-type="float" office:value="1">
                <text:p>1</text:p>
                <draw:g>
                  <svg:desc>Sheet1.U5:Sheet1.U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548725297733">
                <text:p>1.83548725297733</text:p>
              </table:table-cell>
              <table:table-cell office:value-type="float" office:value="1.20650790221335">
                <text:p>1.20650790221335</text:p>
              </table:table-cell>
              <table:table-cell office:value-type="float" office:value="1.61309763779908">
                <text:p>1.61309763779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771617162798">
                <text:p>2.15771617162798</text:p>
              </table:table-cell>
              <table:table-cell office:value-type="float" office:value="1.47831418768557">
                <text:p>1.47831418768557</text:p>
              </table:table-cell>
              <table:table-cell office:value-type="float" office:value="1.68763262895002">
                <text:p>1.68763262895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6210971721377">
                <text:p>2.56210971721377</text:p>
              </table:table-cell>
              <table:table-cell office:value-type="float" office:value="1.8077558772693">
                <text:p>1.8077558772693</text:p>
              </table:table-cell>
              <table:table-cell office:value-type="float" office:value="2.55381660538279">
                <text:p>2.55381660538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6190657927973">
                <text:p>2.76190657927973</text:p>
              </table:table-cell>
              <table:table-cell office:value-type="float" office:value="1.79861592343749">
                <text:p>1.79861592343749</text:p>
              </table:table-cell>
              <table:table-cell office:value-type="float" office:value="2.73373662824836">
                <text:p>2.73373662824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69657407694">
                <text:p>3.069657407694</text:p>
              </table:table-cell>
              <table:table-cell office:value-type="float" office:value="2.25092604897566">
                <text:p>2.25092604897566</text:p>
              </table:table-cell>
              <table:table-cell office:value-type="float" office:value="3.73753909247325">
                <text:p>3.73753909247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5098825067715">
                <text:p>3.65098825067715</text:p>
              </table:table-cell>
              <table:table-cell office:value-type="float" office:value="3.00131159570314">
                <text:p>3.00131159570314</text:p>
              </table:table-cell>
              <table:table-cell office:value-type="float" office:value="3.60248187380583">
                <text:p>3.60248187380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0333282415187">
                <text:p>4.00333282415187</text:p>
              </table:table-cell>
              <table:table-cell office:value-type="float" office:value="3.55169769690708">
                <text:p>3.55169769690708</text:p>
              </table:table-cell>
              <table:table-cell office:value-type="float" office:value="4.78090245295397">
                <text:p>4.78090245295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0288460862266">
                <text:p>4.40288460862266</text:p>
              </table:table-cell>
              <table:table-cell office:value-type="float" office:value="4.38672990399757">
                <text:p>4.38672990399757</text:p>
              </table:table-cell>
              <table:table-cell office:value-type="float" office:value="4.8845352209737">
                <text:p>4.8845352209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3946757937449">
                <text:p>5.13946757937449</text:p>
              </table:table-cell>
              <table:table-cell office:value-type="float" office:value="4.98458726820127">
                <text:p>4.98458726820127</text:p>
              </table:table-cell>
              <table:table-cell office:value-type="float" office:value="5.86048742066763">
                <text:p>5.86048742066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8820381012781">
                <text:p>5.48820381012781</text:p>
              </table:table-cell>
              <table:table-cell office:value-type="float" office:value="5.89128814665807">
                <text:p>5.89128814665807</text:p>
              </table:table-cell>
              <table:table-cell office:value-type="float" office:value="5.88178365664461">
                <text:p>5.88178365664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4988783010369">
                <text:p>5.94988783010369</text:p>
              </table:table-cell>
              <table:table-cell office:value-type="float" office:value="5.60133968548271">
                <text:p>5.60133968548271</text:p>
              </table:table-cell>
              <table:table-cell office:value-type="float" office:value="6.44199337326718">
                <text:p>6.44199337326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3867942340393">
                <text:p>6.23867942340393</text:p>
              </table:table-cell>
              <table:table-cell office:value-type="float" office:value="7.17156536495917">
                <text:p>7.17156536495917</text:p>
              </table:table-cell>
              <table:table-cell office:value-type="float" office:value="7.01875706154974">
                <text:p>7.01875706154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4135017756966">
                <text:p>6.84135017756966</text:p>
              </table:table-cell>
              <table:table-cell office:value-type="float" office:value="7.87370670302226">
                <text:p>7.87370670302226</text:p>
              </table:table-cell>
              <table:table-cell office:value-type="float" office:value="7.93603688469102">
                <text:p>7.93603688469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2454881114773">
                <text:p>7.42454881114773</text:p>
              </table:table-cell>
              <table:table-cell office:value-type="float" office:value="7.95663466725604">
                <text:p>7.95663466725604</text:p>
              </table:table-cell>
              <table:table-cell office:value-type="float" office:value="8.07484325619807">
                <text:p>8.074843256198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5347178274928">
                <text:p>7.85347178274928</text:p>
              </table:table-cell>
              <table:table-cell office:value-type="float" office:value="8.37477045669445">
                <text:p>8.37477045669445</text:p>
              </table:table-cell>
              <table:table-cell office:value-type="float" office:value="9.01650489933938">
                <text:p>9.01650489933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34108080809538">
                <text:p>8.34108080809538</text:p>
              </table:table-cell>
              <table:table-cell office:value-type="float" office:value="8.80086706960569">
                <text:p>8.80086706960569</text:p>
              </table:table-cell>
              <table:table-cell office:value-type="float" office:value="9.14887744500672">
                <text:p>9.14887744500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9331546130418">
                <text:p>8.79331546130418</text:p>
              </table:table-cell>
              <table:table-cell office:value-type="float" office:value="9.11102145332685">
                <text:p>9.11102145332685</text:p>
              </table:table-cell>
              <table:table-cell office:value-type="float" office:value="9.66309671898114">
                <text:p>9.66309671898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4584183917211">
                <text:p>9.34584183917211</text:p>
              </table:table-cell>
              <table:table-cell office:value-type="float" office:value="9.81997889253683">
                <text:p>9.81997889253683</text:p>
              </table:table-cell>
              <table:table-cell office:value-type="float" office:value="8.87666671038727">
                <text:p>8.87666671038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0780077964613">
                <text:p>9.50780077964613</text:p>
              </table:table-cell>
              <table:table-cell office:value-type="float" office:value="10.7011359450236">
                <text:p>10.7011359450236</text:p>
              </table:table-cell>
              <table:table-cell office:value-type="float" office:value="11.101101807316">
                <text:p>11.1011018073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1007013890362">
                <text:p>10.1007013890362</text:p>
              </table:table-cell>
              <table:table-cell office:value-type="float" office:value="11.2211687139599">
                <text:p>11.2211687139599</text:p>
              </table:table-cell>
              <table:table-cell office:value-type="float" office:value="11.2572283523573">
                <text:p>11.2572283523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0278568158832">
                <text:p>10.0278568158832</text:p>
              </table:table-cell>
              <table:table-cell office:value-type="float" office:value="11.2108517675903">
                <text:p>11.2108517675903</text:p>
              </table:table-cell>
              <table:table-cell office:value-type="float" office:value="12.1846879868816">
                <text:p>12.1846879868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3452387969925">
                <text:p>10.3452387969925</text:p>
              </table:table-cell>
              <table:table-cell office:value-type="float" office:value="11.5468277790268">
                <text:p>11.5468277790268</text:p>
              </table:table-cell>
              <table:table-cell office:value-type="float" office:value="12.2095712811447">
                <text:p>12.20957128114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23369973033">
                <text:p>11.23369973033</text:p>
              </table:table-cell>
              <table:table-cell office:value-type="float" office:value="11.8229617889358">
                <text:p>11.8229617889358</text:p>
              </table:table-cell>
              <table:table-cell office:value-type="float" office:value="13.0644229034108">
                <text:p>13.0644229034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8764995655588">
                <text:p>11.8764995655588</text:p>
              </table:table-cell>
              <table:table-cell office:value-type="float" office:value="12.5946221580862">
                <text:p>12.5946221580862</text:p>
              </table:table-cell>
              <table:table-cell office:value-type="float" office:value="13.2946085380687">
                <text:p>13.2946085380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080604427274">
                <text:p>12.2080604427274</text:p>
              </table:table-cell>
              <table:table-cell office:value-type="float" office:value="12.7653559967287">
                <text:p>12.7653559967287</text:p>
              </table:table-cell>
              <table:table-cell office:value-type="float" office:value="13.9557574195205">
                <text:p>13.9557574195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339311391285">
                <text:p>12.3339311391285</text:p>
              </table:table-cell>
              <table:table-cell office:value-type="float" office:value="12.8899828611965">
                <text:p>12.8899828611965</text:p>
              </table:table-cell>
              <table:table-cell office:value-type="float" office:value="14.2678212134778">
                <text:p>14.2678212134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9099021965635">
                <text:p>12.9099021965635</text:p>
              </table:table-cell>
              <table:table-cell office:value-type="float" office:value="13.1794577109988">
                <text:p>13.1794577109988</text:p>
              </table:table-cell>
              <table:table-cell office:value-type="float" office:value="15.0935660101246">
                <text:p>15.0935660101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2050296672615">
                <text:p>13.2050296672615</text:p>
              </table:table-cell>
              <table:table-cell office:value-type="float" office:value="13.7667160614285">
                <text:p>13.7667160614285</text:p>
              </table:table-cell>
              <table:table-cell office:value-type="float" office:value="15.0663001958811">
                <text:p>15.0663001958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681124005369">
                <text:p>13.1681124005369</text:p>
              </table:table-cell>
              <table:table-cell office:value-type="float" office:value="13.3754472460922">
                <text:p>13.3754472460922</text:p>
              </table:table-cell>
              <table:table-cell office:value-type="float" office:value="15.8332754968288">
                <text:p>15.83327549682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8845495767349">
                <text:p>13.8845495767349</text:p>
              </table:table-cell>
              <table:table-cell office:value-type="float" office:value="14.2787781495053">
                <text:p>14.2787781495053</text:p>
              </table:table-cell>
              <table:table-cell office:value-type="float" office:value="15.7138192672645">
                <text:p>15.7138192672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3080659186457">
                <text:p>14.3080659186457</text:p>
              </table:table-cell>
              <table:table-cell office:value-type="float" office:value="13.9204412802568">
                <text:p>13.9204412802568</text:p>
              </table:table-cell>
              <table:table-cell office:value-type="float" office:value="15.4176435867674">
                <text:p>15.41764358676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44cm" svg:height="20.933cm" xlink:href=".." xlink:type="simple" chart:class="chart:line" chart:style-name="ch1">
        <chart:title svg:x="14.316cm" svg:y="0.833cm" chart:style-name="ch2">
          <text:p>Efficency</text:p>
        </chart:title>
        <chart:legend chart:legend-position="end" svg:x="18.728cm" svg:y="3.071cm" style:legend-expansion="custom" chartooo:width="8.067cm" chartooo:height="2.845cm" style:legend-expansion-aspect-ratio="2.83550087873462" chart:style-name="ch3"/>
        <chart:plot-area chart:style-name="ch4" table:cell-range-address="Sheet1.V4:Sheet1.X36" chart:data-source-has-labels="row" svg:x="0.633cm" svg:y="1.751cm" svg:width="29.601cm" svg:height="17.782cm">
          <chartooo:coordinate-region svg:x="1.36cm" svg:y="1.95cm" svg:width="28.687cm" svg:height="16.936cm"/>
          <chart:axis chart:dimension="x" chart:name="primary-x" chart:style-name="ch5">
            <chart:title svg:x="14.807cm" svg:y="19.951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5:Sheet1.V36" chart:label-cell-address="Sheet1.V4:Sheet1.V4" chart:class="chart:line">
            <chart:data-point chart:repeated="32"/>
          </chart:series>
          <chart:series chart:style-name="ch9" chart:values-cell-range-address="Sheet1.W5:Sheet1.W36" chart:label-cell-address="Sheet1.W4:Sheet1.W4" chart:class="chart:line">
            <chart:data-point chart:repeated="32"/>
          </chart:series>
          <chart:series chart:style-name="ch10" chart:values-cell-range-address="Sheet1.X5:Sheet1.X36" chart:label-cell-address="Sheet1.X4:Sheet1.X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4:Sheet1.V4</svg:desc>
                </draw:g>
              </table:table-cell>
              <table:table-cell office:value-type="string">
                <text:p>par_jacobi2.cpp (Thread poll)</text:p>
                <draw:g>
                  <svg:desc>Sheet1.W4:Sheet1.W4</svg:desc>
                </draw:g>
              </table:table-cell>
              <table:table-cell office:value-type="string">
                <text:p>par_jacobi_ff.cpp (FastFlow)</text:p>
                <draw:g>
                  <svg:desc>Sheet1.X4:Sheet1.X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9938903369527">
                <text:p>0.799938903369527</text:p>
                <draw:g>
                  <svg:desc>Sheet1.V5:Sheet1.V36</svg:desc>
                </draw:g>
              </table:table-cell>
              <table:table-cell office:value-type="float" office:value="0.775681213831514">
                <text:p>0.775681213831514</text:p>
                <draw:g>
                  <svg:desc>Sheet1.W5:Sheet1.W36</svg:desc>
                </draw:g>
              </table:table-cell>
              <table:table-cell office:value-type="float" office:value="0.796792341287938">
                <text:p>0.796792341287938</text:p>
                <draw:g>
                  <svg:desc>Sheet1.X5:Sheet1.X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4138830147713">
                <text:p>0.734138830147713</text:p>
              </table:table-cell>
              <table:table-cell office:value-type="float" office:value="0.467932757043083">
                <text:p>0.467932757043083</text:p>
              </table:table-cell>
              <table:table-cell office:value-type="float" office:value="0.642651921773985">
                <text:p>0.642651921773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5347036038261">
                <text:p>0.575347036038261</text:p>
              </table:table-cell>
              <table:table-cell office:value-type="float" office:value="0.382233514509429">
                <text:p>0.382233514509429</text:p>
              </table:table-cell>
              <table:table-cell office:value-type="float" office:value="0.448230917885001">
                <text:p>0.448230917885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2382809375099">
                <text:p>0.512382809375099</text:p>
              </table:table-cell>
              <table:table-cell office:value-type="float" office:value="0.350560568297824">
                <text:p>0.350560568297824</text:p>
              </table:table-cell>
              <table:table-cell office:value-type="float" office:value="0.50871537805574">
                <text:p>0.5087153780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1871304047622">
                <text:p>0.441871304047622</text:p>
              </table:table-cell>
              <table:table-cell office:value-type="float" office:value="0.279030516541735">
                <text:p>0.279030516541735</text:p>
              </table:table-cell>
              <table:table-cell office:value-type="float" office:value="0.435644081697319">
                <text:p>0.435644081697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9256396738481">
                <text:p>0.409256396738481</text:p>
              </table:table-cell>
              <table:table-cell office:value-type="float" office:value="0.291000174985735">
                <text:p>0.291000174985735</text:p>
              </table:table-cell>
              <table:table-cell office:value-type="float" office:value="0.496340420691158">
                <text:p>0.49634042069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7223933923101">
                <text:p>0.417223933923101</text:p>
              </table:table-cell>
              <table:table-cell office:value-type="float" office:value="0.332580145948801">
                <text:p>0.332580145948801</text:p>
              </table:table-cell>
              <table:table-cell office:value-type="float" office:value="0.410061423811015">
                <text:p>0.410061423811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0302708646909">
                <text:p>0.400302708646909</text:p>
              </table:table-cell>
              <table:table-cell office:value-type="float" office:value="0.344373147587434">
                <text:p>0.344373147587434</text:p>
              </table:table-cell>
              <table:table-cell office:value-type="float" office:value="0.476173307369803">
                <text:p>0.476173307369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1337631720464">
                <text:p>0.391337631720464</text:p>
              </table:table-cell>
              <table:table-cell office:value-type="float" office:value="0.378078219631536">
                <text:p>0.378078219631536</text:p>
              </table:table-cell>
              <table:table-cell office:value-type="float" office:value="0.432440028313669">
                <text:p>0.432440028313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1126005934807">
                <text:p>0.411126005934807</text:p>
              </table:table-cell>
              <table:table-cell office:value-type="float" office:value="0.386645070264746">
                <text:p>0.386645070264746</text:p>
              </table:table-cell>
              <table:table-cell office:value-type="float" office:value="0.466959149300225">
                <text:p>0.466959149300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9111612485645">
                <text:p>0.399111612485645</text:p>
              </table:table-cell>
              <table:table-cell office:value-type="float" office:value="0.415432867330085">
                <text:p>0.415432867330085</text:p>
              </table:table-cell>
              <table:table-cell office:value-type="float" office:value="0.426050924611543">
                <text:p>0.4260509246115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96628895498737">
                <text:p>0.396628895498737</text:p>
              </table:table-cell>
              <table:table-cell office:value-type="float" office:value="0.362071163859821">
                <text:p>0.362071163859821</text:p>
              </table:table-cell>
              <table:table-cell office:value-type="float" office:value="0.427744248537243">
                <text:p>0.427744248537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3889413571675">
                <text:p>0.383889413571675</text:p>
              </table:table-cell>
              <table:table-cell office:value-type="float" office:value="0.427911425181812">
                <text:p>0.427911425181812</text:p>
              </table:table-cell>
              <table:table-cell office:value-type="float" office:value="0.430191682461804">
                <text:p>0.430191682461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0904439900857">
                <text:p>0.390904439900857</text:p>
              </table:table-cell>
              <table:table-cell office:value-type="float" office:value="0.436249026625259">
                <text:p>0.436249026625259</text:p>
              </table:table-cell>
              <table:table-cell office:value-type="float" office:value="0.451669529278598">
                <text:p>0.451669529278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5945695600203">
                <text:p>0.395945695600203</text:p>
              </table:table-cell>
              <table:table-cell office:value-type="float" office:value="0.411454135780737">
                <text:p>0.411454135780737</text:p>
              </table:table-cell>
              <table:table-cell office:value-type="float" office:value="0.428931550909277">
                <text:p>0.428931550909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2643600345999">
                <text:p>0.392643600345999</text:p>
              </table:table-cell>
              <table:table-cell office:value-type="float" office:value="0.406009507088065">
                <text:p>0.406009507088065</text:p>
              </table:table-cell>
              <table:table-cell office:value-type="float" office:value="0.449017628061173">
                <text:p>0.449017628061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249147262026">
                <text:p>0.39249147262026</text:p>
              </table:table-cell>
              <table:table-cell office:value-type="float" office:value="0.401568661842442">
                <text:p>0.401568661842442</text:p>
              </table:table-cell>
              <table:table-cell office:value-type="float" office:value="0.428809145856664">
                <text:p>0.428809145856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0784173727665">
                <text:p>0.390784173727665</text:p>
              </table:table-cell>
              <table:table-cell office:value-type="float" office:value="0.392624898897862">
                <text:p>0.392624898897862</text:p>
              </table:table-cell>
              <table:table-cell office:value-type="float" office:value="0.42774896993382">
                <text:p>0.42774896993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347907746802">
                <text:p>0.39347907746802</text:p>
              </table:table-cell>
              <table:table-cell office:value-type="float" office:value="0.400903849850674">
                <text:p>0.400903849850674</text:p>
              </table:table-cell>
              <table:table-cell office:value-type="float" office:value="0.372255792158008">
                <text:p>0.372255792158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0282986456303">
                <text:p>0.380282986456303</text:p>
              </table:table-cell>
              <table:table-cell office:value-type="float" office:value="0.415033505960597">
                <text:p>0.415033505960597</text:p>
              </table:table-cell>
              <table:table-cell office:value-type="float" office:value="0.442263644996352">
                <text:p>0.442263644996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4759237733745">
                <text:p>0.384759237733745</text:p>
              </table:table-cell>
              <table:table-cell office:value-type="float" office:value="0.414478560412027">
                <text:p>0.414478560412027</text:p>
              </table:table-cell>
              <table:table-cell office:value-type="float" office:value="0.427127301680368">
                <text:p>0.427127301680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4621490202012">
                <text:p>0.364621490202012</text:p>
              </table:table-cell>
              <table:table-cell office:value-type="float" office:value="0.395274868507708">
                <text:p>0.395274868507708</text:p>
              </table:table-cell>
              <table:table-cell office:value-type="float" office:value="0.441303003133199">
                <text:p>0.441303003133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98069121027">
                <text:p>0.3598069121027</text:p>
              </table:table-cell>
              <table:table-cell office:value-type="float" office:value="0.389419886414735">
                <text:p>0.389419886414735</text:p>
              </table:table-cell>
              <table:table-cell office:value-type="float" office:value="0.422977951618489">
                <text:p>0.422977951618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4428060127614">
                <text:p>0.374428060127614</text:p>
              </table:table-cell>
              <table:table-cell office:value-type="float" office:value="0.382118722980222">
                <text:p>0.382118722980222</text:p>
              </table:table-cell>
              <table:table-cell office:value-type="float" office:value="0.433734671366018">
                <text:p>0.433734671366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0018961533671">
                <text:p>0.380018961533671</text:p>
              </table:table-cell>
              <table:table-cell office:value-type="float" office:value="0.390776472133341">
                <text:p>0.390776472133341</text:p>
              </table:table-cell>
              <table:table-cell office:value-type="float" office:value="0.423721690542173">
                <text:p>0.423721690542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5603941647088">
                <text:p>0.375603941647088</text:p>
              </table:table-cell>
              <table:table-cell office:value-type="float" office:value="0.380840262866687">
                <text:p>0.380840262866687</text:p>
              </table:table-cell>
              <table:table-cell office:value-type="float" office:value="0.427686178028701">
                <text:p>0.4276861780287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542190183962">
                <text:p>0.36542190183962</text:p>
              </table:table-cell>
              <table:table-cell office:value-type="float" office:value="0.370315464890381">
                <text:p>0.370315464890381</text:p>
              </table:table-cell>
              <table:table-cell office:value-type="float" office:value="0.421055209991285">
                <text:p>0.4210552099912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8826178775959">
                <text:p>0.368826178775959</text:p>
              </table:table-cell>
              <table:table-cell office:value-type="float" office:value="0.36510920553245">
                <text:p>0.36510920553245</text:p>
              </table:table-cell>
              <table:table-cell office:value-type="float" office:value="0.429515635699687">
                <text:p>0.429515635699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4248860379007">
                <text:p>0.364248860379007</text:p>
              </table:table-cell>
              <table:table-cell office:value-type="float" office:value="0.368227000862159">
                <text:p>0.368227000862159</text:p>
              </table:table-cell>
              <table:table-cell office:value-type="float" office:value="0.413955607159413">
                <text:p>0.413955607159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1122846437738">
                <text:p>0.351122846437738</text:p>
              </table:table-cell>
              <table:table-cell office:value-type="float" office:value="0.345836105179604">
                <text:p>0.345836105179604</text:p>
              </table:table-cell>
              <table:table-cell office:value-type="float" office:value="0.420527755112504">
                <text:p>0.4205277551125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8283592328812">
                <text:p>0.358283592328812</text:p>
              </table:table-cell>
              <table:table-cell office:value-type="float" office:value="0.357283224743198">
                <text:p>0.357283224743198</text:p>
              </table:table-cell>
              <table:table-cell office:value-type="float" office:value="0.403891962727069">
                <text:p>0.403891962727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7674330009386">
                <text:p>0.357674330009386</text:p>
              </table:table-cell>
              <table:table-cell office:value-type="float" office:value="0.33743202466687">
                <text:p>0.33743202466687</text:p>
              </table:table-cell>
              <table:table-cell office:value-type="float" office:value="0.383895635332605">
                <text:p>0.3838956353326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057cm" svg:height="20.64cm" xlink:href=".." xlink:type="simple" chart:class="chart:line" chart:style-name="ch1">
        <chart:title svg:x="14.289cm" svg:y="0.524cm" chart:style-name="ch2">
          <text:p>Completion Time</text:p>
        </chart:title>
        <chart:legend chart:legend-position="end" svg:x="23.014cm" svg:y="2.323cm" style:legend-expansion="custom" chartooo:width="7.615cm" chartooo:height="3.328cm" style:legend-expansion-aspect-ratio="2.28816105769231" chart:style-name="ch3"/>
        <chart:plot-area chart:style-name="ch4" table:cell-range-address="Sheet1.C59:Sheet1.C91 Sheet1.M59:Sheet1.O91" chart:data-source-has-labels="row" svg:x="1.672cm" svg:y="1.74cm" svg:width="29.982cm" svg:height="17.506cm">
          <chartooo:coordinate-region svg:x="3.034cm" svg:y="1.939cm" svg:width="28.434cm" svg:height="16.66cm"/>
          <chart:axis chart:dimension="x" chart:name="primary-x" chart:style-name="ch5">
            <chart:title svg:x="16.037cm" svg:y="19.658cm" chart:style-name="ch6">
              <text:p>workers</text:p>
            </chart:title>
          </chart:axis>
          <chart:axis chart:dimension="y" chart:name="primary-y" chart:style-name="ch7">
            <chart:title svg:x="0.451cm" svg:y="11.556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60:Sheet1.C91" chart:label-cell-address="Sheet1.C59:Sheet1.C59" chart:class="chart:line">
            <chart:data-point chart:repeated="32"/>
          </chart:series>
          <chart:series chart:style-name="ch11" chart:values-cell-range-address="Sheet1.M60:Sheet1.M91" chart:label-cell-address="Sheet1.M59:Sheet1.M59" chart:class="chart:line">
            <chart:data-point chart:repeated="32"/>
          </chart:series>
          <chart:series chart:style-name="ch12" chart:values-cell-range-address="Sheet1.N60:Sheet1.N91" chart:label-cell-address="Sheet1.N59:Sheet1.N59" chart:class="chart:line">
            <chart:data-point chart:repeated="32"/>
          </chart:series>
          <chart:series chart:style-name="ch13" chart:values-cell-range-address="Sheet1.O60:Sheet1.O91" chart:label-cell-address="Sheet1.O59:Sheet1.O59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59:Sheet1.C59</svg:desc>
                </draw:g>
              </table:table-cell>
              <table:table-cell office:value-type="string">
                <text:p>par_jacobi.cpp (Barriers)</text:p>
                <draw:g>
                  <svg:desc>Sheet1.M59:Sheet1.M59</svg:desc>
                </draw:g>
              </table:table-cell>
              <table:table-cell office:value-type="string">
                <text:p>par_jacobi2.cpp (Thread poll)</text:p>
                <draw:g>
                  <svg:desc>Sheet1.N59:Sheet1.N59</svg:desc>
                </draw:g>
              </table:table-cell>
              <table:table-cell office:value-type="string">
                <text:p>par_jacobi_ff.cpp (FastFlow)</text:p>
                <draw:g>
                  <svg:desc>Sheet1.O59:Sheet1.O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9823.5">
                <text:p>249823.5</text:p>
                <draw:g>
                  <svg:desc>Sheet1.C60:Sheet1.C91</svg:desc>
                </draw:g>
              </table:table-cell>
              <table:table-cell office:value-type="float" office:value="319854.666666667">
                <text:p>319854.666666667</text:p>
                <draw:g>
                  <svg:desc>Sheet1.M60:Sheet1.M91</svg:desc>
                </draw:g>
              </table:table-cell>
              <table:table-cell office:value-type="float" office:value="343525.333333333">
                <text:p>343525.333333333</text:p>
                <draw:g>
                  <svg:desc>Sheet1.N60:Sheet1.N91</svg:desc>
                </draw:g>
              </table:table-cell>
              <table:table-cell office:value-type="float" office:value="330208">
                <text:p>330208</text:p>
                <draw:g>
                  <svg:desc>Sheet1.O60:Sheet1.O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823.5">
                <text:p>249823.5</text:p>
              </table:table-cell>
              <table:table-cell office:value-type="float" office:value="214512">
                <text:p>214512</text:p>
              </table:table-cell>
              <table:table-cell office:value-type="float" office:value="297814.666666667">
                <text:p>297814.666666667</text:p>
              </table:table-cell>
              <table:table-cell office:value-type="float" office:value="212735">
                <text:p>212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823.5">
                <text:p>249823.5</text:p>
              </table:table-cell>
              <table:table-cell office:value-type="float" office:value="177029">
                <text:p>177029</text:p>
              </table:table-cell>
              <table:table-cell office:value-type="float" office:value="197192">
                <text:p>197192</text:p>
              </table:table-cell>
              <table:table-cell office:value-type="float" office:value="205369.333333333">
                <text:p>205369.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823.5">
                <text:p>249823.5</text:p>
              </table:table-cell>
              <table:table-cell office:value-type="float" office:value="164550">
                <text:p>164550</text:p>
              </table:table-cell>
              <table:table-cell office:value-type="float" office:value="165759.666666667">
                <text:p>165759.666666667</text:p>
              </table:table-cell>
              <table:table-cell office:value-type="float" office:value="130803.666666667">
                <text:p>130803.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823.5">
                <text:p>249823.5</text:p>
              </table:table-cell>
              <table:table-cell office:value-type="float" office:value="131350.666666667">
                <text:p>131350.666666667</text:p>
              </table:table-cell>
              <table:table-cell office:value-type="float" office:value="134144.333333333">
                <text:p>134144.333333333</text:p>
              </table:table-cell>
              <table:table-cell office:value-type="float" office:value="127414.666666667">
                <text:p>127414.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823.5">
                <text:p>249823.5</text:p>
              </table:table-cell>
              <table:table-cell office:value-type="float" office:value="107498.666666667">
                <text:p>107498.666666667</text:p>
              </table:table-cell>
              <table:table-cell office:value-type="float" office:value="122703.666666667">
                <text:p>122703.666666667</text:p>
              </table:table-cell>
              <table:table-cell office:value-type="float" office:value="97530.3333333333">
                <text:p>97530.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823.5">
                <text:p>249823.5</text:p>
              </table:table-cell>
              <table:table-cell office:value-type="float" office:value="96012">
                <text:p>96012</text:p>
              </table:table-cell>
              <table:table-cell office:value-type="float" office:value="89555">
                <text:p>89555</text:p>
              </table:table-cell>
              <table:table-cell office:value-type="float" office:value="97133">
                <text:p>97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823.5">
                <text:p>249823.5</text:p>
              </table:table-cell>
              <table:table-cell office:value-type="float" office:value="82376.6666666667">
                <text:p>82376.6666666667</text:p>
              </table:table-cell>
              <table:table-cell office:value-type="float" office:value="88516.6666666667">
                <text:p>88516.6666666667</text:p>
              </table:table-cell>
              <table:table-cell office:value-type="float" office:value="78966.6666666667">
                <text:p>78966.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823.5">
                <text:p>249823.5</text:p>
              </table:table-cell>
              <table:table-cell office:value-type="float" office:value="75745.3333333333">
                <text:p>75745.3333333333</text:p>
              </table:table-cell>
              <table:table-cell office:value-type="float" office:value="77223.6666666667">
                <text:p>77223.6666666667</text:p>
              </table:table-cell>
              <table:table-cell office:value-type="float" office:value="75010.3333333333">
                <text:p>75010.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9823.5">
                <text:p>249823.5</text:p>
              </table:table-cell>
              <table:table-cell office:value-type="float" office:value="70920.3333333333">
                <text:p>70920.3333333333</text:p>
              </table:table-cell>
              <table:table-cell office:value-type="float" office:value="60338">
                <text:p>60338</text:p>
              </table:table-cell>
              <table:table-cell office:value-type="float" office:value="64992.3333333333">
                <text:p>64992.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823.5">
                <text:p>249823.5</text:p>
              </table:table-cell>
              <table:table-cell office:value-type="float" office:value="62559">
                <text:p>62559</text:p>
              </table:table-cell>
              <table:table-cell office:value-type="float" office:value="61315.3333333333">
                <text:p>61315.3333333333</text:p>
              </table:table-cell>
              <table:table-cell office:value-type="float" office:value="63166.3333333333">
                <text:p>63166.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823.5">
                <text:p>249823.5</text:p>
              </table:table-cell>
              <table:table-cell office:value-type="float" office:value="56977.3333333333">
                <text:p>56977.3333333333</text:p>
              </table:table-cell>
              <table:table-cell office:value-type="float" office:value="61434.6666666667">
                <text:p>61434.6666666667</text:p>
              </table:table-cell>
              <table:table-cell office:value-type="float" office:value="55200">
                <text:p>55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823.5">
                <text:p>249823.5</text:p>
              </table:table-cell>
              <table:table-cell office:value-type="float" office:value="53808.6666666667">
                <text:p>53808.6666666667</text:p>
              </table:table-cell>
              <table:table-cell office:value-type="float" office:value="59040.3333333333">
                <text:p>59040.3333333333</text:p>
              </table:table-cell>
              <table:table-cell office:value-type="float" office:value="55914">
                <text:p>55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823.5">
                <text:p>249823.5</text:p>
              </table:table-cell>
              <table:table-cell office:value-type="float" office:value="50528.6666666667">
                <text:p>50528.6666666667</text:p>
              </table:table-cell>
              <table:table-cell office:value-type="float" office:value="59921.6666666667">
                <text:p>59921.6666666667</text:p>
              </table:table-cell>
              <table:table-cell office:value-type="float" office:value="50010.6666666667">
                <text:p>50010.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9823.5">
                <text:p>249823.5</text:p>
              </table:table-cell>
              <table:table-cell office:value-type="float" office:value="48007.3333333333">
                <text:p>48007.3333333333</text:p>
              </table:table-cell>
              <table:table-cell office:value-type="float" office:value="63181.6666666667">
                <text:p>63181.6666666667</text:p>
              </table:table-cell>
              <table:table-cell office:value-type="float" office:value="48483">
                <text:p>48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9823.5">
                <text:p>249823.5</text:p>
              </table:table-cell>
              <table:table-cell office:value-type="float" office:value="48514.6666666667">
                <text:p>48514.6666666667</text:p>
              </table:table-cell>
              <table:table-cell office:value-type="float" office:value="54378.6666666667">
                <text:p>54378.6666666667</text:p>
              </table:table-cell>
              <table:table-cell office:value-type="float" office:value="45693">
                <text:p>45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823.5">
                <text:p>249823.5</text:p>
              </table:table-cell>
              <table:table-cell office:value-type="float" office:value="44274.3333333333">
                <text:p>44274.3333333333</text:p>
              </table:table-cell>
              <table:table-cell office:value-type="float" office:value="50390">
                <text:p>50390</text:p>
              </table:table-cell>
              <table:table-cell office:value-type="float" office:value="50924.6666666667">
                <text:p>50924.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823.5">
                <text:p>249823.5</text:p>
              </table:table-cell>
              <table:table-cell office:value-type="float" office:value="45061.3333333333">
                <text:p>45061.3333333333</text:p>
              </table:table-cell>
              <table:table-cell office:value-type="float" office:value="53624.3333333333">
                <text:p>53624.3333333333</text:p>
              </table:table-cell>
              <table:table-cell office:value-type="float" office:value="46116">
                <text:p>46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9823.5">
                <text:p>249823.5</text:p>
              </table:table-cell>
              <table:table-cell office:value-type="float" office:value="47477.6666666667">
                <text:p>47477.6666666667</text:p>
              </table:table-cell>
              <table:table-cell office:value-type="float" office:value="48102.3333333333">
                <text:p>48102.3333333333</text:p>
              </table:table-cell>
              <table:table-cell office:value-type="float" office:value="41013.6666666667">
                <text:p>41013.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9823.5">
                <text:p>249823.5</text:p>
              </table:table-cell>
              <table:table-cell office:value-type="float" office:value="39733">
                <text:p>39733</text:p>
              </table:table-cell>
              <table:table-cell office:value-type="float" office:value="49846">
                <text:p>49846</text:p>
              </table:table-cell>
              <table:table-cell office:value-type="float" office:value="46381.3333333333">
                <text:p>46381.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9823.5">
                <text:p>249823.5</text:p>
              </table:table-cell>
              <table:table-cell office:value-type="float" office:value="37002">
                <text:p>37002</text:p>
              </table:table-cell>
              <table:table-cell office:value-type="float" office:value="48575.3333333333">
                <text:p>48575.3333333333</text:p>
              </table:table-cell>
              <table:table-cell office:value-type="float" office:value="39460.6666666667">
                <text:p>39460.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9823.5">
                <text:p>249823.5</text:p>
              </table:table-cell>
              <table:table-cell office:value-type="float" office:value="37486.3333333333">
                <text:p>37486.3333333333</text:p>
              </table:table-cell>
              <table:table-cell office:value-type="float" office:value="46528.3333333333">
                <text:p>46528.3333333333</text:p>
              </table:table-cell>
              <table:table-cell office:value-type="float" office:value="35718">
                <text:p>35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823.5">
                <text:p>249823.5</text:p>
              </table:table-cell>
              <table:table-cell office:value-type="float" office:value="34304.6666666667">
                <text:p>34304.6666666667</text:p>
              </table:table-cell>
              <table:table-cell office:value-type="float" office:value="49849.6666666667">
                <text:p>49849.6666666667</text:p>
              </table:table-cell>
              <table:table-cell office:value-type="float" office:value="35608.6666666667">
                <text:p>35608.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9823.5">
                <text:p>249823.5</text:p>
              </table:table-cell>
              <table:table-cell office:value-type="float" office:value="34743.6666666667">
                <text:p>34743.6666666667</text:p>
              </table:table-cell>
              <table:table-cell office:value-type="float" office:value="49448">
                <text:p>49448</text:p>
              </table:table-cell>
              <table:table-cell office:value-type="float" office:value="47480">
                <text:p>474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9823.5">
                <text:p>249823.5</text:p>
              </table:table-cell>
              <table:table-cell office:value-type="float" office:value="33192.3333333333">
                <text:p>33192.3333333333</text:p>
              </table:table-cell>
              <table:table-cell office:value-type="float" office:value="44185">
                <text:p>44185</text:p>
              </table:table-cell>
              <table:table-cell office:value-type="float" office:value="46784.6666666667">
                <text:p>46784.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9823.5">
                <text:p>249823.5</text:p>
              </table:table-cell>
              <table:table-cell office:value-type="float" office:value="32909.6666666667">
                <text:p>32909.6666666667</text:p>
              </table:table-cell>
              <table:table-cell office:value-type="float" office:value="43567.6666666667">
                <text:p>43567.6666666667</text:p>
              </table:table-cell>
              <table:table-cell office:value-type="float" office:value="48923.3333333333">
                <text:p>48923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823.5">
                <text:p>249823.5</text:p>
              </table:table-cell>
              <table:table-cell office:value-type="float" office:value="33454.3333333333">
                <text:p>33454.3333333333</text:p>
              </table:table-cell>
              <table:table-cell office:value-type="float" office:value="47212">
                <text:p>47212</text:p>
              </table:table-cell>
              <table:table-cell office:value-type="float" office:value="49547">
                <text:p>49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823.5">
                <text:p>249823.5</text:p>
              </table:table-cell>
              <table:table-cell office:value-type="float" office:value="32918.3333333333">
                <text:p>32918.3333333333</text:p>
              </table:table-cell>
              <table:table-cell office:value-type="float" office:value="50804.3333333333">
                <text:p>50804.3333333333</text:p>
              </table:table-cell>
              <table:table-cell office:value-type="float" office:value="46452.6666666667">
                <text:p>46452.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823.5">
                <text:p>249823.5</text:p>
              </table:table-cell>
              <table:table-cell office:value-type="float" office:value="36522.3333333333">
                <text:p>36522.3333333333</text:p>
              </table:table-cell>
              <table:table-cell office:value-type="float" office:value="44972">
                <text:p>44972</text:p>
              </table:table-cell>
              <table:table-cell office:value-type="float" office:value="41074.6666666667">
                <text:p>41074.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823.5">
                <text:p>249823.5</text:p>
              </table:table-cell>
              <table:table-cell office:value-type="float" office:value="31941">
                <text:p>31941</text:p>
              </table:table-cell>
              <table:table-cell office:value-type="float" office:value="45036">
                <text:p>45036</text:p>
              </table:table-cell>
              <table:table-cell office:value-type="float" office:value="40934.3333333333">
                <text:p>40934.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9823.5">
                <text:p>249823.5</text:p>
              </table:table-cell>
              <table:table-cell office:value-type="float" office:value="37258.6666666667">
                <text:p>37258.6666666667</text:p>
              </table:table-cell>
              <table:table-cell office:value-type="float" office:value="54410">
                <text:p>54410</text:p>
              </table:table-cell>
              <table:table-cell office:value-type="float" office:value="38603.3333333333">
                <text:p>38603.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9823.5">
                <text:p>249823.5</text:p>
              </table:table-cell>
              <table:table-cell office:value-type="float" office:value="36032">
                <text:p>36032</text:p>
              </table:table-cell>
              <table:table-cell office:value-type="float" office:value="63777.3333333333">
                <text:p>63777.3333333333</text:p>
              </table:table-cell>
              <table:table-cell office:value-type="float" office:value="38284">
                <text:p>382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Ultrafine_20_Dotted_20__28_var_29_" svg:stroke-width="0.08cm" svg:stroke-color="#999999" draw:fill-color="#9999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19cm" svg:height="21.041cm" xlink:href=".." xlink:type="simple" chart:class="chart:line" chart:style-name="ch1">
        <chart:title svg:x="15.5cm" svg:y="0.556cm" chart:style-name="ch2">
          <text:p>Speed up</text:p>
        </chart:title>
        <chart:legend chart:legend-position="end" svg:x="1.727cm" svg:y="2.568cm" style:legend-expansion="custom" chartooo:width="6.746cm" chartooo:height="2.572cm" style:legend-expansion-aspect-ratio="2.62286158631415" chart:style-name="ch3"/>
        <chart:plot-area chart:style-name="ch4" table:cell-range-address="Sheet1.P59:Sheet1.R91" chart:data-source-has-labels="row" svg:x="0.66cm" svg:y="1.753cm" svg:width="30.986cm" svg:height="17.887cm">
          <chartooo:coordinate-region svg:x="1.096cm" svg:y="1.952cm" svg:width="30.364cm" svg:height="17.041cm"/>
          <chart:axis chart:dimension="x" chart:name="primary-x" chart:style-name="ch5">
            <chart:title svg:x="15.527cm" svg:y="20.06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P60:Sheet1.P91" chart:label-cell-address="Sheet1.P59:Sheet1.P59" chart:class="chart:line">
            <chart:data-point chart:repeated="32"/>
          </chart:series>
          <chart:series chart:style-name="ch9" chart:values-cell-range-address="Sheet1.Q60:Sheet1.Q91" chart:label-cell-address="Sheet1.Q59:Sheet1.Q59" chart:class="chart:line">
            <chart:data-point chart:repeated="32"/>
          </chart:series>
          <chart:series chart:style-name="ch10" chart:values-cell-range-address="Sheet1.R60:Sheet1.R91" chart:label-cell-address="Sheet1.R59:Sheet1.R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59:Sheet1.P59</svg:desc>
                </draw:g>
              </table:table-cell>
              <table:table-cell office:value-type="string">
                <text:p>par_jacobi2.cpp (Thread poll)</text:p>
                <draw:g>
                  <svg:desc>Sheet1.Q59:Sheet1.Q59</svg:desc>
                </draw:g>
              </table:table-cell>
              <table:table-cell office:value-type="string">
                <text:p>par_jacobi_ff.cpp (FastFlow)</text:p>
                <draw:g>
                  <svg:desc>Sheet1.R59:Sheet1.R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1053165812807">
                <text:p>0.781053165812807</text:p>
                <draw:g>
                  <svg:desc>Sheet1.P60:Sheet1.P91</svg:desc>
                </draw:g>
              </table:table-cell>
              <table:table-cell office:value-type="float" office:value="0.727234575615966">
                <text:p>0.727234575615966</text:p>
                <draw:g>
                  <svg:desc>Sheet1.Q60:Sheet1.Q91</svg:desc>
                </draw:g>
              </table:table-cell>
              <table:table-cell office:value-type="float" office:value="0.756564044481054">
                <text:p>0.756564044481054</text:p>
                <draw:g>
                  <svg:desc>Sheet1.R60:Sheet1.R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6461316849407">
                <text:p>1.16461316849407</text:p>
              </table:table-cell>
              <table:table-cell office:value-type="float" office:value="0.838855596993207">
                <text:p>0.838855596993207</text:p>
              </table:table-cell>
              <table:table-cell office:value-type="float" office:value="1.17434131666157">
                <text:p>1.17434131666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1120098966836">
                <text:p>1.41120098966836</text:p>
              </table:table-cell>
              <table:table-cell office:value-type="float" office:value="1.2669048440099">
                <text:p>1.2669048440099</text:p>
              </table:table-cell>
              <table:table-cell office:value-type="float" office:value="1.21645961422348">
                <text:p>1.21645961422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182224247949">
                <text:p>1.5182224247949</text:p>
              </table:table-cell>
              <table:table-cell office:value-type="float" office:value="1.50714287150674">
                <text:p>1.50714287150674</text:p>
              </table:table-cell>
              <table:table-cell office:value-type="float" office:value="1.90991205649179">
                <text:p>1.90991205649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0195837097641">
                <text:p>1.90195837097641</text:p>
              </table:table-cell>
              <table:table-cell office:value-type="float" office:value="1.86234851515656">
                <text:p>1.86234851515656</text:p>
              </table:table-cell>
              <table:table-cell office:value-type="float" office:value="1.96071226755684">
                <text:p>1.96071226755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2396835929747">
                <text:p>2.32396835929747</text:p>
              </table:table-cell>
              <table:table-cell office:value-type="float" office:value="2.03599050286462">
                <text:p>2.03599050286462</text:p>
              </table:table-cell>
              <table:table-cell office:value-type="float" office:value="2.56149539801293">
                <text:p>2.56149539801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0200287464067">
                <text:p>2.60200287464067</text:p>
              </table:table-cell>
              <table:table-cell office:value-type="float" office:value="2.78960973703311">
                <text:p>2.78960973703311</text:p>
              </table:table-cell>
              <table:table-cell office:value-type="float" office:value="2.57197347966191">
                <text:p>2.57197347966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3269736575891">
                <text:p>3.03269736575891</text:p>
              </table:table-cell>
              <table:table-cell office:value-type="float" office:value="2.8223328939936">
                <text:p>2.8223328939936</text:p>
              </table:table-cell>
              <table:table-cell office:value-type="float" office:value="3.16365766146053">
                <text:p>3.16365766146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9820318963545">
                <text:p>3.29820318963545</text:p>
              </table:table-cell>
              <table:table-cell office:value-type="float" office:value="3.23506394844413">
                <text:p>3.23506394844413</text:p>
              </table:table-cell>
              <table:table-cell office:value-type="float" office:value="3.33052112820012">
                <text:p>3.33052112820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2259342642684">
                <text:p>3.52259342642684</text:p>
              </table:table-cell>
              <table:table-cell office:value-type="float" office:value="4.14040074248401">
                <text:p>4.14040074248401</text:p>
              </table:table-cell>
              <table:table-cell office:value-type="float" office:value="3.84389184365336">
                <text:p>3.84389184365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9340622452405">
                <text:p>3.99340622452405</text:p>
              </table:table-cell>
              <table:table-cell office:value-type="float" office:value="4.07440498842052">
                <text:p>4.07440498842052</text:p>
              </table:table-cell>
              <table:table-cell office:value-type="float" office:value="3.95501031667713">
                <text:p>3.95501031667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461200945405">
                <text:p>4.38461200945405</text:p>
              </table:table-cell>
              <table:table-cell office:value-type="float" office:value="4.06649068929594">
                <text:p>4.06649068929594</text:p>
              </table:table-cell>
              <table:table-cell office:value-type="float" office:value="4.52578804347826">
                <text:p>4.52578804347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4281156690991">
                <text:p>4.64281156690991</text:p>
              </table:table-cell>
              <table:table-cell office:value-type="float" office:value="4.23140395548806">
                <text:p>4.23140395548806</text:p>
              </table:table-cell>
              <table:table-cell office:value-type="float" office:value="4.46799549307866">
                <text:p>4.46799549307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4419339516842">
                <text:p>4.94419339516842</text:p>
              </table:table-cell>
              <table:table-cell office:value-type="float" office:value="4.1691680805496">
                <text:p>4.1691680805496</text:p>
              </table:table-cell>
              <table:table-cell office:value-type="float" office:value="4.9954043137464">
                <text:p>4.9954043137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0386121564761">
                <text:p>5.20386121564761</text:p>
              </table:table-cell>
              <table:table-cell office:value-type="float" office:value="3.95405048932971">
                <text:p>3.95405048932971</text:p>
              </table:table-cell>
              <table:table-cell office:value-type="float" office:value="5.15280613823402">
                <text:p>5.15280613823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4944278019018">
                <text:p>5.14944278019018</text:p>
              </table:table-cell>
              <table:table-cell office:value-type="float" office:value="4.5941453756375">
                <text:p>4.5941453756375</text:p>
              </table:table-cell>
              <table:table-cell office:value-type="float" office:value="5.46743483684591">
                <text:p>5.46743483684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4262590063468">
                <text:p>5.64262590063468</text:p>
              </table:table-cell>
              <table:table-cell office:value-type="float" office:value="4.95779916650129">
                <text:p>4.95779916650129</text:p>
              </table:table-cell>
              <table:table-cell office:value-type="float" office:value="4.90574639663817">
                <text:p>4.90574639663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4407696177063">
                <text:p>5.54407696177063</text:p>
              </table:table-cell>
              <table:table-cell office:value-type="float" office:value="4.65877120461482">
                <text:p>4.65877120461482</text:p>
              </table:table-cell>
              <table:table-cell office:value-type="float" office:value="5.41728467343221">
                <text:p>5.41728467343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6191612898696">
                <text:p>5.26191612898696</text:p>
              </table:table-cell>
              <table:table-cell office:value-type="float" office:value="5.19358381783282">
                <text:p>5.19358381783282</text:p>
              </table:table-cell>
              <table:table-cell office:value-type="float" office:value="6.09122568899797">
                <text:p>6.091225688997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875569425918">
                <text:p>6.2875569425918</text:p>
              </table:table-cell>
              <table:table-cell office:value-type="float" office:value="5.01190667255146">
                <text:p>5.01190667255146</text:p>
              </table:table-cell>
              <table:table-cell office:value-type="float" office:value="5.38629405507963">
                <text:p>5.38629405507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5162153397114">
                <text:p>6.75162153397114</text:p>
              </table:table-cell>
              <table:table-cell office:value-type="float" office:value="5.14301154220936">
                <text:p>5.14301154220936</text:p>
              </table:table-cell>
              <table:table-cell office:value-type="float" office:value="6.33094980655842">
                <text:p>6.33094980655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6438879947359">
                <text:p>6.66438879947359</text:p>
              </table:table-cell>
              <table:table-cell office:value-type="float" office:value="5.36927678475481">
                <text:p>5.36927678475481</text:p>
              </table:table-cell>
              <table:table-cell office:value-type="float" office:value="6.99433058961868">
                <text:p>6.994330589618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8249314962006">
                <text:p>7.28249314962006</text:p>
              </table:table-cell>
              <table:table-cell office:value-type="float" office:value="5.01153802432647">
                <text:p>5.01153802432647</text:p>
              </table:table-cell>
              <table:table-cell office:value-type="float" office:value="7.01580607717222">
                <text:p>7.01580607717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9047596204583">
                <text:p>7.19047596204583</text:p>
              </table:table-cell>
              <table:table-cell office:value-type="float" office:value="5.05224680472416">
                <text:p>5.05224680472416</text:p>
              </table:table-cell>
              <table:table-cell office:value-type="float" office:value="5.26165754001685">
                <text:p>5.26165754001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52654227381826">
                <text:p>7.52654227381826</text:p>
              </table:table-cell>
              <table:table-cell office:value-type="float" office:value="5.65403417449361">
                <text:p>5.65403417449361</text:p>
              </table:table-cell>
              <table:table-cell office:value-type="float" office:value="5.33985850064836">
                <text:p>5.33985850064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9118901234692">
                <text:p>7.59118901234692</text:p>
              </table:table-cell>
              <table:table-cell office:value-type="float" office:value="5.73414917790716">
                <text:p>5.73414917790716</text:p>
              </table:table-cell>
              <table:table-cell office:value-type="float" office:value="5.10642842542754">
                <text:p>5.10642842542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4675976206371">
                <text:p>7.4675976206371</text:p>
              </table:table-cell>
              <table:table-cell office:value-type="float" office:value="5.29152545962891">
                <text:p>5.29152545962891</text:p>
              </table:table-cell>
              <table:table-cell office:value-type="float" office:value="5.04215189617939">
                <text:p>5.042151896179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5891904207382">
                <text:p>7.5891904207382</text:p>
              </table:table-cell>
              <table:table-cell office:value-type="float" office:value="4.91736597271887">
                <text:p>4.91736597271887</text:p>
              </table:table-cell>
              <table:table-cell office:value-type="float" office:value="5.37802279022374">
                <text:p>5.37802279022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84029406664416">
                <text:p>6.84029406664416</text:p>
              </table:table-cell>
              <table:table-cell office:value-type="float" office:value="5.55508983367429">
                <text:p>5.55508983367429</text:p>
              </table:table-cell>
              <table:table-cell office:value-type="float" office:value="6.08217960786859">
                <text:p>6.082179607868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2140509063586">
                <text:p>7.82140509063586</text:p>
              </table:table-cell>
              <table:table-cell office:value-type="float" office:value="5.54719557687184">
                <text:p>5.54719557687184</text:p>
              </table:table-cell>
              <table:table-cell office:value-type="float" office:value="6.10303087058134">
                <text:p>6.103030870581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0511111508731">
                <text:p>6.70511111508731</text:p>
              </table:table-cell>
              <table:table-cell office:value-type="float" office:value="4.59149972431538">
                <text:p>4.59149972431538</text:p>
              </table:table-cell>
              <table:table-cell office:value-type="float" office:value="6.4715525429583">
                <text:p>6.47155254295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9333786634103">
                <text:p>6.9333786634103</text:p>
              </table:table-cell>
              <table:table-cell office:value-type="float" office:value="3.9171205025819">
                <text:p>3.9171205025819</text:p>
              </table:table-cell>
              <table:table-cell office:value-type="float" office:value="6.52553285968028">
                <text:p>6.525532859680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7cm" svg:height="20.936cm" xlink:href=".." xlink:type="simple" chart:class="chart:line" chart:style-name="ch1">
        <chart:title svg:x="15.433cm" svg:y="0.554cm" chart:style-name="ch2">
          <text:p>Scalability</text:p>
        </chart:title>
        <chart:legend chart:legend-position="end" svg:x="1.623cm" svg:y="2.507cm" style:legend-expansion="custom" chartooo:width="7.212cm" chartooo:height="2.959cm" style:legend-expansion-aspect-ratio="2.43730990199392" chart:style-name="ch3"/>
        <chart:plot-area chart:style-name="ch4" table:cell-range-address="Sheet1.S59:Sheet1.U91" chart:data-source-has-labels="row" svg:x="0.475cm" svg:y="1.75cm" svg:width="31.823cm" svg:height="17.785cm">
          <chartooo:coordinate-region svg:x="1.096cm" svg:y="1.949cm" svg:width="31.015cm" svg:height="16.939cm"/>
          <chart:axis chart:dimension="x" chart:name="primary-x" chart:style-name="ch5">
            <chart:title svg:x="15.76cm" svg:y="19.953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60:Sheet1.S91" chart:label-cell-address="Sheet1.S59:Sheet1.S59" chart:class="chart:line">
            <chart:data-point chart:repeated="32"/>
          </chart:series>
          <chart:series chart:style-name="ch9" chart:values-cell-range-address="Sheet1.T60:Sheet1.T91" chart:label-cell-address="Sheet1.T59:Sheet1.T59" chart:class="chart:line">
            <chart:data-point chart:repeated="32"/>
          </chart:series>
          <chart:series chart:style-name="ch10" chart:values-cell-range-address="Sheet1.U60:Sheet1.U91" chart:label-cell-address="Sheet1.U59:Sheet1.U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59:Sheet1.S59</svg:desc>
                </draw:g>
              </table:table-cell>
              <table:table-cell office:value-type="string">
                <text:p>par_jacobi2.cpp (Thread poll)</text:p>
                <draw:g>
                  <svg:desc>Sheet1.T59:Sheet1.T59</svg:desc>
                </draw:g>
              </table:table-cell>
              <table:table-cell office:value-type="string">
                <text:p>par_jacobi_ff.cpp (FastFlow)</text:p>
                <draw:g>
                  <svg:desc>Sheet1.U59:Sheet1.U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60:Sheet1.S91</svg:desc>
                </draw:g>
              </table:table-cell>
              <table:table-cell office:value-type="float" office:value="1">
                <text:p>1</text:p>
                <draw:g>
                  <svg:desc>Sheet1.T60:Sheet1.T91</svg:desc>
                </draw:g>
              </table:table-cell>
              <table:table-cell office:value-type="float" office:value="1">
                <text:p>1</text:p>
                <draw:g>
                  <svg:desc>Sheet1.U60:Sheet1.U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108053007136">
                <text:p>1.49108053007136</text:p>
              </table:table-cell>
              <table:table-cell office:value-type="float" office:value="1.1534869560935">
                <text:p>1.1534869560935</text:p>
              </table:table-cell>
              <table:table-cell office:value-type="float" office:value="1.55220344560134">
                <text:p>1.55220344560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0679248409395">
                <text:p>1.80679248409395</text:p>
              </table:table-cell>
              <table:table-cell office:value-type="float" office:value="1.74208554775718">
                <text:p>1.74208554775718</text:p>
              </table:table-cell>
              <table:table-cell office:value-type="float" office:value="1.60787394417862">
                <text:p>1.60787394417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4381444343158">
                <text:p>1.94381444343158</text:p>
              </table:table-cell>
              <table:table-cell office:value-type="float" office:value="2.07243016495769">
                <text:p>2.07243016495769</text:p>
              </table:table-cell>
              <table:table-cell office:value-type="float" office:value="2.52445522679027">
                <text:p>2.52445522679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3512023793814">
                <text:p>2.43512023793814</text:p>
              </table:table-cell>
              <table:table-cell office:value-type="float" office:value="2.5608635474725">
                <text:p>2.5608635474725</text:p>
              </table:table-cell>
              <table:table-cell office:value-type="float" office:value="2.59160117621205">
                <text:p>2.59160117621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7542915260964">
                <text:p>2.97542915260964</text:p>
              </table:table-cell>
              <table:table-cell office:value-type="float" office:value="2.79963380610739">
                <text:p>2.79963380610739</text:p>
              </table:table-cell>
              <table:table-cell office:value-type="float" office:value="3.3856953904939">
                <text:p>3.3856953904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3140301906706">
                <text:p>3.33140301906706</text:p>
              </table:table-cell>
              <table:table-cell office:value-type="float" office:value="3.83591461485493">
                <text:p>3.83591461485493</text:p>
              </table:table-cell>
              <table:table-cell office:value-type="float" office:value="3.3995449538262">
                <text:p>3.3995449538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8283089871728">
                <text:p>3.88283089871728</text:p>
              </table:table-cell>
              <table:table-cell office:value-type="float" office:value="3.88091131613632">
                <text:p>3.88091131613632</text:p>
              </table:table-cell>
              <table:table-cell office:value-type="float" office:value="4.18161249472351">
                <text:p>4.18161249472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2276399866219">
                <text:p>4.22276399866219</text:p>
              </table:table-cell>
              <table:table-cell office:value-type="float" office:value="4.44844628805504">
                <text:p>4.44844628805504</text:p>
              </table:table-cell>
              <table:table-cell office:value-type="float" office:value="4.40216681257249">
                <text:p>4.40216681257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1005588430211">
                <text:p>4.51005588430211</text:p>
              </table:table-cell>
              <table:table-cell office:value-type="float" office:value="5.69334968565967">
                <text:p>5.69334968565967</text:p>
              </table:table-cell>
              <table:table-cell office:value-type="float" office:value="5.08072234160953">
                <text:p>5.08072234160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1284813802438">
                <text:p>5.11284813802438</text:p>
              </table:table-cell>
              <table:table-cell office:value-type="float" office:value="5.60260076326748">
                <text:p>5.60260076326748</text:p>
              </table:table-cell>
              <table:table-cell office:value-type="float" office:value="5.22759486857451">
                <text:p>5.22759486857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1371773570778">
                <text:p>5.61371773570778</text:p>
              </table:table-cell>
              <table:table-cell office:value-type="float" office:value="5.59171803107908">
                <text:p>5.59171803107908</text:p>
              </table:table-cell>
              <table:table-cell office:value-type="float" office:value="5.98202898550725">
                <text:p>5.98202898550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4429645781968">
                <text:p>5.94429645781968</text:p>
              </table:table-cell>
              <table:table-cell office:value-type="float" office:value="5.81848566798968">
                <text:p>5.81848566798968</text:p>
              </table:table-cell>
              <table:table-cell office:value-type="float" office:value="5.90564080552277">
                <text:p>5.90564080552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3016241605425">
                <text:p>6.33016241605425</text:p>
              </table:table-cell>
              <table:table-cell office:value-type="float" office:value="5.73290685061051">
                <text:p>5.73290685061051</text:p>
              </table:table-cell>
              <table:table-cell office:value-type="float" office:value="6.60275141303188">
                <text:p>6.60275141303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6262098846011">
                <text:p>6.66262098846011</text:p>
              </table:table-cell>
              <table:table-cell office:value-type="float" office:value="5.43710464533487">
                <text:p>5.43710464533487</text:p>
              </table:table-cell>
              <table:table-cell office:value-type="float" office:value="6.8107996617371">
                <text:p>6.81079966173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929478370802">
                <text:p>6.5929478370802</text:p>
              </table:table-cell>
              <table:table-cell office:value-type="float" office:value="6.31728128677912">
                <text:p>6.31728128677912</text:p>
              </table:table-cell>
              <table:table-cell office:value-type="float" office:value="7.22666491585144">
                <text:p>7.22666491585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243813195004">
                <text:p>7.2243813195004</text:p>
              </table:table-cell>
              <table:table-cell office:value-type="float" office:value="6.81733148111397">
                <text:p>6.81733148111397</text:p>
              </table:table-cell>
              <table:table-cell office:value-type="float" office:value="6.48424470132352">
                <text:p>6.48424470132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9820688838917">
                <text:p>7.09820688838917</text:p>
              </table:table-cell>
              <table:table-cell office:value-type="float" office:value="6.40614646335929">
                <text:p>6.40614646335929</text:p>
              </table:table-cell>
              <table:table-cell office:value-type="float" office:value="7.16037817677162">
                <text:p>7.16037817677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3695000456355">
                <text:p>6.73695000456355</text:p>
              </table:table-cell>
              <table:table-cell office:value-type="float" office:value="7.1415523848462">
                <text:p>7.1415523848462</text:p>
              </table:table-cell>
              <table:table-cell office:value-type="float" office:value="8.05116993522484">
                <text:p>8.05116993522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05010109145212">
                <text:p>8.05010109145212</text:p>
              </table:table-cell>
              <table:table-cell office:value-type="float" office:value="6.89173320493787">
                <text:p>6.89173320493787</text:p>
              </table:table-cell>
              <table:table-cell office:value-type="float" office:value="7.11941585695395">
                <text:p>7.11941585695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64425346377674">
                <text:p>8.64425346377674</text:p>
              </table:table-cell>
              <table:table-cell office:value-type="float" office:value="7.07201185787025">
                <text:p>7.07201185787025</text:p>
              </table:table-cell>
              <table:table-cell office:value-type="float" office:value="8.36802892331604">
                <text:p>8.36802892331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3256742457253">
                <text:p>8.53256742457253</text:p>
              </table:table-cell>
              <table:table-cell office:value-type="float" office:value="7.38314288784611">
                <text:p>7.38314288784611</text:p>
              </table:table-cell>
              <table:table-cell office:value-type="float" office:value="9.24486253429643">
                <text:p>9.244862534296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32394037740249">
                <text:p>9.32394037740249</text:p>
              </table:table-cell>
              <table:table-cell office:value-type="float" office:value="6.89122628703635">
                <text:p>6.89122628703635</text:p>
              </table:table-cell>
              <table:table-cell office:value-type="float" office:value="9.27324808567202">
                <text:p>9.27324808567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20612869491802">
                <text:p>9.20612869491802</text:p>
              </table:table-cell>
              <table:table-cell office:value-type="float" office:value="6.94720379658091">
                <text:p>6.94720379658091</text:p>
              </table:table-cell>
              <table:table-cell office:value-type="float" office:value="6.95467565290649">
                <text:p>6.95467565290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63640198037701">
                <text:p>9.63640198037701</text:p>
              </table:table-cell>
              <table:table-cell office:value-type="float" office:value="7.77470483950058">
                <text:p>7.77470483950058</text:p>
              </table:table-cell>
              <table:table-cell office:value-type="float" office:value="7.05803895863317">
                <text:p>7.05803895863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71917065907687">
                <text:p>9.71917065907687</text:p>
              </table:table-cell>
              <table:table-cell office:value-type="float" office:value="7.88486874823071">
                <text:p>7.88486874823071</text:p>
              </table:table-cell>
              <table:table-cell office:value-type="float" office:value="6.74949921646113">
                <text:p>6.74949921646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56093381026874">
                <text:p>9.56093381026874</text:p>
              </table:table-cell>
              <table:table-cell office:value-type="float" office:value="7.27622920726368">
                <text:p>7.27622920726368</text:p>
              </table:table-cell>
              <table:table-cell office:value-type="float" office:value="6.66454073909621">
                <text:p>6.664540739096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7166118171232">
                <text:p>9.7166118171232</text:p>
              </table:table-cell>
              <table:table-cell office:value-type="float" office:value="6.76173292304462">
                <text:p>6.76173292304462</text:p>
              </table:table-cell>
              <table:table-cell office:value-type="float" office:value="7.10848318718695">
                <text:p>7.10848318718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75778290908761">
                <text:p>8.75778290908761</text:p>
              </table:table-cell>
              <table:table-cell office:value-type="float" office:value="7.63864923359719">
                <text:p>7.63864923359719</text:p>
              </table:table-cell>
              <table:table-cell office:value-type="float" office:value="8.03921314029734">
                <text:p>8.03921314029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13921501101">
                <text:p>10.013921501101</text:p>
              </table:table-cell>
              <table:table-cell office:value-type="float" office:value="7.62779406104745">
                <text:p>7.62779406104745</text:p>
              </table:table-cell>
              <table:table-cell office:value-type="float" office:value="8.06677361302249">
                <text:p>8.06677361302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58470512453478">
                <text:p>8.58470512453478</text:p>
              </table:table-cell>
              <table:table-cell office:value-type="float" office:value="6.31364332536911">
                <text:p>6.31364332536911</text:p>
              </table:table-cell>
              <table:table-cell office:value-type="float" office:value="8.55387272256283">
                <text:p>8.55387272256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769612196566">
                <text:p>8.8769612196566</text:p>
              </table:table-cell>
              <table:table-cell office:value-type="float" office:value="5.38632324963937">
                <text:p>5.38632324963937</text:p>
              </table:table-cell>
              <table:table-cell office:value-type="float" office:value="8.62522202486679">
                <text:p>8.625222024866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111111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59cm" svg:height="20.994cm" xlink:href=".." xlink:type="simple" chart:class="chart:line" chart:style-name="ch1">
        <chart:title svg:x="15.27cm" svg:y="0.555cm" chart:style-name="ch2">
          <text:p>Efficency</text:p>
        </chart:title>
        <chart:legend chart:legend-position="end" svg:x="21.897cm" svg:y="2.851cm" style:legend-expansion="custom" chartooo:width="8.129cm" chartooo:height="3.598cm" style:legend-expansion-aspect-ratio="2.25931072818232" chart:style-name="ch3"/>
        <chart:plot-area chart:style-name="ch4" table:cell-range-address="Sheet1.V59:Sheet1.X91" chart:data-source-has-labels="row" svg:x="0.65cm" svg:y="1.785cm" svg:width="30.917cm" svg:height="18.05cm">
          <chartooo:coordinate-region svg:x="1.377cm" svg:y="1.984cm" svg:width="30.003cm" svg:height="17.204cm"/>
          <chart:axis chart:dimension="x" chart:name="primary-x" chart:style-name="ch5">
            <chart:title svg:x="15.455cm" svg:y="20.254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60:Sheet1.V91" chart:label-cell-address="Sheet1.V59:Sheet1.V59" chart:class="chart:line">
            <chart:data-point chart:repeated="32"/>
          </chart:series>
          <chart:series chart:style-name="ch9" chart:values-cell-range-address="Sheet1.W60:Sheet1.W91" chart:label-cell-address="Sheet1.W59:Sheet1.W59" chart:class="chart:line">
            <chart:data-point chart:repeated="32"/>
          </chart:series>
          <chart:series chart:style-name="ch10" chart:values-cell-range-address="Sheet1.X60:Sheet1.X91" chart:label-cell-address="Sheet1.X59:Sheet1.X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59:Sheet1.V59</svg:desc>
                </draw:g>
              </table:table-cell>
              <table:table-cell office:value-type="string">
                <text:p>par_jacobi2.cpp (Thread poll)</text:p>
                <draw:g>
                  <svg:desc>Sheet1.W59:Sheet1.W59</svg:desc>
                </draw:g>
              </table:table-cell>
              <table:table-cell office:value-type="string">
                <text:p>par_jacobi_ff.cpp (FastFlow)</text:p>
                <draw:g>
                  <svg:desc>Sheet1.X59:Sheet1.X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1053165812807">
                <text:p>0.781053165812807</text:p>
                <draw:g>
                  <svg:desc>Sheet1.V60:Sheet1.V91</svg:desc>
                </draw:g>
              </table:table-cell>
              <table:table-cell office:value-type="float" office:value="0.727234575615966">
                <text:p>0.727234575615966</text:p>
                <draw:g>
                  <svg:desc>Sheet1.W60:Sheet1.W91</svg:desc>
                </draw:g>
              </table:table-cell>
              <table:table-cell office:value-type="float" office:value="0.756564044481054">
                <text:p>0.756564044481054</text:p>
                <draw:g>
                  <svg:desc>Sheet1.X60:Sheet1.X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2306584247035">
                <text:p>0.582306584247035</text:p>
              </table:table-cell>
              <table:table-cell office:value-type="float" office:value="0.419427798496604">
                <text:p>0.419427798496604</text:p>
              </table:table-cell>
              <table:table-cell office:value-type="float" office:value="0.587170658330787">
                <text:p>0.587170658330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0400329889453">
                <text:p>0.470400329889453</text:p>
              </table:table-cell>
              <table:table-cell office:value-type="float" office:value="0.422301614669966">
                <text:p>0.422301614669966</text:p>
              </table:table-cell>
              <table:table-cell office:value-type="float" office:value="0.405486538074494">
                <text:p>0.405486538074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9555606198724">
                <text:p>0.379555606198724</text:p>
              </table:table-cell>
              <table:table-cell office:value-type="float" office:value="0.376785717876684">
                <text:p>0.376785717876684</text:p>
              </table:table-cell>
              <table:table-cell office:value-type="float" office:value="0.477478014122946">
                <text:p>0.477478014122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0391674195283">
                <text:p>0.380391674195283</text:p>
              </table:table-cell>
              <table:table-cell office:value-type="float" office:value="0.372469703031313">
                <text:p>0.372469703031313</text:p>
              </table:table-cell>
              <table:table-cell office:value-type="float" office:value="0.392142453511369">
                <text:p>0.392142453511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7328059882912">
                <text:p>0.387328059882912</text:p>
              </table:table-cell>
              <table:table-cell office:value-type="float" office:value="0.339331750477436">
                <text:p>0.339331750477436</text:p>
              </table:table-cell>
              <table:table-cell office:value-type="float" office:value="0.426915899668821">
                <text:p>0.426915899668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1714696377238">
                <text:p>0.371714696377238</text:p>
              </table:table-cell>
              <table:table-cell office:value-type="float" office:value="0.398515676719015">
                <text:p>0.398515676719015</text:p>
              </table:table-cell>
              <table:table-cell office:value-type="float" office:value="0.367424782808844">
                <text:p>0.367424782808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9087170719864">
                <text:p>0.379087170719864</text:p>
              </table:table-cell>
              <table:table-cell office:value-type="float" office:value="0.3527916117492">
                <text:p>0.3527916117492</text:p>
              </table:table-cell>
              <table:table-cell office:value-type="float" office:value="0.395457207682566">
                <text:p>0.395457207682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6467021070605">
                <text:p>0.366467021070605</text:p>
              </table:table-cell>
              <table:table-cell office:value-type="float" office:value="0.359451549827125">
                <text:p>0.359451549827125</text:p>
              </table:table-cell>
              <table:table-cell office:value-type="float" office:value="0.370057903133346">
                <text:p>0.3700579031333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259342642684">
                <text:p>0.352259342642684</text:p>
              </table:table-cell>
              <table:table-cell office:value-type="float" office:value="0.414040074248401">
                <text:p>0.414040074248401</text:p>
              </table:table-cell>
              <table:table-cell office:value-type="float" office:value="0.384389184365336">
                <text:p>0.384389184365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3036929502186">
                <text:p>0.363036929502186</text:p>
              </table:table-cell>
              <table:table-cell office:value-type="float" office:value="0.370400453492774">
                <text:p>0.370400453492774</text:p>
              </table:table-cell>
              <table:table-cell office:value-type="float" office:value="0.359546392425194">
                <text:p>0.359546392425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5384334121171">
                <text:p>0.365384334121171</text:p>
              </table:table-cell>
              <table:table-cell office:value-type="float" office:value="0.338874224107995">
                <text:p>0.338874224107995</text:p>
              </table:table-cell>
              <table:table-cell office:value-type="float" office:value="0.377149003623188">
                <text:p>0.377149003623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7139351300762">
                <text:p>0.357139351300762</text:p>
              </table:table-cell>
              <table:table-cell office:value-type="float" office:value="0.32549261196062">
                <text:p>0.32549261196062</text:p>
              </table:table-cell>
              <table:table-cell office:value-type="float" office:value="0.34369196100605">
                <text:p>0.34369196100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3156671083458">
                <text:p>0.353156671083458</text:p>
              </table:table-cell>
              <table:table-cell office:value-type="float" office:value="0.297797720039257">
                <text:p>0.297797720039257</text:p>
              </table:table-cell>
              <table:table-cell office:value-type="float" office:value="0.356814593839028">
                <text:p>0.356814593839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6924081043174">
                <text:p>0.346924081043174</text:p>
              </table:table-cell>
              <table:table-cell office:value-type="float" office:value="0.263603365955314">
                <text:p>0.263603365955314</text:p>
              </table:table-cell>
              <table:table-cell office:value-type="float" office:value="0.343520409215601">
                <text:p>0.343520409215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1840173761886">
                <text:p>0.321840173761886</text:p>
              </table:table-cell>
              <table:table-cell office:value-type="float" office:value="0.287134085977344">
                <text:p>0.287134085977344</text:p>
              </table:table-cell>
              <table:table-cell office:value-type="float" office:value="0.341714677302869">
                <text:p>0.341714677302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191917062557">
                <text:p>0.33191917062557</text:p>
              </table:table-cell>
              <table:table-cell office:value-type="float" office:value="0.291635245088311">
                <text:p>0.291635245088311</text:p>
              </table:table-cell>
              <table:table-cell office:value-type="float" office:value="0.288573317449304">
                <text:p>0.288573317449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004275653924">
                <text:p>0.308004275653924</text:p>
              </table:table-cell>
              <table:table-cell office:value-type="float" office:value="0.258820622478601">
                <text:p>0.258820622478601</text:p>
              </table:table-cell>
              <table:table-cell office:value-type="float" office:value="0.300960259635123">
                <text:p>0.300960259635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6942954157208">
                <text:p>0.276942954157208</text:p>
              </table:table-cell>
              <table:table-cell office:value-type="float" office:value="0.273346516728043">
                <text:p>0.273346516728043</text:p>
              </table:table-cell>
              <table:table-cell office:value-type="float" office:value="0.320590825736735">
                <text:p>0.320590825736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437784712959">
                <text:p>0.31437784712959</text:p>
              </table:table-cell>
              <table:table-cell office:value-type="float" office:value="0.250595333627573">
                <text:p>0.250595333627573</text:p>
              </table:table-cell>
              <table:table-cell office:value-type="float" office:value="0.269314702753982">
                <text:p>0.269314702753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1505787331959">
                <text:p>0.321505787331959</text:p>
              </table:table-cell>
              <table:table-cell office:value-type="float" office:value="0.244905311533779">
                <text:p>0.244905311533779</text:p>
              </table:table-cell>
              <table:table-cell office:value-type="float" office:value="0.301473800312306">
                <text:p>0.301473800312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2926763612436">
                <text:p>0.302926763612436</text:p>
              </table:table-cell>
              <table:table-cell office:value-type="float" office:value="0.244058035670673">
                <text:p>0.244058035670673</text:p>
              </table:table-cell>
              <table:table-cell office:value-type="float" office:value="0.31792411770994">
                <text:p>0.31792411770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6630136940003">
                <text:p>0.316630136940003</text:p>
              </table:table-cell>
              <table:table-cell office:value-type="float" office:value="0.217892957579412">
                <text:p>0.217892957579412</text:p>
              </table:table-cell>
              <table:table-cell office:value-type="float" office:value="0.305035046833575">
                <text:p>0.305035046833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9603165085243">
                <text:p>0.299603165085243</text:p>
              </table:table-cell>
              <table:table-cell office:value-type="float" office:value="0.210510283530173">
                <text:p>0.210510283530173</text:p>
              </table:table-cell>
              <table:table-cell office:value-type="float" office:value="0.219235730834035">
                <text:p>0.219235730834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106169095273">
                <text:p>0.30106169095273</text:p>
              </table:table-cell>
              <table:table-cell office:value-type="float" office:value="0.226161366979744">
                <text:p>0.226161366979744</text:p>
              </table:table-cell>
              <table:table-cell office:value-type="float" office:value="0.213594340025934">
                <text:p>0.213594340025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1968808167189">
                <text:p>0.291968808167189</text:p>
              </table:table-cell>
              <table:table-cell office:value-type="float" office:value="0.220544199150275">
                <text:p>0.220544199150275</text:p>
              </table:table-cell>
              <table:table-cell office:value-type="float" office:value="0.196401093285675">
                <text:p>0.196401093285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6577689653226">
                <text:p>0.276577689653226</text:p>
              </table:table-cell>
              <table:table-cell office:value-type="float" office:value="0.1959824244307">
                <text:p>0.1959824244307</text:p>
              </table:table-cell>
              <table:table-cell office:value-type="float" office:value="0.186746366525162">
                <text:p>0.186746366525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042515026364">
                <text:p>0.271042515026364</text:p>
              </table:table-cell>
              <table:table-cell office:value-type="float" office:value="0.175620213311388">
                <text:p>0.175620213311388</text:p>
              </table:table-cell>
              <table:table-cell office:value-type="float" office:value="0.192072242507991">
                <text:p>0.192072242507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5872209194626">
                <text:p>0.235872209194626</text:p>
              </table:table-cell>
              <table:table-cell office:value-type="float" office:value="0.191554821850837">
                <text:p>0.191554821850837</text:p>
              </table:table-cell>
              <table:table-cell office:value-type="float" office:value="0.209730331305813">
                <text:p>0.209730331305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0713503021195">
                <text:p>0.260713503021195</text:p>
              </table:table-cell>
              <table:table-cell office:value-type="float" office:value="0.184906519229061">
                <text:p>0.184906519229061</text:p>
              </table:table-cell>
              <table:table-cell office:value-type="float" office:value="0.203434362352711">
                <text:p>0.203434362352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62939069383">
                <text:p>0.2162939069383</text:p>
              </table:table-cell>
              <table:table-cell office:value-type="float" office:value="0.148112894332754">
                <text:p>0.148112894332754</text:p>
              </table:table-cell>
              <table:table-cell office:value-type="float" office:value="0.208759759450268">
                <text:p>0.208759759450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6668083231572">
                <text:p>0.216668083231572</text:p>
              </table:table-cell>
              <table:table-cell office:value-type="float" office:value="0.122410015705684">
                <text:p>0.122410015705684</text:p>
              </table:table-cell>
              <table:table-cell office:value-type="float" office:value="0.203922901865009">
                <text:p>0.20392290186500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